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808080" style:font-name="Consolas" style:font-name-asian="Consolas" style:font-name-complex="Consolas" style:font-family-generic="modern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14.313958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13.6525cm"/>
    </style:style>
    <style:style style:name="co7" style:family="table-column">
      <style:table-column-properties fo:break-before="auto" style:column-width="14.208125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2.6470833333333cm"/>
    </style:style>
    <style:style style:name="co10" style:family="table-column">
      <style:table-column-properties fo:break-before="auto" style:column-width="13.6260416666667cm"/>
    </style:style>
    <style:style style:name="co11" style:family="table-column">
      <style:table-column-properties fo:break-before="auto" style:column-width="9.18104166666667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1.21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001" table:style-name="ce5">
            <text:p>1001</text:p>
          </table:table-cell>
          <table:table-cell office:value-type="string" table:style-name="ce1">
            <text:p>/wiki/A*_search_algorithm</text:p>
          </table:table-cell>
          <table:table-cell table:number-columns-repeated="16382"/>
        </table:table-row>
        <table:table-row table:style-name="ro1">
          <table:table-cell office:value-type="float" office:value="1002" table:style-name="ce5">
            <text:p>1002</text:p>
          </table:table-cell>
          <table:table-cell office:value-type="string" table:style-name="ce1">
            <text:p>/wiki/Abbreviations,_automatic</text:p>
          </table:table-cell>
          <table:table-cell table:number-columns-repeated="16382"/>
        </table:table-row>
        <table:table-row table:style-name="ro1">
          <table:table-cell office:value-type="float" office:value="1003" table:style-name="ce5">
            <text:p>1003</text:p>
          </table:table-cell>
          <table:table-cell office:value-type="string" table:style-name="ce1">
            <text:p>/wiki/Abbreviations,_easy</text:p>
          </table:table-cell>
          <table:table-cell table:number-columns-repeated="16382"/>
        </table:table-row>
        <table:table-row table:style-name="ro1">
          <table:table-cell office:value-type="float" office:value="1004" table:style-name="ce5">
            <text:p>1004</text:p>
          </table:table-cell>
          <table:table-cell office:value-type="string" table:style-name="ce6">
            <text:p>/wiki/Abbreviations,_simple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1005" table:style-name="ce5">
            <text:p>1005</text:p>
          </table:table-cell>
          <table:table-cell office:value-type="string" table:style-name="ce1">
            <text:p>/wiki/Addition_chains</text:p>
          </table:table-cell>
          <table:table-cell table:number-columns-repeated="16382"/>
        </table:table-row>
        <table:table-row table:style-name="ro1">
          <table:table-cell office:value-type="float" office:value="1006" table:style-name="ce5">
            <text:p>1006</text:p>
          </table:table-cell>
          <table:table-cell office:value-type="string" table:style-name="ce1">
            <text:p>/wiki/Addition-chain_exponentiation</text:p>
          </table:table-cell>
          <table:table-cell table:number-columns-repeated="16382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/wiki/Amb</text:p>
          </table:table-cell>
          <table:table-cell table:number-columns-repeated="16382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2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/wiki/Arena_storage_pool</text:p>
          </table:table-cell>
          <table:table-cell table:number-columns-repeated="16382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1007" table:style-name="ce5">
            <text:p>1007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2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1008" table:style-name="ce5">
            <text:p>1008</text:p>
          </table:table-cell>
          <table:table-cell office:value-type="string" table:style-name="ce1">
            <text:p>/wiki/ASCII_art_diagram_converter</text:p>
          </table:table-cell>
          <table:table-cell table:number-columns-repeated="16382"/>
        </table:table-row>
        <table:table-row table:style-name="ro1">
          <table:table-cell office:value-type="float" office:value="1009" table:style-name="ce5">
            <text:p>1009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1010" table:style-name="ce5">
            <text:p>1010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1011" table:style-name="ce5">
            <text:p>1011</text:p>
          </table:table-cell>
          <table:table-cell office:value-type="string" table:style-name="ce1">
            <text:p>/wiki/Audio_frequency_generator</text:p>
          </table:table-cell>
          <table:table-cell table:number-columns-repeated="16382"/>
        </table:table-row>
        <table:table-row table:style-name="ro1">
          <table:table-cell office:value-type="float" office:value="1012" table:style-name="ce5">
            <text:p>1012</text:p>
          </table:table-cell>
          <table:table-cell office:value-type="string" table:style-name="ce1">
            <text:p>/wiki/Audio_Overlap_Loop</text:p>
          </table:table-cell>
          <table:table-cell table:number-columns-repeated="16382"/>
        </table:table-row>
        <table:table-row table:style-name="ro1">
          <table:table-cell office:value-type="float" office:value="1013" table:style-name="ce5">
            <text:p>1013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1014" table:style-name="ce5">
            <text:p>1014</text:p>
          </table:table-cell>
          <table:table-cell office:value-type="string" table:style-name="ce1">
            <text:p>/wiki/Bacon_cipher</text:p>
          </table:table-cell>
          <table:table-cell table:number-columns-repeated="16382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1015" table:style-name="ce5">
            <text:p>1015</text:p>
          </table:table-cell>
          <table:table-cell office:value-type="string" table:style-name="ce1">
            <text:p>/wiki/Banker%27s_algorithm</text:p>
          </table:table-cell>
          <table:table-cell table:number-columns-repeated="16382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1016" table:style-name="ce5">
            <text:p>1016</text:p>
          </table:table-cell>
          <table:table-cell office:value-type="string" table:style-name="ce1">
            <text:p>/wiki/Base58Check_encoding</text:p>
          </table:table-cell>
          <table:table-cell table:number-columns-repeated="16382"/>
        </table:table-row>
        <table:table-row table:style-name="ro1">
          <table:table-cell office:value-type="float" office:value="1017" table:style-name="ce5">
            <text:p>1017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1018" table:style-name="ce5">
            <text:p>1018</text:p>
          </table:table-cell>
          <table:table-cell office:value-type="string" table:style-name="ce1">
            <text:p>/wiki/Bilinear_interpolation</text:p>
          </table:table-cell>
          <table:table-cell table:number-columns-repeated="16382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1019" table:style-name="ce5">
            <text:p>1019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2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2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2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2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2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2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2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2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1020" table:style-name="ce5">
            <text:p>1020</text:p>
          </table:table-cell>
          <table:table-cell office:value-type="string" table:style-name="ce1">
            <text:p>/wiki/Black_Box</text:p>
          </table:table-cell>
          <table:table-cell table:number-columns-repeated="16382"/>
        </table:table-row>
        <table:table-row table:style-name="ro1">
          <table:table-cell office:value-type="float" office:value="1021" table:style-name="ce5">
            <text:p>1021</text:p>
          </table:table-cell>
          <table:table-cell office:value-type="string" table:style-name="ce1">
            <text:p>/wiki/Blackjack_strategy</text:p>
          </table:table-cell>
          <table:table-cell table:number-columns-repeated="16382"/>
        </table:table-row>
        <table:table-row table:style-name="ro1">
          <table:table-cell office:value-type="float" office:value="1022" table:style-name="ce5">
            <text:p>1022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/wiki/Bulls_and_cows/Player</text:p>
          </table:table-cell>
          <table:table-cell table:number-columns-repeated="16382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2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2"/>
        </table:table-row>
        <table:table-row table:style-name="ro1">
          <table:table-cell office:value-type="float" office:value="1023" table:style-name="ce5">
            <text:p>1023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2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2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024" table:style-name="ce5">
            <text:p>1024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1025" table:style-name="ce5">
            <text:p>1025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2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1">
            <text:p>/wiki/Check_Machin-like_formulas</text:p>
          </table:table-cell>
          <table:table-cell table:number-columns-repeated="16382"/>
        </table:table-row>
        <table:table-row table:style-name="ro1">
          <table:table-cell office:value-type="float" office:value="1026" table:style-name="ce5">
            <text:p>1026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2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027" table:style-name="ce5">
            <text:p>1027</text:p>
          </table:table-cell>
          <table:table-cell office:value-type="string" table:style-name="ce1">
            <text:p>/wiki/Chess_player</text:p>
          </table:table-cell>
          <table:table-cell table:number-columns-repeated="16382"/>
        </table:table-row>
        <table:table-row table:style-name="ro1">
          <table:table-cell office:value-type="float" office:value="1028" table:style-name="ce5">
            <text:p>1028</text:p>
          </table:table-cell>
          <table:table-cell office:value-type="string" table:style-name="ce1">
            <text:p>/wiki/Chess_player/Move_generation</text:p>
          </table:table-cell>
          <table:table-cell table:number-columns-repeated="16382"/>
        </table:table-row>
        <table:table-row table:style-name="ro1">
          <table:table-cell office:value-type="float" office:value="1029" table:style-name="ce5">
            <text:p>10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2"/>
        </table:table-row>
        <table:table-row table:style-name="ro1">
          <table:table-cell office:value-type="float" office:value="1030" table:style-name="ce5">
            <text:p>10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2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031" table:style-name="ce5">
            <text:p>1031</text:p>
          </table:table-cell>
          <table:table-cell office:value-type="string" table:style-name="ce1">
            <text:p>/wiki/Cipolla%27s_algorithm</text:p>
          </table:table-cell>
          <table:table-cell table:number-columns-repeated="16382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2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032" table:style-name="ce5">
            <text:p>1032</text:p>
          </table:table-cell>
          <table:table-cell office:value-type="string" table:style-name="ce1">
            <text:p>/wiki/Code_segment_unload</text:p>
          </table:table-cell>
          <table:table-cell table:number-columns-repeated="16382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1">
            <text:p>/wiki/Color_quantization</text:p>
          </table:table-cell>
          <table:table-cell table:number-columns-repeated="16382"/>
        </table:table-row>
        <table:table-row table:style-name="ro1">
          <table:table-cell office:value-type="float" office:value="1033" table:style-name="ce5">
            <text:p>1033</text:p>
          </table:table-cell>
          <table:table-cell office:value-type="string" table:style-name="ce1">
            <text:p>/wiki/Color_wheel</text:p>
          </table:table-cell>
          <table:table-cell table:number-columns-repeated="16382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2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1">
            <text:p>/wiki/Combinations_and_permutations</text:p>
          </table:table-cell>
          <table:table-cell table:number-columns-repeated="16382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034" table:style-name="ce5">
            <text:p>10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2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2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2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2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2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2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2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1">
            <text:p>/wiki/Compile-time_calculation</text:p>
          </table:table-cell>
          <table:table-cell table:number-columns-repeated="16382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1">
            <text:p>/wiki/Conjugate_transpose</text:p>
          </table:table-cell>
          <table:table-cell table:number-columns-repeated="16382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1035" table:style-name="ce5">
            <text:p>10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2"/>
        </table:table-row>
        <table:table-row table:style-name="ro1">
          <table:table-cell office:value-type="float" office:value="1036" table:style-name="ce5">
            <text:p>10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2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037" table:style-name="ce5">
            <text:p>1037</text:p>
          </table:table-cell>
          <table:table-cell office:value-type="string" table:style-name="ce1">
            <text:p>/wiki/Convex_hull</text:p>
          </table:table-cell>
          <table:table-cell table:number-columns-repeated="16382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1">
            <text:p>/wiki/Cramer%27s_rule</text:p>
          </table:table-cell>
          <table:table-cell table:number-columns-repeated="16382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1">
            <text:p>/wiki/Create_a_file_on_magnetic_tape</text:p>
          </table:table-cell>
          <table:table-cell table:number-columns-repeated="16382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038" table:style-name="ce5">
            <text:p>10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2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2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039" table:style-name="ce5">
            <text:p>1039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040" table:style-name="ce5">
            <text:p>1040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1041" table:style-name="ce5">
            <text:p>1041</text:p>
          </table:table-cell>
          <table:table-cell office:value-type="string" table:style-name="ce1">
            <text:p>/wiki/Damm_algorithm</text:p>
          </table:table-cell>
          <table:table-cell table:number-columns-repeated="16382"/>
        </table:table-row>
        <table:table-row table:style-name="ro1">
          <table:table-cell office:value-type="float" office:value="1042" table:style-name="ce5">
            <text:p>1042</text:p>
          </table:table-cell>
          <table:table-cell office:value-type="string" table:style-name="ce1">
            <text:p>/wiki/Data_Encryption_Standard</text:p>
          </table:table-cell>
          <table:table-cell table:number-columns-repeated="16382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043" table:style-name="ce5">
            <text:p>10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2"/>
        </table:table-row>
        <table:table-row table:style-name="ro1">
          <table:table-cell office:value-type="float" office:value="1044" table:style-name="ce5">
            <text:p>1044</text:p>
          </table:table-cell>
          <table:table-cell office:value-type="string" table:style-name="ce1">
            <text:p>/wiki/Decision_tables</text:p>
          </table:table-cell>
          <table:table-cell table:number-columns-repeated="16382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2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1">
            <text:p>/wiki/Deepcopy</text:p>
          </table:table-cell>
          <table:table-cell table:number-columns-repeated="16382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045" table:style-name="ce5">
            <text:p>1045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1">
            <text:p>/wiki/Department_Numbers</text:p>
          </table:table-cell>
          <table:table-cell table:number-columns-repeated="16382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046" table:style-name="ce5">
            <text:p>10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2"/>
        </table:table-row>
        <table:table-row table:style-name="ro1">
          <table:table-cell office:value-type="float" office:value="1047" table:style-name="ce5">
            <text:p>1047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048" table:style-name="ce5">
            <text:p>1048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049" table:style-name="ce5">
            <text:p>1049</text:p>
          </table:table-cell>
          <table:table-cell office:value-type="string" table:style-name="ce1">
            <text:p>/wiki/Display_a_linear_combination</text:p>
          </table:table-cell>
          <table:table-cell table:number-columns-repeated="16382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1">
            <text:p>/wiki/Distributed_programming</text:p>
          </table:table-cell>
          <table:table-cell table:number-columns-repeated="16382"/>
        </table:table-row>
        <table:table-row table:style-name="ro1">
          <table:table-cell office:value-type="float" office:value="1050" table:style-name="ce5">
            <text:p>1050</text:p>
          </table:table-cell>
          <table:table-cell office:value-type="string" table:style-name="ce1">
            <text:p>/wiki/Diversity_prediction_theorem</text:p>
          </table:table-cell>
          <table:table-cell table:number-columns-repeated="16382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1">
            <text:p>/wiki/Doubly-linked_list/Definition</text:p>
          </table:table-cell>
          <table:table-cell table:number-columns-repeated="16382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1051" table:style-name="ce5">
            <text:p>1051</text:p>
          </table:table-cell>
          <table:table-cell office:value-type="string" table:style-name="ce1">
            <text:p>/wiki/Eertree</text:p>
          </table:table-cell>
          <table:table-cell table:number-columns-repeated="16382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2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1052" table:style-name="ce5">
            <text:p>10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2"/>
        </table:table-row>
        <table:table-row table:style-name="ro1">
          <table:table-cell office:value-type="float" office:value="1053" table:style-name="ce5">
            <text:p>10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2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1054" table:style-name="ce5">
            <text:p>1054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1">
            <text:p>/wiki/Entropy/Narcissist</text:p>
          </table:table-cell>
          <table:table-cell table:number-columns-repeated="16382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1">
            <text:p>/wiki/Events</text:p>
          </table:table-cell>
          <table:table-cell table:number-columns-repeated="16382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2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2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1">
            <text:p>/wiki/Extensible_prime_generator</text:p>
          </table:table-cell>
          <table:table-cell table:number-columns-repeated="16382"/>
        </table:table-row>
        <table:table-row table:style-name="ro1">
          <table:table-cell office:value-type="float" office:value="1055" table:style-name="ce5">
            <text:p>1055</text:p>
          </table:table-cell>
          <table:table-cell office:value-type="string" table:style-name="ce1">
            <text:p>/wiki/External_sort</text:p>
          </table:table-cell>
          <table:table-cell table:number-columns-repeated="16382"/>
        </table:table-row>
        <table:table-row table:style-name="ro1">
          <table:table-cell office:value-type="float" office:value="1056" table:style-name="ce5">
            <text:p>1056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1057" table:style-name="ce5">
            <text:p>1057</text:p>
          </table:table-cell>
          <table:table-cell office:value-type="string" table:style-name="ce1">
            <text:p>/wiki/Faulhaber%27s_formula</text:p>
          </table:table-cell>
          <table:table-cell table:number-columns-repeated="16382"/>
        </table:table-row>
        <table:table-row table:style-name="ro1">
          <table:table-cell office:value-type="float" office:value="1058" table:style-name="ce5">
            <text:p>1058</text:p>
          </table:table-cell>
          <table:table-cell office:value-type="string" table:style-name="ce1">
            <text:p>/wiki/Faulhaber%27s_triangle</text:p>
          </table:table-cell>
          <table:table-cell table:number-columns-repeated="16382"/>
        </table:table-row>
        <table:table-row table:style-name="ro1">
          <table:table-cell office:value-type="float" office:value="1059" table:style-name="ce5">
            <text:p>1059</text:p>
          </table:table-cell>
          <table:table-cell office:value-type="string" table:style-name="ce1">
            <text:p>/wiki/Fibonacci_heap</text:p>
          </table:table-cell>
          <table:table-cell table:number-columns-repeated="16382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1060" table:style-name="ce5">
            <text:p>1060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1061" table:style-name="ce5">
            <text:p>1061</text:p>
          </table:table-cell>
          <table:table-cell office:value-type="string" table:style-name="ce1">
            <text:p>/wiki/File_size_distribution</text:p>
          </table:table-cell>
          <table:table-cell table:number-columns-repeated="16382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1062" table:style-name="ce5">
            <text:p>1062</text:p>
          </table:table-cell>
          <table:table-cell office:value-type="string" table:style-name="ce1">
            <text:p>/wiki/Find_duplicate_files</text:p>
          </table:table-cell>
          <table:table-cell table:number-columns-repeated="16382"/>
        </table:table-row>
        <table:table-row table:style-name="ro1">
          <table:table-cell office:value-type="float" office:value="1063" table:style-name="ce5">
            <text:p>1063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1064" table:style-name="ce5">
            <text:p>1064</text:p>
          </table:table-cell>
          <table:table-cell office:value-type="string" table:style-name="ce1">
            <text:p>/wiki/Find_URI_in_text</text:p>
          </table:table-cell>
          <table:table-cell table:number-columns-repeated="16382"/>
        </table:table-row>
        <table:table-row table:style-name="ro1">
          <table:table-cell office:value-type="float" office:value="1065" table:style-name="ce5">
            <text:p>1065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2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1066" table:style-name="ce5">
            <text:p>1066</text:p>
          </table:table-cell>
          <table:table-cell office:value-type="string" table:style-name="ce1">
            <text:p>/wiki/Four_is_magic</text:p>
          </table:table-cell>
          <table:table-cell table:number-columns-repeated="16382"/>
        </table:table-row>
        <table:table-row table:style-name="ro1">
          <table:table-cell office:value-type="float" office:value="1067" table:style-name="ce5">
            <text:p>10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2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1068" table:style-name="ce5">
            <text:p>1068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1069" table:style-name="ce5">
            <text:p>1069</text:p>
          </table:table-cell>
          <table:table-cell office:value-type="string" table:style-name="ce1">
            <text:p>/wiki/French_Republican_calendar</text:p>
          </table:table-cell>
          <table:table-cell table:number-columns-repeated="16382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1">
            <text:p>/wiki/Function_frequency</text:p>
          </table:table-cell>
          <table:table-cell table:number-columns-repeated="16382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1">
            <text:p>/wiki/Function_prototype</text:p>
          </table:table-cell>
          <table:table-cell table:number-columns-repeated="16382"/>
        </table:table-row>
        <table:table-row table:style-name="ro1">
          <table:table-cell office:value-type="float" office:value="1070" table:style-name="ce5">
            <text:p>1070</text:p>
          </table:table-cell>
          <table:table-cell office:value-type="string" table:style-name="ce1">
            <text:p>/wiki/Functional_coverage_tree</text:p>
          </table:table-cell>
          <table:table-cell table:number-columns-repeated="16382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1">
            <text:p>/wiki/Gaussian_elimination</text:p>
          </table:table-cell>
          <table:table-cell table:number-columns-repeated="16382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1071" table:style-name="ce5">
            <text:p>10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2"/>
        </table:table-row>
        <table:table-row table:style-name="ro1">
          <table:table-cell office:value-type="float" office:value="1072" table:style-name="ce5">
            <text:p>10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2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1073" table:style-name="ce5">
            <text:p>1073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1074" table:style-name="ce5">
            <text:p>1074</text:p>
          </table:table-cell>
          <table:table-cell office:value-type="string" table:style-name="ce1">
            <text:p>/wiki/Geometric_algebra</text:p>
          </table:table-cell>
          <table:table-cell table:number-columns-repeated="16382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1075" table:style-name="ce5">
            <text:p>1075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1076" table:style-name="ce5">
            <text:p>1076</text:p>
          </table:table-cell>
          <table:table-cell office:value-type="string" table:style-name="ce1">
            <text:p>/wiki/Hexapawn</text:p>
          </table:table-cell>
          <table:table-cell table:number-columns-repeated="16382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1">
            <text:p>/wiki/HTTPS/Authenticated</text:p>
          </table:table-cell>
          <table:table-cell table:number-columns-repeated="16382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2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1077" table:style-name="ce5">
            <text:p>1077</text:p>
          </table:table-cell>
          <table:table-cell office:value-type="string" table:style-name="ce1">
            <text:p>/wiki/I.Q._Puzzle</text:p>
          </table:table-cell>
          <table:table-cell table:number-columns-repeated="16382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1078" table:style-name="ce5">
            <text:p>1078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1079" table:style-name="ce5">
            <text:p>1079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1080" table:style-name="ce5">
            <text:p>1080</text:p>
          </table:table-cell>
          <table:table-cell office:value-type="string" table:style-name="ce1">
            <text:p>/wiki/Imaginary_base_numbers</text:p>
          </table:table-cell>
          <table:table-cell table:number-columns-repeated="16382"/>
        </table:table-row>
        <table:table-row table:style-name="ro1">
          <table:table-cell office:value-type="float" office:value="1081" table:style-name="ce5">
            <text:p>1081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1082" table:style-name="ce5">
            <text:p>1082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1083" table:style-name="ce5">
            <text:p>1083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1084" table:style-name="ce5">
            <text:p>1084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1085" table:style-name="ce5">
            <text:p>1085</text:p>
          </table:table-cell>
          <table:table-cell office:value-type="string" table:style-name="ce1">
            <text:p>/wiki/Integer_roots</text:p>
          </table:table-cell>
          <table:table-cell table:number-columns-repeated="16382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1086" table:style-name="ce5">
            <text:p>1086</text:p>
          </table:table-cell>
          <table:table-cell office:value-type="string" table:style-name="ce1">
            <text:p>/wiki/IPC_via_named_pipe</text:p>
          </table:table-cell>
          <table:table-cell table:number-columns-repeated="16382"/>
        </table:table-row>
        <table:table-row table:style-name="ro1">
          <table:table-cell office:value-type="float" office:value="1087" table:style-name="ce5">
            <text:p>1087</text:p>
          </table:table-cell>
          <table:table-cell office:value-type="string" table:style-name="ce1">
            <text:p>/wiki/IRC_gateway</text:p>
          </table:table-cell>
          <table:table-cell table:number-columns-repeated="16382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2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1088" table:style-name="ce5">
            <text:p>10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2"/>
        </table:table-row>
        <table:table-row table:style-name="ro1">
          <table:table-cell office:value-type="float" office:value="1089" table:style-name="ce5">
            <text:p>1089</text:p>
          </table:table-cell>
          <table:table-cell office:value-type="string" table:style-name="ce1">
            <text:p>/wiki/Kahan_summation</text:p>
          </table:table-cell>
          <table:table-cell table:number-columns-repeated="16382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1">
            <text:p>/wiki/K-d_tree</text:p>
          </table:table-cell>
          <table:table-cell table:number-columns-repeated="16382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2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2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1">
            <text:p>/wiki/K-means%2B%2B_clustering</text:p>
          </table:table-cell>
          <table:table-cell table:number-columns-repeated="16382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1090" table:style-name="ce5">
            <text:p>1090</text:p>
          </table:table-cell>
          <table:table-cell office:value-type="string" table:style-name="ce1">
            <text:p>/wiki/Knuth%27s_power_tree</text:p>
          </table:table-cell>
          <table:table-cell table:number-columns-repeated="16382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1091" table:style-name="ce5">
            <text:p>1091</text:p>
          </table:table-cell>
          <table:table-cell office:value-type="string" table:style-name="ce1">
            <text:p>/wiki/Kosaraju</text:p>
          </table:table-cell>
          <table:table-cell table:number-columns-repeated="16382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1">
            <text:p>/wiki/Kronecker_product</text:p>
          </table:table-cell>
          <table:table-cell table:number-columns-repeated="16382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2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1092" table:style-name="ce5">
            <text:p>10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2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1093" table:style-name="ce5">
            <text:p>1093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1094" table:style-name="ce5">
            <text:p>1094</text:p>
          </table:table-cell>
          <table:table-cell office:value-type="string" table:style-name="ce1">
            <text:p>/wiki/Linux_CPU_utilization</text:p>
          </table:table-cell>
          <table:table-cell table:number-columns-repeated="16382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1095" table:style-name="ce5">
            <text:p>1095</text:p>
          </table:table-cell>
          <table:table-cell office:value-type="string" table:style-name="ce1">
            <text:p>/wiki/List_rooted_trees</text:p>
          </table:table-cell>
          <table:table-cell table:number-columns-repeated="16382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1096" table:style-name="ce5">
            <text:p>1096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1097" table:style-name="ce5">
            <text:p>1097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2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2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1">
            <text:p>/wiki/Main_step_of_GOST_28147-89</text:p>
          </table:table-cell>
          <table:table-cell table:number-columns-repeated="16382"/>
        </table:table-row>
        <table:table-row table:style-name="ro1">
          <table:table-cell office:value-type="float" office:value="1098" table:style-name="ce5">
            <text:p>1098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1099" table:style-name="ce5">
            <text:p>1099</text:p>
          </table:table-cell>
          <table:table-cell office:value-type="string" table:style-name="ce1">
            <text:p>/wiki/Markov_chain_text_generator</text:p>
          </table:table-cell>
          <table:table-cell table:number-columns-repeated="16382"/>
        </table:table-row>
        <table:table-row table:style-name="ro1">
          <table:table-cell office:value-type="float" office:value="1100" table:style-name="ce5">
            <text:p>1100</text:p>
          </table:table-cell>
          <table:table-cell office:value-type="string" table:style-name="ce1">
            <text:p>/wiki/Mastermind</text:p>
          </table:table-cell>
          <table:table-cell table:number-columns-repeated="16382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2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1">
            <text:p>/wiki/Median_filter</text:p>
          </table:table-cell>
          <table:table-cell table:number-columns-repeated="16382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2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1101" table:style-name="ce5">
            <text:p>1101</text:p>
          </table:table-cell>
          <table:table-cell office:value-type="string" table:style-name="ce1">
            <text:p>/wiki/Mersenne_primes</text:p>
          </table:table-cell>
          <table:table-cell table:number-columns-repeated="16382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2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1102" table:style-name="ce5">
            <text:p>1102</text:p>
          </table:table-cell>
          <table:table-cell office:value-type="string" table:style-name="ce1">
            <text:p>/wiki/Modular_arithmetic</text:p>
          </table:table-cell>
          <table:table-cell table:number-columns-repeated="16382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1103" table:style-name="ce5">
            <text:p>1103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1104" table:style-name="ce5">
            <text:p>1104</text:p>
          </table:table-cell>
          <table:table-cell office:value-type="string" table:style-name="ce1">
            <text:p>/wiki/Monads/List_monad</text:p>
          </table:table-cell>
          <table:table-cell table:number-columns-repeated="16382"/>
        </table:table-row>
        <table:table-row table:style-name="ro1">
          <table:table-cell office:value-type="float" office:value="1105" table:style-name="ce5">
            <text:p>1105</text:p>
          </table:table-cell>
          <table:table-cell office:value-type="string" table:style-name="ce1">
            <text:p>/wiki/Monads/Maybe_monad</text:p>
          </table:table-cell>
          <table:table-cell table:number-columns-repeated="16382"/>
        </table:table-row>
        <table:table-row table:style-name="ro1">
          <table:table-cell office:value-type="float" office:value="1106" table:style-name="ce5">
            <text:p>1106</text:p>
          </table:table-cell>
          <table:table-cell office:value-type="string" table:style-name="ce1">
            <text:p>/wiki/Monads/Writer_monad</text:p>
          </table:table-cell>
          <table:table-cell table:number-columns-repeated="16382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1107" table:style-name="ce5">
            <text:p>1107</text:p>
          </table:table-cell>
          <table:table-cell office:value-type="string" table:style-name="ce1">
            <text:p>/wiki/Montgomery_reduction</text:p>
          </table:table-cell>
          <table:table-cell table:number-columns-repeated="16382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1108" table:style-name="ce5">
            <text:p>1108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1109" table:style-name="ce5">
            <text:p>1109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1110" table:style-name="ce5">
            <text:p>1110</text:p>
          </table:table-cell>
          <table:table-cell office:value-type="string" table:style-name="ce1">
            <text:p>/wiki/Multi-dimensional_array</text:p>
          </table:table-cell>
          <table:table-cell table:number-columns-repeated="16382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1111" table:style-name="ce5">
            <text:p>1111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1">
            <text:p>/wiki/Multiple_regression</text:p>
          </table:table-cell>
          <table:table-cell table:number-columns-repeated="16382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1">
            <text:p>/wiki/Multiplicative_order</text:p>
          </table:table-cell>
          <table:table-cell table:number-columns-repeated="16382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1112" table:style-name="ce5">
            <text:p>1112</text:p>
          </table:table-cell>
          <table:table-cell office:value-type="string" table:style-name="ce1">
            <text:p>/wiki/Musical_scale</text:p>
          </table:table-cell>
          <table:table-cell table:number-columns-repeated="16382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1114" table:style-name="ce5">
            <text:p>1114</text:p>
          </table:table-cell>
          <table:table-cell office:value-type="string" table:style-name="ce1">
            <text:p>/wiki/Names_to_numbers</text:p>
          </table:table-cell>
          <table:table-cell table:number-columns-repeated="16382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2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1">
            <text:p>/wiki/Narcissist</text:p>
          </table:table-cell>
          <table:table-cell table:number-columns-repeated="16382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1115" table:style-name="ce5">
            <text:p>1115</text:p>
          </table:table-cell>
          <table:table-cell office:value-type="string" table:style-name="ce1">
            <text:p>/wiki/Native_shebang</text:p>
          </table:table-cell>
          <table:table-cell table:number-columns-repeated="16382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1">
            <text:p>/wiki/Natural_sorting</text:p>
          </table:table-cell>
          <table:table-cell table:number-columns-repeated="16382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1113" table:style-name="ce5">
            <text:p>1113</text:p>
          </table:table-cell>
          <table:table-cell office:value-type="string" table:style-name="ce1">
            <text:p>/wiki/N-body_problem</text:p>
          </table:table-cell>
          <table:table-cell table:number-columns-repeated="16382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1116" table:style-name="ce5">
            <text:p>1116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1117" table:style-name="ce5">
            <text:p>1117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2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1118" table:style-name="ce5">
            <text:p>1118</text:p>
          </table:table-cell>
          <table:table-cell office:value-type="string" table:style-name="ce1">
            <text:p>/wiki/One-time_pad</text:p>
          </table:table-cell>
          <table:table-cell table:number-columns-repeated="16382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1120" table:style-name="ce5">
            <text:p>1120</text:p>
          </table:table-cell>
          <table:table-cell office:value-type="string" table:style-name="ce1">
            <text:p>/wiki/OpenGL/Utah_Teapot</text:p>
          </table:table-cell>
          <table:table-cell table:number-columns-repeated="16382"/>
        </table:table-row>
        <table:table-row table:style-name="ro1">
          <table:table-cell office:value-type="float" office:value="1119" table:style-name="ce5">
            <text:p>1119</text:p>
          </table:table-cell>
          <table:table-cell office:value-type="string" table:style-name="ce1">
            <text:p>/wiki/OpenGL_Pixel_Shader</text:p>
          </table:table-cell>
          <table:table-cell table:number-columns-repeated="16382"/>
        </table:table-row>
        <table:table-row table:style-name="ro1">
          <table:table-cell office:value-type="float" office:value="1121" table:style-name="ce5">
            <text:p>1121</text:p>
          </table:table-cell>
          <table:table-cell office:value-type="string" table:style-name="ce1">
            <text:p>/wiki/OpenWebNet_Password</text:p>
          </table:table-cell>
          <table:table-cell table:number-columns-repeated="16382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1122" table:style-name="ce5">
            <text:p>1122</text:p>
          </table:table-cell>
          <table:table-cell office:value-type="string" table:style-name="ce1">
            <text:p>/wiki/Orbital_elements</text:p>
          </table:table-cell>
          <table:table-cell table:number-columns-repeated="16382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1124" table:style-name="ce5">
            <text:p>1124</text:p>
          </table:table-cell>
          <table:table-cell office:value-type="string" table:style-name="ce1">
            <text:p>/wiki/Parse_command-line_arguments</text:p>
          </table:table-cell>
          <table:table-cell table:number-columns-repeated="16382"/>
        </table:table-row>
        <table:table-row table:style-name="ro1">
          <table:table-cell office:value-type="float" office:value="1125" table:style-name="ce5">
            <text:p>1125</text:p>
          </table:table-cell>
          <table:table-cell office:value-type="string" table:style-name="ce1">
            <text:p>/wiki/Parse_EBNF</text:p>
          </table:table-cell>
          <table:table-cell table:number-columns-repeated="16382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1126" table:style-name="ce5">
            <text:p>1126</text:p>
          </table:table-cell>
          <table:table-cell office:value-type="string" table:style-name="ce1">
            <text:p>/wiki/Particle_Swarm_Optimization</text:p>
          </table:table-cell>
          <table:table-cell table:number-columns-repeated="16382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2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1">
            <text:p>/wiki/Pascal%27s_triangle/Puzzle</text:p>
          </table:table-cell>
          <table:table-cell table:number-columns-repeated="16382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2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2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1127" table:style-name="ce5">
            <text:p>1127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1128" table:style-name="ce5">
            <text:p>1128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1129" table:style-name="ce5">
            <text:p>1129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1">
            <text:p>/wiki/Percolation/Bond_percola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2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1">
            <text:p>/wiki/Percolation/Mean_run_density</text:p>
          </table:table-cell>
          <table:table-cell table:number-columns-repeated="16382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1">
            <text:p>/wiki/Percolation/Site_percolation</text:p>
          </table:table-cell>
          <table:table-cell table:number-columns-repeated="16382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1130" table:style-name="ce5">
            <text:p>1130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1">
            <text:p>/wiki/Permutation_test</text:p>
          </table:table-cell>
          <table:table-cell table:number-columns-repeated="16382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1131" table:style-name="ce5">
            <text:p>1131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2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2"/>
        </table:table-row>
        <table:table-row table:style-name="ro1">
          <table:table-cell office:value-type="float" office:value="1132" table:style-name="ce5">
            <text:p>1132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1">
            <text:p>/wiki/Polynomial_long_division</text:p>
          </table:table-cell>
          <table:table-cell table:number-columns-repeated="16382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1">
            <text:p>/wiki/Polynomial_regression</text:p>
          </table:table-cell>
          <table:table-cell table:number-columns-repeated="16382"/>
        </table:table-row>
        <table:table-row table:style-name="ro1">
          <table:table-cell office:value-type="float" office:value="1133" table:style-name="ce5">
            <text:p>1133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1">
            <text:p>/wiki/Pragmatic_directives</text:p>
          </table:table-cell>
          <table:table-cell table:number-columns-repeated="16382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1134" table:style-name="ce5">
            <text:p>1134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2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1135" table:style-name="ce5">
            <text:p>1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2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1136" table:style-name="ce5">
            <text:p>1136</text:p>
          </table:table-cell>
          <table:table-cell office:value-type="string" table:style-name="ce1">
            <text:p>/wiki/Proof</text:p>
          </table:table-cell>
          <table:table-cell table:number-columns-repeated="16382"/>
        </table:table-row>
        <table:table-row table:style-name="ro1">
          <table:table-cell office:value-type="float" office:value="1137" table:style-name="ce5">
            <text:p>1137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1123" table:style-name="ce5">
            <text:p>1123</text:p>
          </table:table-cell>
          <table:table-cell office:value-type="string" table:style-name="ce1">
            <text:p>/wiki/P-value_correction</text:p>
          </table:table-cell>
          <table:table-cell table:number-columns-repeated="16382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1">
            <text:p>/wiki/QR_decomposition</text:p>
          </table:table-cell>
          <table:table-cell table:number-columns-repeated="16382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1138" table:style-name="ce5">
            <text:p>1138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1139" table:style-name="ce5">
            <text:p>1139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1140" table:style-name="ce5">
            <text:p>1140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1141" table:style-name="ce5">
            <text:p>1141</text:p>
          </table:table-cell>
          <table:table-cell office:value-type="string" table:style-name="ce1">
            <text:p>/wiki/Readline_interface</text:p>
          </table:table-cell>
          <table:table-cell table:number-columns-repeated="16382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2"/>
        </table:table-row>
        <table:table-row table:style-name="ro1">
          <table:table-cell office:value-type="float" office:value="1142" table:style-name="ce5">
            <text:p>1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2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2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1143" table:style-name="ce5">
            <text:p>1143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1144" table:style-name="ce5">
            <text:p>1144</text:p>
          </table:table-cell>
          <table:table-cell office:value-type="string" table:style-name="ce1">
            <text:p>/wiki/Remote_agent/Agent_interface</text:p>
          </table:table-cell>
          <table:table-cell table:number-columns-repeated="16382"/>
        </table:table-row>
        <table:table-row table:style-name="ro1">
          <table:table-cell office:value-type="float" office:value="1145" table:style-name="ce5">
            <text:p>1145</text:p>
          </table:table-cell>
          <table:table-cell office:value-type="string" table:style-name="ce1">
            <text:p>/wiki/Remote_agent/Agent_logic</text:p>
          </table:table-cell>
          <table:table-cell table:number-columns-repeated="16382"/>
        </table:table-row>
        <table:table-row table:style-name="ro1">
          <table:table-cell office:value-type="float" office:value="1146" table:style-name="ce5">
            <text:p>1146</text:p>
          </table:table-cell>
          <table:table-cell office:value-type="string" table:style-name="ce1">
            <text:p>/wiki/Remote_agent/Simulation</text:p>
          </table:table-cell>
          <table:table-cell table:number-columns-repeated="16382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1">
            <text:p>/wiki/Rendezvous</text:p>
          </table:table-cell>
          <table:table-cell table:number-columns-repeated="16382"/>
        </table:table-row>
        <table:table-row table:style-name="ro1">
          <table:table-cell office:value-type="float" office:value="1147" table:style-name="ce5">
            <text:p>1147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2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1148" table:style-name="ce5">
            <text:p>1148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1149" table:style-name="ce5">
            <text:p>1149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2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2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1150" table:style-name="ce5">
            <text:p>1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2"/>
        </table:table-row>
        <table:table-row table:style-name="ro1">
          <table:table-cell office:value-type="float" office:value="1151" table:style-name="ce5">
            <text:p>1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2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1152" table:style-name="ce5">
            <text:p>1152</text:p>
          </table:table-cell>
          <table:table-cell office:value-type="string" table:style-name="ce1">
            <text:p>/wiki/Rosetta_Code/Run_examples</text:p>
          </table:table-cell>
          <table:table-cell table:number-columns-repeated="16382"/>
        </table:table-row>
        <table:table-row table:style-name="ro1">
          <table:table-cell office:value-type="float" office:value="1153" table:style-name="ce5">
            <text:p>1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2"/>
        </table:table-row>
        <table:table-row table:style-name="ro1">
          <table:table-cell office:value-type="float" office:value="1154" table:style-name="ce5">
            <text:p>1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2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1155" table:style-name="ce5">
            <text:p>1155</text:p>
          </table:table-cell>
          <table:table-cell office:value-type="string" table:style-name="ce1">
            <text:p>/wiki/Run_as_a_daemon_or_service</text:p>
          </table:table-cell>
          <table:table-cell table:number-columns-repeated="16382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1">
            <text:p>/wiki/Safe_addition</text:p>
          </table:table-cell>
          <table:table-cell table:number-columns-repeated="16382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1156" table:style-name="ce5">
            <text:p>1156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string" table:style-name="ce1">
            <text:p>/wiki/Scope/Function_names_and_labels</text:p>
          </table:table-cell>
          <table:table-cell table:number-columns-repeated="16382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1157" table:style-name="ce5">
            <text:p>1157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1158" table:style-name="ce5">
            <text:p>1158</text:p>
          </table:table-cell>
          <table:table-cell office:value-type="string" table:style-name="ce1">
            <text:p>/wiki/Self-hosting_compiler</text:p>
          </table:table-cell>
          <table:table-cell table:number-columns-repeated="16382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1159" table:style-name="ce5">
            <text:p>1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2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1160" table:style-name="ce5">
            <text:p>1160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string" table:style-name="ce1">
            <text:p>/wiki/Set_of_real_numbers</text:p>
          </table:table-cell>
          <table:table-cell table:number-columns-repeated="16382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1161" table:style-name="ce5">
            <text:p>1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2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1162" table:style-name="ce5">
            <text:p>1162</text:p>
          </table:table-cell>
          <table:table-cell office:value-type="string" table:style-name="ce1">
            <text:p>/wiki/Simulated_annealing</text:p>
          </table:table-cell>
          <table:table-cell table:number-columns-repeated="16382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1163" table:style-name="ce5">
            <text:p>1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2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1164" table:style-name="ce5">
            <text:p>1164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1165" table:style-name="ce5">
            <text:p>1165</text:p>
          </table:table-cell>
          <table:table-cell office:value-type="string" table:style-name="ce1">
            <text:p>/wiki/Snake_And_Ladder</text:p>
          </table:table-cell>
          <table:table-cell table:number-columns-repeated="16382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1">
            <text:p>/wiki/SOAP</text:p>
          </table:table-cell>
          <table:table-cell table:number-columns-repeated="16382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1166" table:style-name="ce5">
            <text:p>1166</text:p>
          </table:table-cell>
          <table:table-cell office:value-type="string" table:style-name="ce1">
            <text:p>/wiki/Solve_a_Rubik%27s_Cube</text:p>
          </table:table-cell>
          <table:table-cell table:number-columns-repeated="16382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1167" table:style-name="ce5">
            <text:p>1167</text:p>
          </table:table-cell>
          <table:table-cell office:value-type="string" table:style-name="ce1">
            <text:p>/wiki/Solving_coin_problems</text:p>
          </table:table-cell>
          <table:table-cell table:number-columns-repeated="16382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2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1168" table:style-name="ce5">
            <text:p>1168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1169" table:style-name="ce5">
            <text:p>1169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1170" table:style-name="ce5">
            <text:p>1170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1171" table:style-name="ce5">
            <text:p>1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2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1172" table:style-name="ce5">
            <text:p>1172</text:p>
          </table:table-cell>
          <table:table-cell office:value-type="string" table:style-name="ce1">
            <text:p>/wiki/Spelling_of_ordinal_numbers</text:p>
          </table:table-cell>
          <table:table-cell table:number-columns-repeated="16382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2"/>
        </table:table-row>
        <table:table-row table:style-name="ro1">
          <table:table-cell office:value-type="float" office:value="1173" table:style-name="ce5">
            <text:p>1173</text:p>
          </table:table-cell>
          <table:table-cell office:value-type="string" table:style-name="ce1">
            <text:p>/wiki/Starting_a_web_browser</text:p>
          </table:table-cell>
          <table:table-cell table:number-columns-repeated="16382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1174" table:style-name="ce5">
            <text:p>1174</text:p>
          </table:table-cell>
          <table:table-cell office:value-type="string" table:style-name="ce1">
            <text:p>/wiki/Subset_sum_problem</text:p>
          </table:table-cell>
          <table:table-cell table:number-columns-repeated="16382"/>
        </table:table-row>
        <table:table-row table:style-name="ro1">
          <table:table-cell office:value-type="float" office:value="1175" table:style-name="ce5">
            <text:p>1175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1176" table:style-name="ce5">
            <text:p>1176</text:p>
          </table:table-cell>
          <table:table-cell office:value-type="string" table:style-name="ce1">
            <text:p>/wiki/Suffix_tree</text:p>
          </table:table-cell>
          <table:table-cell table:number-columns-repeated="16382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1177" table:style-name="ce5">
            <text:p>1177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1178" table:style-name="ce5">
            <text:p>1178</text:p>
          </table:table-cell>
          <table:table-cell office:value-type="string" table:style-name="ce1">
            <text:p>/wiki/Table_creation</text:p>
          </table:table-cell>
          <table:table-cell table:number-columns-repeated="16382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1">
            <text:p>/wiki/Table_creation/Postal_addresses</text:p>
          </table:table-cell>
          <table:table-cell table:number-columns-repeated="16382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1179" table:style-name="ce5">
            <text:p>1179</text:p>
          </table:table-cell>
          <table:table-cell office:value-type="string" table:style-name="ce1">
            <text:p>/wiki/Tamagotchi_emulator</text:p>
          </table:table-cell>
          <table:table-cell table:number-columns-repeated="16382"/>
        </table:table-row>
        <table:table-row table:style-name="ro1">
          <table:table-cell office:value-type="float" office:value="1180" table:style-name="ce5">
            <text:p>1180</text:p>
          </table:table-cell>
          <table:table-cell office:value-type="string" table:style-name="ce1">
            <text:p>/wiki/Tarjan</text:p>
          </table:table-cell>
          <table:table-cell table:number-columns-repeated="16382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1">
            <text:p>/wiki/Terminal_control/Coloured_text</text:p>
          </table:table-cell>
          <table:table-cell table:number-columns-repeated="16382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2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2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1">
            <text:p>/wiki/Terminal_control/Dimensions</text:p>
          </table:table-cell>
          <table:table-cell table:number-columns-repeated="16382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2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1">
            <text:p>/wiki/Terminal_control/Inverse_video</text:p>
          </table:table-cell>
          <table:table-cell table:number-columns-repeated="16382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2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2"/>
        </table:table-row>
        <table:table-row table:style-name="ro1">
          <table:table-cell office:value-type="float" office:value="1181" table:style-name="ce5">
            <text:p>1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2"/>
        </table:table-row>
        <table:table-row table:style-name="ro1">
          <table:table-cell office:value-type="float" office:value="1182" table:style-name="ce5">
            <text:p>1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2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2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1183" table:style-name="ce5">
            <text:p>1183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1184" table:style-name="ce5">
            <text:p>1184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1185" table:style-name="ce5">
            <text:p>1185</text:p>
          </table:table-cell>
          <table:table-cell office:value-type="string" table:style-name="ce1">
            <text:p>/wiki/Text_to_HTML</text:p>
          </table:table-cell>
          <table:table-cell table:number-columns-repeated="16382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1186" table:style-name="ce5">
            <text:p>1186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2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1187" table:style-name="ce5">
            <text:p>1187</text:p>
          </table:table-cell>
          <table:table-cell office:value-type="string" table:style-name="ce1">
            <text:p>/wiki/Tonelli-Shanks_algorithm</text:p>
          </table:table-cell>
          <table:table-cell table:number-columns-repeated="16382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1">
            <text:p>/wiki/Topic_variable</text:p>
          </table:table-cell>
          <table:table-cell table:number-columns-repeated="16382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1188" table:style-name="ce5">
            <text:p>1188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1189" table:style-name="ce5">
            <text:p>1189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1190" table:style-name="ce5">
            <text:p>1190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1191" table:style-name="ce5">
            <text:p>1191</text:p>
          </table:table-cell>
          <table:table-cell office:value-type="string" table:style-name="ce1">
            <text:p>/wiki/Type_detection</text:p>
          </table:table-cell>
          <table:table-cell table:number-columns-repeated="16382"/>
        </table:table-row>
        <table:table-row table:style-name="ro1">
          <table:table-cell office:value-type="float" office:value="1192" table:style-name="ce5">
            <text:p>1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2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1193" table:style-name="ce5">
            <text:p>1193</text:p>
          </table:table-cell>
          <table:table-cell office:value-type="string" table:style-name="ce1">
            <text:p>/wiki/Unicode_polynomial_equation</text:p>
          </table:table-cell>
          <table:table-cell table:number-columns-repeated="16382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1194" table:style-name="ce5">
            <text:p>1194</text:p>
          </table:table-cell>
          <table:table-cell office:value-type="string" table:style-name="ce1">
            <text:p>/wiki/Untrusted_environment</text:p>
          </table:table-cell>
          <table:table-cell table:number-columns-repeated="16382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1195" table:style-name="ce5">
            <text:p>1195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2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1196" table:style-name="ce5">
            <text:p>1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2"/>
        </table:table-row>
        <table:table-row table:style-name="ro1">
          <table:table-cell office:value-type="float" office:value="1197" table:style-name="ce5">
            <text:p>1197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1">
            <text:p>/wiki/Variable_size/Get</text:p>
          </table:table-cell>
          <table:table-cell table:number-columns-repeated="16382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1">
            <text:p>/wiki/Variable_size/Set</text:p>
          </table:table-cell>
          <table:table-cell table:number-columns-repeated="16382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1198" table:style-name="ce5">
            <text:p>1198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2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1199" table:style-name="ce5">
            <text:p>1199</text:p>
          </table:table-cell>
          <table:table-cell office:value-type="string" table:style-name="ce1">
            <text:p>/wiki/VList</text:p>
          </table:table-cell>
          <table:table-cell table:number-columns-repeated="16382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1200" table:style-name="ce5">
            <text:p>1200</text:p>
          </table:table-cell>
          <table:table-cell office:value-type="string" table:style-name="ce1">
            <text:p>/wiki/Waveform_analysis/Doh_ray_me</text:p>
          </table:table-cell>
          <table:table-cell table:number-columns-repeated="16382"/>
        </table:table-row>
        <table:table-row table:style-name="ro1">
          <table:table-cell office:value-type="float" office:value="1201" table:style-name="ce5">
            <text:p>1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2"/>
        </table:table-row>
        <table:table-row table:style-name="ro1">
          <table:table-cell office:value-type="float" office:value="1202" table:style-name="ce5">
            <text:p>1202</text:p>
          </table:table-cell>
          <table:table-cell office:value-type="string" table:style-name="ce1">
            <text:p>/wiki/Weather_Routing</text:p>
          </table:table-cell>
          <table:table-cell table:number-columns-repeated="16382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1203" table:style-name="ce5">
            <text:p>1203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1204" table:style-name="ce5">
            <text:p>1204</text:p>
          </table:table-cell>
          <table:table-cell office:value-type="string" table:style-name="ce1">
            <text:p>/wiki/Word_break_problem</text:p>
          </table:table-cell>
          <table:table-cell table:number-columns-repeated="16382"/>
        </table:table-row>
        <table:table-row table:style-name="ro1">
          <table:table-cell office:value-type="float" office:value="1205" table:style-name="ce5">
            <text:p>1205</text:p>
          </table:table-cell>
          <table:table-cell office:value-type="string" table:style-name="ce1">
            <text:p>/wiki/Word_count</text:p>
          </table:table-cell>
          <table:table-cell table:number-columns-repeated="16382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2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1206" table:style-name="ce5">
            <text:p>1206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499" table:style-name="ro1">
          <table:table-cell table:number-columns-repeated="16384"/>
        </table:table-row>
      </table:table>
      <table:table table:name="tasks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/wiki/Amb</text:p>
          </table:table-cell>
          <table:table-cell table:number-columns-repeated="16382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2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/wiki/Arena_storage_pool</text:p>
          </table:table-cell>
          <table:table-cell table:number-columns-repeated="16382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2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2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2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2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2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2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2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2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/wiki/Bulls_and_cows/Player</text:p>
          </table:table-cell>
          <table:table-cell table:number-columns-repeated="16382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2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2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2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2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1">
            <text:p>/wiki/Check_Machin-like_formulas</text:p>
          </table:table-cell>
          <table:table-cell table:number-columns-repeated="16382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2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1">
            <text:p>/wiki/Color_quantization</text:p>
          </table:table-cell>
          <table:table-cell table:number-columns-repeated="16382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2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1">
            <text:p>/wiki/Combinations_and_permutations</text:p>
          </table:table-cell>
          <table:table-cell table:number-columns-repeated="16382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2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1">
            <text:p>/wiki/Compile-time_calculation</text:p>
          </table:table-cell>
          <table:table-cell table:number-columns-repeated="16382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2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2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2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2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2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1">
            <text:p>/wiki/Conjugate_transpose</text:p>
          </table:table-cell>
          <table:table-cell table:number-columns-repeated="16382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1">
            <text:p>/wiki/Cramer%27s_rule</text:p>
          </table:table-cell>
          <table:table-cell table:number-columns-repeated="16382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1">
            <text:p>/wiki/Create_a_file_on_magnetic_tape</text:p>
          </table:table-cell>
          <table:table-cell table:number-columns-repeated="16382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2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2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1">
            <text:p>/wiki/Deepcopy</text:p>
          </table:table-cell>
          <table:table-cell table:number-columns-repeated="16382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1">
            <text:p>/wiki/Department_Numbers</text:p>
          </table:table-cell>
          <table:table-cell table:number-columns-repeated="16382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1">
            <text:p>/wiki/Distributed_programming</text:p>
          </table:table-cell>
          <table:table-cell table:number-columns-repeated="16382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1">
            <text:p>/wiki/Doubly-linked_list/Definition</text:p>
          </table:table-cell>
          <table:table-cell table:number-columns-repeated="16382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2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1">
            <text:p>/wiki/Entropy/Narcissist</text:p>
          </table:table-cell>
          <table:table-cell table:number-columns-repeated="16382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1">
            <text:p>/wiki/Events</text:p>
          </table:table-cell>
          <table:table-cell table:number-columns-repeated="16382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2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2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1">
            <text:p>/wiki/Extensible_prime_generator</text:p>
          </table:table-cell>
          <table:table-cell table:number-columns-repeated="16382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2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1">
            <text:p>/wiki/Function_frequency</text:p>
          </table:table-cell>
          <table:table-cell table:number-columns-repeated="16382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1">
            <text:p>/wiki/Function_prototype</text:p>
          </table:table-cell>
          <table:table-cell table:number-columns-repeated="16382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1">
            <text:p>/wiki/Gaussian_elimination</text:p>
          </table:table-cell>
          <table:table-cell table:number-columns-repeated="16382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1">
            <text:p>/wiki/HTTPS/Authenticated</text:p>
          </table:table-cell>
          <table:table-cell table:number-columns-repeated="16382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2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2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1">
            <text:p>/wiki/K-d_tree</text:p>
          </table:table-cell>
          <table:table-cell table:number-columns-repeated="16382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1">
            <text:p>/wiki/K-means%2B%2B_clustering</text:p>
          </table:table-cell>
          <table:table-cell table:number-columns-repeated="16382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2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2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1">
            <text:p>/wiki/Kronecker_product</text:p>
          </table:table-cell>
          <table:table-cell table:number-columns-repeated="16382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2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2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2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1">
            <text:p>/wiki/Main_step_of_GOST_28147-89</text:p>
          </table:table-cell>
          <table:table-cell table:number-columns-repeated="16382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2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1">
            <text:p>/wiki/Median_filter</text:p>
          </table:table-cell>
          <table:table-cell table:number-columns-repeated="16382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2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2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1">
            <text:p>/wiki/Multiple_regression</text:p>
          </table:table-cell>
          <table:table-cell table:number-columns-repeated="16382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1">
            <text:p>/wiki/Multiplicative_order</text:p>
          </table:table-cell>
          <table:table-cell table:number-columns-repeated="16382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2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1">
            <text:p>/wiki/Narcissist</text:p>
          </table:table-cell>
          <table:table-cell table:number-columns-repeated="16382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1">
            <text:p>/wiki/Natural_sorting</text:p>
          </table:table-cell>
          <table:table-cell table:number-columns-repeated="16382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2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2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1">
            <text:p>/wiki/Pascal%27s_triangle/Puzzle</text:p>
          </table:table-cell>
          <table:table-cell table:number-columns-repeated="16382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2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2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1">
            <text:p>/wiki/Percolation/Bond_percola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2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1">
            <text:p>/wiki/Percolation/Mean_run_density</text:p>
          </table:table-cell>
          <table:table-cell table:number-columns-repeated="16382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1">
            <text:p>/wiki/Percolation/Site_percolation</text:p>
          </table:table-cell>
          <table:table-cell table:number-columns-repeated="16382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1">
            <text:p>/wiki/Permutation_test</text:p>
          </table:table-cell>
          <table:table-cell table:number-columns-repeated="16382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2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2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1">
            <text:p>/wiki/Polynomial_long_division</text:p>
          </table:table-cell>
          <table:table-cell table:number-columns-repeated="16382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1">
            <text:p>/wiki/Polynomial_regression</text:p>
          </table:table-cell>
          <table:table-cell table:number-columns-repeated="16382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1">
            <text:p>/wiki/Pragmatic_directives</text:p>
          </table:table-cell>
          <table:table-cell table:number-columns-repeated="16382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2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1">
            <text:p>/wiki/QR_decomposition</text:p>
          </table:table-cell>
          <table:table-cell table:number-columns-repeated="16382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2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2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1">
            <text:p>/wiki/Rendezvous</text:p>
          </table:table-cell>
          <table:table-cell table:number-columns-repeated="16382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2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2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2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1">
            <text:p>/wiki/Safe_addition</text:p>
          </table:table-cell>
          <table:table-cell table:number-columns-repeated="16382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string" table:style-name="ce1">
            <text:p>/wiki/Scope/Function_names_and_labels</text:p>
          </table:table-cell>
          <table:table-cell table:number-columns-repeated="16382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string" table:style-name="ce1">
            <text:p>/wiki/Set_of_real_numbers</text:p>
          </table:table-cell>
          <table:table-cell table:number-columns-repeated="16382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1">
            <text:p>/wiki/SOAP</text:p>
          </table:table-cell>
          <table:table-cell table:number-columns-repeated="16382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2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2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1">
            <text:p>/wiki/Table_creation/Postal_addresses</text:p>
          </table:table-cell>
          <table:table-cell table:number-columns-repeated="16382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1">
            <text:p>/wiki/Terminal_control/Coloured_text</text:p>
          </table:table-cell>
          <table:table-cell table:number-columns-repeated="16382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2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2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1">
            <text:p>/wiki/Terminal_control/Dimensions</text:p>
          </table:table-cell>
          <table:table-cell table:number-columns-repeated="16382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2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1">
            <text:p>/wiki/Terminal_control/Inverse_video</text:p>
          </table:table-cell>
          <table:table-cell table:number-columns-repeated="16382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2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2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2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1">
            <text:p>/wiki/Topic_variable</text:p>
          </table:table-cell>
          <table:table-cell table:number-columns-repeated="16382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1">
            <text:p>/wiki/Variable_size/Get</text:p>
          </table:table-cell>
          <table:table-cell table:number-columns-repeated="16382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1">
            <text:p>/wiki/Variable_size/Set</text:p>
          </table:table-cell>
          <table:table-cell table:number-columns-repeated="16382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2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2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705" table:style-name="ro1">
          <table:table-cell table:number-columns-repeated="16384"/>
        </table:table-row>
      </table:table>
      <table:table table:name="drafts" table:style-name="ta1">
        <table:table-column table:style-name="co4" table:default-cell-style-name="ce5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A*_search_algorithm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Abbreviations,_automatic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Abbreviations,_easy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/wiki/Abbreviations,_simpl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Addition_chains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Addition-chain_exponentiation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ASCII_art_diagram_converter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udio_frequency_generator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udio_Overlap_Loop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Bacon_cipher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Banker%27s_algorithm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Base58Check_encoding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Bilinear_interpolation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Black_Box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Blackjack_strategy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Chess_player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Chess_player/Move_generat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Cipolla%27s_algorithm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Code_segment_unload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Color_wheel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Convex_hull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Damm_algorithm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Data_Encryption_Standard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Decision_tables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Display_a_linear_combination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Diversity_prediction_theorem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Eertree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External_sort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Faulhaber%27s_formula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Faulhaber%27s_triangle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Fibonacci_heap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File_size_distribution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Find_duplicate_files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Find_URI_in_text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Four_is_magic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French_Republican_calendar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Functional_coverage_tree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Geometric_algebra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Hexapawn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I.Q._Puzzle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Imaginary_base_numbers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Integer_roots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IPC_via_named_pipe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IRC_gateway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Kahan_summation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Knuth%27s_power_tree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Kosaraju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Linux_CPU_utilization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List_rooted_trees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Markov_chain_text_generator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Mastermind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Mersenne_primes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Modular_arithmetic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Monads/List_monad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Monads/Maybe_monad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Monads/Writer_monad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Montgomery_reduction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Multi-dimensional_array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Musical_scale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N-body_problem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Names_to_numbers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Native_shebang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One-time_pad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OpenGL_Pixel_Shader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OpenGL/Utah_Teapot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OpenWebNet_Password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Orbital_elements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P-value_correction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Parse_command-line_arguments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Parse_EBNF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Particle_Swarm_Optimization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Proof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Readline_interface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Remote_agent/Agent_interface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Remote_agent/Agent_logic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Remote_agent/Simulation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Rosetta_Code/Run_examples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Run_as_a_daemon_or_service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Self-hosting_compiler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Simulated_annealing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Snake_And_Ladder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Solve_a_Rubik%27s_Cube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Solving_coin_problems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Spelling_of_ordinal_numbers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Starting_a_web_browser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Subset_sum_problem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Suffix_tree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Table_creation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Tamagotchi_emulator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Tarjan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Text_to_HTML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Tonelli-Shanks_algorithm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Type_detection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Unicode_polynomial_equation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Untrusted_environment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VList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Waveform_analysis/Doh_ray_me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Weather_Routing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Word_break_problem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Word_count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number-rows-repeated="1048369" table:style-name="ro1">
          <table:table-cell table:number-columns-repeated="16384"/>
        </table:table-row>
      </table:table>
      <table:table table:name="go" table:style-name="ta2">
        <table:table-column table:style-name="co3" table:default-cell-style-name="ce5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A*_search_algorithm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Addition-chain_exponentiation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Amb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Arena_storage_pool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Bacon_cipher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Banker%27s_algorithm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Bulls_and_cows/Player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Check_Machin-like_formulas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Cipolla%27s_algorithm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Color_quantization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Combinations_and_permutations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Compile-time_calculation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Conjugate_transpose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Convex_hull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Cramer%27s_rule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Create_a_file_on_magnetic_tape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Decision_tables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Deepcopy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Department_Numbers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Distributed_programming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Doubly-linked_list/Definition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Eertree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1">
            <text:p>/wiki/Entropy/Narcissist</text:p>
          </table:table-cell>
          <table:table-cell table:number-columns-repeated="16382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1">
            <text:p>/wiki/Events</text:p>
          </table:table-cell>
          <table:table-cell table:number-columns-repeated="16382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1">
            <text:p>/wiki/Extensible_prime_generator</text:p>
          </table:table-cell>
          <table:table-cell table:number-columns-repeated="16382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1">
            <text:p>/wiki/Fibonacci_heap</text:p>
          </table:table-cell>
          <table:table-cell table:number-columns-repeated="16382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58" table:style-name="ce5">
            <text:p>258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59" table:style-name="ce5">
            <text:p>259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60" table:style-name="ce5">
            <text:p>260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61" table:style-name="ce5">
            <text:p>261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62" table:style-name="ce5">
            <text:p>262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63" table:style-name="ce5">
            <text:p>263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264" table:style-name="ce5">
            <text:p>264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65" table:style-name="ce5">
            <text:p>265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266" table:style-name="ce5">
            <text:p>266</text:p>
          </table:table-cell>
          <table:table-cell office:value-type="string" table:style-name="ce1">
            <text:p>/wiki/French_Republican_calendar</text:p>
          </table:table-cell>
          <table:table-cell table:number-columns-repeated="16382"/>
        </table:table-row>
        <table:table-row table:style-name="ro1">
          <table:table-cell office:value-type="float" office:value="267" table:style-name="ce5">
            <text:p>267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string" table:style-name="ce1">
            <text:p>/wiki/Function_frequency</text:p>
          </table:table-cell>
          <table:table-cell table:number-columns-repeated="16382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1">
            <text:p>/wiki/Function_prototype</text:p>
          </table:table-cell>
          <table:table-cell table:number-columns-repeated="16382"/>
        </table:table-row>
        <table:table-row table:style-name="ro1">
          <table:table-cell office:value-type="float" office:value="272" table:style-name="ce5">
            <text:p>272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73" table:style-name="ce5">
            <text:p>273</text:p>
          </table:table-cell>
          <table:table-cell office:value-type="string" table:style-name="ce1">
            <text:p>/wiki/Gaussian_elimination</text:p>
          </table:table-cell>
          <table:table-cell table:number-columns-repeated="16382"/>
        </table:table-row>
        <table:table-row table:style-name="ro1">
          <table:table-cell office:value-type="float" office:value="274" table:style-name="ce5">
            <text:p>274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75" table:style-name="ce5">
            <text:p>275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276" table:style-name="ce5">
            <text:p>276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77" table:style-name="ce5">
            <text:p>277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278" table:style-name="ce5">
            <text:p>278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79" table:style-name="ce5">
            <text:p>279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81" table:style-name="ce5">
            <text:p>281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282" table:style-name="ce5">
            <text:p>282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283" table:style-name="ce5">
            <text:p>283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284" table:style-name="ce5">
            <text:p>284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286" table:style-name="ce5">
            <text:p>286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287" table:style-name="ce5">
            <text:p>287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288" table:style-name="ce5">
            <text:p>288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289" table:style-name="ce5">
            <text:p>289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291" table:style-name="ce5">
            <text:p>291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292" table:style-name="ce5">
            <text:p>292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293" table:style-name="ce5">
            <text:p>293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294" table:style-name="ce5">
            <text:p>294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295" table:style-name="ce5">
            <text:p>295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296" table:style-name="ce5">
            <text:p>296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298" table:style-name="ce5">
            <text:p>298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299" table:style-name="ce5">
            <text:p>299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302" table:style-name="ce5">
            <text:p>302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304" table:style-name="ce5">
            <text:p>304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306" table:style-name="ce5">
            <text:p>306</text:p>
          </table:table-cell>
          <table:table-cell office:value-type="string" table:style-name="ce1">
            <text:p>/wiki/Hexapawn</text:p>
          </table:table-cell>
          <table:table-cell table:number-columns-repeated="16382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308" table:style-name="ce5">
            <text:p>308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12" table:style-name="ce5">
            <text:p>312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15" table:style-name="ce5">
            <text:p>315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1">
            <text:p>/wiki/HTTPS/Authenticated</text:p>
          </table:table-cell>
          <table:table-cell table:number-columns-repeated="16382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23" table:style-name="ce5">
            <text:p>323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24" table:style-name="ce5">
            <text:p>324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25" table:style-name="ce5">
            <text:p>325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326" table:style-name="ce5">
            <text:p>326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327" table:style-name="ce5">
            <text:p>327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328" table:style-name="ce5">
            <text:p>328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29" table:style-name="ce5">
            <text:p>329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331" table:style-name="ce5">
            <text:p>331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34" table:style-name="ce5">
            <text:p>334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335" table:style-name="ce5">
            <text:p>335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36" table:style-name="ce5">
            <text:p>336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337" table:style-name="ce5">
            <text:p>337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338" table:style-name="ce5">
            <text:p>338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39" table:style-name="ce5">
            <text:p>339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340" table:style-name="ce5">
            <text:p>340</text:p>
          </table:table-cell>
          <table:table-cell office:value-type="string" table:style-name="ce1">
            <text:p>/wiki/Integer_roots</text:p>
          </table:table-cell>
          <table:table-cell table:number-columns-repeated="16382"/>
        </table:table-row>
        <table:table-row table:style-name="ro1">
          <table:table-cell office:value-type="float" office:value="341" table:style-name="ce5">
            <text:p>341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42" table:style-name="ce5">
            <text:p>342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43" table:style-name="ce5">
            <text:p>343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44" table:style-name="ce5">
            <text:p>344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45" table:style-name="ce5">
            <text:p>345</text:p>
          </table:table-cell>
          <table:table-cell office:value-type="string" table:style-name="ce1">
            <text:p>/wiki/IPC_via_named_pipe</text:p>
          </table:table-cell>
          <table:table-cell table:number-columns-repeated="16382"/>
        </table:table-row>
        <table:table-row table:style-name="ro1">
          <table:table-cell office:value-type="float" office:value="346" table:style-name="ce5">
            <text:p>346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47" table:style-name="ce5">
            <text:p>347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48" table:style-name="ce5">
            <text:p>348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49" table:style-name="ce5">
            <text:p>349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51" table:style-name="ce5">
            <text:p>351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52" table:style-name="ce5">
            <text:p>352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353" table:style-name="ce5">
            <text:p>353</text:p>
          </table:table-cell>
          <table:table-cell office:value-type="string" table:style-name="ce1">
            <text:p>/wiki/K-d_tree</text:p>
          </table:table-cell>
          <table:table-cell table:number-columns-repeated="16382"/>
        </table:table-row>
        <table:table-row table:style-name="ro1">
          <table:table-cell office:value-type="float" office:value="354" table:style-name="ce5">
            <text:p>354</text:p>
          </table:table-cell>
          <table:table-cell office:value-type="string" table:style-name="ce1">
            <text:p>/wiki/K-means%2B%2B_clustering</text:p>
          </table:table-cell>
          <table:table-cell table:number-columns-repeated="16382"/>
        </table:table-row>
        <table:table-row table:style-name="ro1">
          <table:table-cell office:value-type="float" office:value="355" table:style-name="ce5">
            <text:p>355</text:p>
          </table:table-cell>
          <table:table-cell office:value-type="string" table:style-name="ce1">
            <text:p>/wiki/Kahan_summation</text:p>
          </table:table-cell>
          <table:table-cell table:number-columns-repeated="16382"/>
        </table:table-row>
        <table:table-row table:style-name="ro1">
          <table:table-cell office:value-type="float" office:value="356" table:style-name="ce5">
            <text:p>356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57" table:style-name="ce5">
            <text:p>35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2"/>
        </table:table-row>
        <table:table-row table:style-name="ro1">
          <table:table-cell office:value-type="float" office:value="358" table:style-name="ce5">
            <text:p>358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59" table:style-name="ce5">
            <text:p>35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2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61" table:style-name="ce5">
            <text:p>361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62" table:style-name="ce5">
            <text:p>362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63" table:style-name="ce5">
            <text:p>363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64" table:style-name="ce5">
            <text:p>364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65" table:style-name="ce5">
            <text:p>365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366" table:style-name="ce5">
            <text:p>366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367" table:style-name="ce5">
            <text:p>367</text:p>
          </table:table-cell>
          <table:table-cell office:value-type="string" table:style-name="ce1">
            <text:p>/wiki/Kosaraju</text:p>
          </table:table-cell>
          <table:table-cell table:number-columns-repeated="16382"/>
        </table:table-row>
        <table:table-row table:style-name="ro1">
          <table:table-cell office:value-type="float" office:value="368" table:style-name="ce5">
            <text:p>368</text:p>
          </table:table-cell>
          <table:table-cell office:value-type="string" table:style-name="ce1">
            <text:p>/wiki/Kronecker_product</text:p>
          </table:table-cell>
          <table:table-cell table:number-columns-repeated="16382"/>
        </table:table-row>
        <table:table-row table:style-name="ro1">
          <table:table-cell office:value-type="float" office:value="369" table:style-name="ce5">
            <text:p>369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371" table:style-name="ce5">
            <text:p>371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72" table:style-name="ce5">
            <text:p>372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73" table:style-name="ce5">
            <text:p>373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74" table:style-name="ce5">
            <text:p>374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75" table:style-name="ce5">
            <text:p>375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76" table:style-name="ce5">
            <text:p>376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77" table:style-name="ce5">
            <text:p>377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78" table:style-name="ce5">
            <text:p>378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379" table:style-name="ce5">
            <text:p>379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381" table:style-name="ce5">
            <text:p>381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382" table:style-name="ce5">
            <text:p>382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383" table:style-name="ce5">
            <text:p>383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384" table:style-name="ce5">
            <text:p>384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385" table:style-name="ce5">
            <text:p>385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386" table:style-name="ce5">
            <text:p>386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387" table:style-name="ce5">
            <text:p>387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388" table:style-name="ce5">
            <text:p>388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389" table:style-name="ce5">
            <text:p>389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391" table:style-name="ce5">
            <text:p>391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392" table:style-name="ce5">
            <text:p>392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393" table:style-name="ce5">
            <text:p>393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394" table:style-name="ce5">
            <text:p>394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395" table:style-name="ce5">
            <text:p>395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396" table:style-name="ce5">
            <text:p>396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398" table:style-name="ce5">
            <text:p>398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399" table:style-name="ce5">
            <text:p>399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401" table:style-name="ce5">
            <text:p>401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402" table:style-name="ce5">
            <text:p>402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403" table:style-name="ce5">
            <text:p>403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404" table:style-name="ce5">
            <text:p>404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405" table:style-name="ce5">
            <text:p>405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406" table:style-name="ce5">
            <text:p>406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407" table:style-name="ce5">
            <text:p>407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408" table:style-name="ce5">
            <text:p>408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409" table:style-name="ce5">
            <text:p>409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411" table:style-name="ce5">
            <text:p>411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412" table:style-name="ce5">
            <text:p>412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13" table:style-name="ce5">
            <text:p>413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14" table:style-name="ce5">
            <text:p>414</text:p>
          </table:table-cell>
          <table:table-cell office:value-type="string" table:style-name="ce1">
            <text:p>/wiki/Main_step_of_GOST_28147-89</text:p>
          </table:table-cell>
          <table:table-cell table:number-columns-repeated="16382"/>
        </table:table-row>
        <table:table-row table:style-name="ro1">
          <table:table-cell office:value-type="float" office:value="415" table:style-name="ce5">
            <text:p>415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416" table:style-name="ce5">
            <text:p>416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17" table:style-name="ce5">
            <text:p>417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18" table:style-name="ce5">
            <text:p>418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19" table:style-name="ce5">
            <text:p>419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21" table:style-name="ce5">
            <text:p>421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22" table:style-name="ce5">
            <text:p>422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23" table:style-name="ce5">
            <text:p>423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24" table:style-name="ce5">
            <text:p>424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25" table:style-name="ce5">
            <text:p>425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26" table:style-name="ce5">
            <text:p>426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27" table:style-name="ce5">
            <text:p>427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28" table:style-name="ce5">
            <text:p>428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29" table:style-name="ce5">
            <text:p>429</text:p>
          </table:table-cell>
          <table:table-cell office:value-type="string" table:style-name="ce1">
            <text:p>/wiki/Median_filter</text:p>
          </table:table-cell>
          <table:table-cell table:number-columns-repeated="16382"/>
        </table:table-row>
        <table:table-row table:style-name="ro1">
          <table:table-cell office:value-type="float" office:value="430" table:style-name="ce5">
            <text:p>430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31" table:style-name="ce5">
            <text:p>431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2"/>
        </table:table-row>
        <table:table-row table:style-name="ro1">
          <table:table-cell office:value-type="float" office:value="432" table:style-name="ce5">
            <text:p>432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433" table:style-name="ce5">
            <text:p>433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34" table:style-name="ce5">
            <text:p>434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35" table:style-name="ce5">
            <text:p>435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36" table:style-name="ce5">
            <text:p>436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37" table:style-name="ce5">
            <text:p>437</text:p>
          </table:table-cell>
          <table:table-cell office:value-type="string" table:style-name="ce1">
            <text:p>/wiki/Modular_arithmetic</text:p>
          </table:table-cell>
          <table:table-cell table:number-columns-repeated="16382"/>
        </table:table-row>
        <table:table-row table:style-name="ro1">
          <table:table-cell office:value-type="float" office:value="438" table:style-name="ce5">
            <text:p>438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39" table:style-name="ce5">
            <text:p>439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440" table:style-name="ce5">
            <text:p>440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441" table:style-name="ce5">
            <text:p>441</text:p>
          </table:table-cell>
          <table:table-cell office:value-type="string" table:style-name="ce1">
            <text:p>/wiki/Montgomery_reduction</text:p>
          </table:table-cell>
          <table:table-cell table:number-columns-repeated="16382"/>
        </table:table-row>
        <table:table-row table:style-name="ro1">
          <table:table-cell office:value-type="float" office:value="442" table:style-name="ce5">
            <text:p>442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443" table:style-name="ce5">
            <text:p>443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444" table:style-name="ce5">
            <text:p>444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445" table:style-name="ce5">
            <text:p>445</text:p>
          </table:table-cell>
          <table:table-cell office:value-type="string" table:style-name="ce1">
            <text:p>/wiki/Multi-dimensional_array</text:p>
          </table:table-cell>
          <table:table-cell table:number-columns-repeated="16382"/>
        </table:table-row>
        <table:table-row table:style-name="ro1">
          <table:table-cell office:value-type="float" office:value="446" table:style-name="ce5">
            <text:p>446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447" table:style-name="ce5">
            <text:p>447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448" table:style-name="ce5">
            <text:p>448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49" table:style-name="ce5">
            <text:p>449</text:p>
          </table:table-cell>
          <table:table-cell office:value-type="string" table:style-name="ce1">
            <text:p>/wiki/Multiple_regression</text:p>
          </table:table-cell>
          <table:table-cell table:number-columns-repeated="16382"/>
        </table:table-row>
        <table:table-row table:style-name="ro1">
          <table:table-cell office:value-type="float" office:value="450" table:style-name="ce5">
            <text:p>450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51" table:style-name="ce5">
            <text:p>451</text:p>
          </table:table-cell>
          <table:table-cell office:value-type="string" table:style-name="ce1">
            <text:p>/wiki/Multiplicative_order</text:p>
          </table:table-cell>
          <table:table-cell table:number-columns-repeated="16382"/>
        </table:table-row>
        <table:table-row table:style-name="ro1">
          <table:table-cell office:value-type="float" office:value="452" table:style-name="ce5">
            <text:p>452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53" table:style-name="ce5">
            <text:p>453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54" table:style-name="ce5">
            <text:p>454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455" table:style-name="ce5">
            <text:p>455</text:p>
          </table:table-cell>
          <table:table-cell office:value-type="string" table:style-name="ce1">
            <text:p>/wiki/Mutex</text:p>
          </table:table-cell>
          <table:table-cell table:number-columns-repeated="16382"/>
        </table:table-row>
        <table:table-row table:style-name="ro1">
          <table:table-cell office:value-type="float" office:value="456" table:style-name="ce5">
            <text:p>456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57" table:style-name="ce5">
            <text:p>457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58" table:style-name="ce5">
            <text:p>458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59" table:style-name="ce5">
            <text:p>459</text:p>
          </table:table-cell>
          <table:table-cell office:value-type="string" table:style-name="ce1">
            <text:p>/wiki/Narcissist</text:p>
          </table:table-cell>
          <table:table-cell table:number-columns-repeated="16382"/>
        </table:table-row>
        <table:table-row table:style-name="ro1">
          <table:table-cell office:value-type="float" office:value="460" table:style-name="ce5">
            <text:p>460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461" table:style-name="ce5">
            <text:p>461</text:p>
          </table:table-cell>
          <table:table-cell office:value-type="string" table:style-name="ce1">
            <text:p>/wiki/Natural_sorting</text:p>
          </table:table-cell>
          <table:table-cell table:number-columns-repeated="16382"/>
        </table:table-row>
        <table:table-row table:style-name="ro1">
          <table:table-cell office:value-type="float" office:value="462" table:style-name="ce5">
            <text:p>462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63" table:style-name="ce5">
            <text:p>463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64" table:style-name="ce5">
            <text:p>464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65" table:style-name="ce5">
            <text:p>465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66" table:style-name="ce5">
            <text:p>466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67" table:style-name="ce5">
            <text:p>467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68" table:style-name="ce5">
            <text:p>468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69" table:style-name="ce5">
            <text:p>469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70" table:style-name="ce5">
            <text:p>470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71" table:style-name="ce5">
            <text:p>471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72" table:style-name="ce5">
            <text:p>472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73" table:style-name="ce5">
            <text:p>473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474" table:style-name="ce5">
            <text:p>474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475" table:style-name="ce5">
            <text:p>475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476" table:style-name="ce5">
            <text:p>476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477" table:style-name="ce5">
            <text:p>477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478" table:style-name="ce5">
            <text:p>478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479" table:style-name="ce5">
            <text:p>479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480" table:style-name="ce5">
            <text:p>480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481" table:style-name="ce5">
            <text:p>481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482" table:style-name="ce5">
            <text:p>482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483" table:style-name="ce5">
            <text:p>483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484" table:style-name="ce5">
            <text:p>484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485" table:style-name="ce5">
            <text:p>485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486" table:style-name="ce5">
            <text:p>486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5">
            <text:p>487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488" table:style-name="ce5">
            <text:p>488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489" table:style-name="ce5">
            <text:p>489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490" table:style-name="ce5">
            <text:p>490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491" table:style-name="ce5">
            <text:p>491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492" table:style-name="ce5">
            <text:p>492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493" table:style-name="ce5">
            <text:p>493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494" table:style-name="ce5">
            <text:p>494</text:p>
          </table:table-cell>
          <table:table-cell office:value-type="string" table:style-name="ce1">
            <text:p>/wiki/Parse_command-line_arguments</text:p>
          </table:table-cell>
          <table:table-cell table:number-columns-repeated="16382"/>
        </table:table-row>
        <table:table-row table:style-name="ro1">
          <table:table-cell office:value-type="float" office:value="495" table:style-name="ce5">
            <text:p>495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496" table:style-name="ce5">
            <text:p>496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497" table:style-name="ce5">
            <text:p>497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498" table:style-name="ce5">
            <text:p>498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499" table:style-name="ce5">
            <text:p>499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500" table:style-name="ce5">
            <text:p>500</text:p>
          </table:table-cell>
          <table:table-cell office:value-type="string" table:style-name="ce1">
            <text:p>/wiki/Pascal%27s_triangle/Puzzle</text:p>
          </table:table-cell>
          <table:table-cell table:number-columns-repeated="16382"/>
        </table:table-row>
        <table:table-row table:style-name="ro1">
          <table:table-cell office:value-type="float" office:value="501" table:style-name="ce5">
            <text:p>501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502" table:style-name="ce5">
            <text:p>502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2"/>
        </table:table-row>
        <table:table-row table:style-name="ro1">
          <table:table-cell office:value-type="float" office:value="503" table:style-name="ce5">
            <text:p>503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504" table:style-name="ce5">
            <text:p>504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505" table:style-name="ce5">
            <text:p>505</text:p>
          </table:table-cell>
          <table:table-cell office:value-type="string" table:style-name="ce1">
            <text:p>/wiki/Percolation/Bond_percolation</text:p>
          </table:table-cell>
          <table:table-cell table:number-columns-repeated="16382"/>
        </table:table-row>
        <table:table-row table:style-name="ro1">
          <table:table-cell office:value-type="float" office:value="506" table:style-name="ce5">
            <text:p>50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2"/>
        </table:table-row>
        <table:table-row table:style-name="ro1">
          <table:table-cell office:value-type="float" office:value="507" table:style-name="ce5">
            <text:p>507</text:p>
          </table:table-cell>
          <table:table-cell office:value-type="string" table:style-name="ce1">
            <text:p>/wiki/Percolation/Mean_run_density</text:p>
          </table:table-cell>
          <table:table-cell table:number-columns-repeated="16382"/>
        </table:table-row>
        <table:table-row table:style-name="ro1">
          <table:table-cell office:value-type="float" office:value="508" table:style-name="ce5">
            <text:p>508</text:p>
          </table:table-cell>
          <table:table-cell office:value-type="string" table:style-name="ce1">
            <text:p>/wiki/Percolation/Site_percolation</text:p>
          </table:table-cell>
          <table:table-cell table:number-columns-repeated="16382"/>
        </table:table-row>
        <table:table-row table:style-name="ro1">
          <table:table-cell office:value-type="float" office:value="509" table:style-name="ce5">
            <text:p>509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510" table:style-name="ce5">
            <text:p>510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511" table:style-name="ce5">
            <text:p>511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512" table:style-name="ce5">
            <text:p>512</text:p>
          </table:table-cell>
          <table:table-cell office:value-type="string" table:style-name="ce1">
            <text:p>/wiki/Permutation_test</text:p>
          </table:table-cell>
          <table:table-cell table:number-columns-repeated="16382"/>
        </table:table-row>
        <table:table-row table:style-name="ro1">
          <table:table-cell office:value-type="float" office:value="513" table:style-name="ce5">
            <text:p>513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514" table:style-name="ce5">
            <text:p>514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515" table:style-name="ce5">
            <text:p>515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516" table:style-name="ce5">
            <text:p>516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17" table:style-name="ce5">
            <text:p>517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18" table:style-name="ce5">
            <text:p>518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19" table:style-name="ce5">
            <text:p>519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20" table:style-name="ce5">
            <text:p>520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21" table:style-name="ce5">
            <text:p>521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22" table:style-name="ce5">
            <text:p>522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23" table:style-name="ce5">
            <text:p>523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24" table:style-name="ce5">
            <text:p>524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25" table:style-name="ce5">
            <text:p>525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26" table:style-name="ce5">
            <text:p>526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27" table:style-name="ce5">
            <text:p>527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28" table:style-name="ce5">
            <text:p>528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29" table:style-name="ce5">
            <text:p>529</text:p>
          </table:table-cell>
          <table:table-cell office:value-type="string" table:style-name="ce1">
            <text:p>/wiki/Polynomial_long_division</text:p>
          </table:table-cell>
          <table:table-cell table:number-columns-repeated="16382"/>
        </table:table-row>
        <table:table-row table:style-name="ro1">
          <table:table-cell office:value-type="float" office:value="530" table:style-name="ce5">
            <text:p>530</text:p>
          </table:table-cell>
          <table:table-cell office:value-type="string" table:style-name="ce1">
            <text:p>/wiki/Polynomial_regression</text:p>
          </table:table-cell>
          <table:table-cell table:number-columns-repeated="16382"/>
        </table:table-row>
        <table:table-row table:style-name="ro1">
          <table:table-cell office:value-type="float" office:value="531" table:style-name="ce5">
            <text:p>531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532" table:style-name="ce5">
            <text:p>532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33" table:style-name="ce5">
            <text:p>533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34" table:style-name="ce5">
            <text:p>534</text:p>
          </table:table-cell>
          <table:table-cell office:value-type="string" table:style-name="ce1">
            <text:p>/wiki/Pragmatic_directives</text:p>
          </table:table-cell>
          <table:table-cell table:number-columns-repeated="16382"/>
        </table:table-row>
        <table:table-row table:style-name="ro1">
          <table:table-cell office:value-type="float" office:value="535" table:style-name="ce5">
            <text:p>535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5">
            <text:p>536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537" table:style-name="ce5">
            <text:p>537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38" table:style-name="ce5">
            <text:p>538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39" table:style-name="ce5">
            <text:p>539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40" table:style-name="ce5">
            <text:p>540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41" table:style-name="ce5">
            <text:p>541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542" table:style-name="ce5">
            <text:p>542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43" table:style-name="ce5">
            <text:p>543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544" table:style-name="ce5">
            <text:p>544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45" table:style-name="ce5">
            <text:p>545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46" table:style-name="ce5">
            <text:p>546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47" table:style-name="ce5">
            <text:p>547</text:p>
          </table:table-cell>
          <table:table-cell office:value-type="string" table:style-name="ce1">
            <text:p>/wiki/QR_decomposition</text:p>
          </table:table-cell>
          <table:table-cell table:number-columns-repeated="16382"/>
        </table:table-row>
        <table:table-row table:style-name="ro1">
          <table:table-cell office:value-type="float" office:value="548" table:style-name="ce5">
            <text:p>548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49" table:style-name="ce5">
            <text:p>549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50" table:style-name="ce5">
            <text:p>550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51" table:style-name="ce5">
            <text:p>551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52" table:style-name="ce5">
            <text:p>552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553" table:style-name="ce5">
            <text:p>553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54" table:style-name="ce5">
            <text:p>554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55" table:style-name="ce5">
            <text:p>555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56" table:style-name="ce5">
            <text:p>556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57" table:style-name="ce5">
            <text:p>557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58" table:style-name="ce5">
            <text:p>558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59" table:style-name="ce5">
            <text:p>559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60" table:style-name="ce5">
            <text:p>560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61" table:style-name="ce5">
            <text:p>561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62" table:style-name="ce5">
            <text:p>562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563" table:style-name="ce5">
            <text:p>563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564" table:style-name="ce5">
            <text:p>564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65" table:style-name="ce5">
            <text:p>565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566" table:style-name="ce5">
            <text:p>566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567" table:style-name="ce5">
            <text:p>567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568" table:style-name="ce5">
            <text:p>568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569" table:style-name="ce5">
            <text:p>569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570" table:style-name="ce5">
            <text:p>570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571" table:style-name="ce5">
            <text:p>571</text:p>
          </table:table-cell>
          <table:table-cell office:value-type="string" table:style-name="ce1">
            <text:p>/wiki/Remote_agent/Agent_interface</text:p>
          </table:table-cell>
          <table:table-cell table:number-columns-repeated="16382"/>
        </table:table-row>
        <table:table-row table:style-name="ro1">
          <table:table-cell office:value-type="float" office:value="572" table:style-name="ce5">
            <text:p>572</text:p>
          </table:table-cell>
          <table:table-cell office:value-type="string" table:style-name="ce1">
            <text:p>/wiki/Remote_agent/Agent_logic</text:p>
          </table:table-cell>
          <table:table-cell table:number-columns-repeated="16382"/>
        </table:table-row>
        <table:table-row table:style-name="ro1">
          <table:table-cell office:value-type="float" office:value="573" table:style-name="ce5">
            <text:p>573</text:p>
          </table:table-cell>
          <table:table-cell office:value-type="string" table:style-name="ce1">
            <text:p>/wiki/Remote_agent/Simulation</text:p>
          </table:table-cell>
          <table:table-cell table:number-columns-repeated="16382"/>
        </table:table-row>
        <table:table-row table:style-name="ro1">
          <table:table-cell office:value-type="float" office:value="574" table:style-name="ce5">
            <text:p>574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575" table:style-name="ce5">
            <text:p>575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576" table:style-name="ce5">
            <text:p>576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577" table:style-name="ce5">
            <text:p>577</text:p>
          </table:table-cell>
          <table:table-cell office:value-type="string" table:style-name="ce1">
            <text:p>/wiki/Rendezvous</text:p>
          </table:table-cell>
          <table:table-cell table:number-columns-repeated="16382"/>
        </table:table-row>
        <table:table-row table:style-name="ro1">
          <table:table-cell office:value-type="float" office:value="578" table:style-name="ce5">
            <text:p>578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579" table:style-name="ce5">
            <text:p>579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580" table:style-name="ce5">
            <text:p>580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581" table:style-name="ce5">
            <text:p>581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582" table:style-name="ce5">
            <text:p>582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583" table:style-name="ce5">
            <text:p>583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2"/>
        </table:table-row>
        <table:table-row table:style-name="ro1">
          <table:table-cell office:value-type="float" office:value="584" table:style-name="ce5">
            <text:p>584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585" table:style-name="ce5">
            <text:p>585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586" table:style-name="ce5">
            <text:p>586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587" table:style-name="ce5">
            <text:p>587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588" table:style-name="ce5">
            <text:p>588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589" table:style-name="ce5">
            <text:p>589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590" table:style-name="ce5">
            <text:p>590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591" table:style-name="ce5">
            <text:p>591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592" table:style-name="ce5">
            <text:p>592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593" table:style-name="ce5">
            <text:p>593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594" table:style-name="ce5">
            <text:p>594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595" table:style-name="ce5">
            <text:p>595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596" table:style-name="ce5">
            <text:p>596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2"/>
        </table:table-row>
        <table:table-row table:style-name="ro1">
          <table:table-cell office:value-type="float" office:value="597" table:style-name="ce5">
            <text:p>597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598" table:style-name="ce5">
            <text:p>598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599" table:style-name="ce5">
            <text:p>599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600" table:style-name="ce5">
            <text:p>600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601" table:style-name="ce5">
            <text:p>601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602" table:style-name="ce5">
            <text:p>602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603" table:style-name="ce5">
            <text:p>603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604" table:style-name="ce5">
            <text:p>604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605" table:style-name="ce5">
            <text:p>605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606" table:style-name="ce5">
            <text:p>606</text:p>
          </table:table-cell>
          <table:table-cell office:value-type="string" table:style-name="ce1">
            <text:p>/wiki/Safe_addition</text:p>
          </table:table-cell>
          <table:table-cell table:number-columns-repeated="16382"/>
        </table:table-row>
        <table:table-row table:style-name="ro1">
          <table:table-cell office:value-type="float" office:value="607" table:style-name="ce5">
            <text:p>607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608" table:style-name="ce5">
            <text:p>608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609" table:style-name="ce5">
            <text:p>609</text:p>
          </table:table-cell>
          <table:table-cell office:value-type="string" table:style-name="ce1">
            <text:p>/wiki/Scope/Function_names_and_labels</text:p>
          </table:table-cell>
          <table:table-cell table:number-columns-repeated="16382"/>
        </table:table-row>
        <table:table-row table:style-name="ro1">
          <table:table-cell office:value-type="float" office:value="610" table:style-name="ce5">
            <text:p>610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611" table:style-name="ce5">
            <text:p>611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612" table:style-name="ce5">
            <text:p>612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613" table:style-name="ce5">
            <text:p>613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614" table:style-name="ce5">
            <text:p>614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615" table:style-name="ce5">
            <text:p>615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616" table:style-name="ce5">
            <text:p>616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17" table:style-name="ce5">
            <text:p>617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18" table:style-name="ce5">
            <text:p>618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19" table:style-name="ce5">
            <text:p>619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20" table:style-name="ce5">
            <text:p>620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621" table:style-name="ce5">
            <text:p>621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22" table:style-name="ce5">
            <text:p>622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623" table:style-name="ce5">
            <text:p>623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24" table:style-name="ce5">
            <text:p>624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25" table:style-name="ce5">
            <text:p>625</text:p>
          </table:table-cell>
          <table:table-cell office:value-type="string" table:style-name="ce1">
            <text:p>/wiki/Set_of_real_numbers</text:p>
          </table:table-cell>
          <table:table-cell table:number-columns-repeated="16382"/>
        </table:table-row>
        <table:table-row table:style-name="ro1">
          <table:table-cell office:value-type="float" office:value="626" table:style-name="ce5">
            <text:p>626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27" table:style-name="ce5">
            <text:p>627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28" table:style-name="ce5">
            <text:p>628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29" table:style-name="ce5">
            <text:p>629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30" table:style-name="ce5">
            <text:p>630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31" table:style-name="ce5">
            <text:p>631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632" table:style-name="ce5">
            <text:p>632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33" table:style-name="ce5">
            <text:p>633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34" table:style-name="ce5">
            <text:p>634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35" table:style-name="ce5">
            <text:p>635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36" table:style-name="ce5">
            <text:p>636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37" table:style-name="ce5">
            <text:p>637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38" table:style-name="ce5">
            <text:p>638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39" table:style-name="ce5">
            <text:p>639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41" table:style-name="ce5">
            <text:p>641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642" table:style-name="ce5">
            <text:p>642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43" table:style-name="ce5">
            <text:p>643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44" table:style-name="ce5">
            <text:p>644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645" table:style-name="ce5">
            <text:p>645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46" table:style-name="ce5">
            <text:p>646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47" table:style-name="ce5">
            <text:p>647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648" table:style-name="ce5">
            <text:p>648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2"/>
        </table:table-row>
        <table:table-row table:style-name="ro1">
          <table:table-cell office:value-type="float" office:value="649" table:style-name="ce5">
            <text:p>649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50" table:style-name="ce5">
            <text:p>650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51" table:style-name="ce5">
            <text:p>651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52" table:style-name="ce5">
            <text:p>652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53" table:style-name="ce5">
            <text:p>653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54" table:style-name="ce5">
            <text:p>654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55" table:style-name="ce5">
            <text:p>655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56" table:style-name="ce5">
            <text:p>656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57" table:style-name="ce5">
            <text:p>657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658" table:style-name="ce5">
            <text:p>658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659" table:style-name="ce5">
            <text:p>659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660" table:style-name="ce5">
            <text:p>660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661" table:style-name="ce5">
            <text:p>661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662" table:style-name="ce5">
            <text:p>662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663" table:style-name="ce5">
            <text:p>663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664" table:style-name="ce5">
            <text:p>664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665" table:style-name="ce5">
            <text:p>665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666" table:style-name="ce5">
            <text:p>666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667" table:style-name="ce5">
            <text:p>667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668" table:style-name="ce5">
            <text:p>66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669" table:style-name="ce5">
            <text:p>669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670" table:style-name="ce5">
            <text:p>670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671" table:style-name="ce5">
            <text:p>671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672" table:style-name="ce5">
            <text:p>672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673" table:style-name="ce5">
            <text:p>673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674" table:style-name="ce5">
            <text:p>674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675" table:style-name="ce5">
            <text:p>675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676" table:style-name="ce5">
            <text:p>676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677" table:style-name="ce5">
            <text:p>677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678" table:style-name="ce5">
            <text:p>67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679" table:style-name="ce5">
            <text:p>67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680" table:style-name="ce5">
            <text:p>680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681" table:style-name="ce5">
            <text:p>681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682" table:style-name="ce5">
            <text:p>682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683" table:style-name="ce5">
            <text:p>683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684" table:style-name="ce5">
            <text:p>684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685" table:style-name="ce5">
            <text:p>685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686" table:style-name="ce5">
            <text:p>686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687" table:style-name="ce5">
            <text:p>687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688" table:style-name="ce5">
            <text:p>688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689" table:style-name="ce5">
            <text:p>689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690" table:style-name="ce5">
            <text:p>690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691" table:style-name="ce5">
            <text:p>691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692" table:style-name="ce5">
            <text:p>692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693" table:style-name="ce5">
            <text:p>693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694" table:style-name="ce5">
            <text:p>694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695" table:style-name="ce5">
            <text:p>695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696" table:style-name="ce5">
            <text:p>696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697" table:style-name="ce5">
            <text:p>697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698" table:style-name="ce5">
            <text:p>698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699" table:style-name="ce5">
            <text:p>699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700" table:style-name="ce5">
            <text:p>700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701" table:style-name="ce5">
            <text:p>701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702" table:style-name="ce5">
            <text:p>702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703" table:style-name="ce5">
            <text:p>703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704" table:style-name="ce5">
            <text:p>704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705" table:style-name="ce5">
            <text:p>705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06" table:style-name="ce5">
            <text:p>706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07" table:style-name="ce5">
            <text:p>707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08" table:style-name="ce5">
            <text:p>708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709" table:style-name="ce5">
            <text:p>709</text:p>
          </table:table-cell>
          <table:table-cell office:value-type="string" table:style-name="ce1">
            <text:p>/wiki/Subset_sum_problem</text:p>
          </table:table-cell>
          <table:table-cell table:number-columns-repeated="16382"/>
        </table:table-row>
        <table:table-row table:style-name="ro1">
          <table:table-cell office:value-type="float" office:value="710" table:style-name="ce5">
            <text:p>71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11" table:style-name="ce5">
            <text:p>71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12" table:style-name="ce5">
            <text:p>712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13" table:style-name="ce5">
            <text:p>713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714" table:style-name="ce5">
            <text:p>714</text:p>
          </table:table-cell>
          <table:table-cell office:value-type="string" table:style-name="ce1">
            <text:p>/wiki/Suffix_tree</text:p>
          </table:table-cell>
          <table:table-cell table:number-columns-repeated="16382"/>
        </table:table-row>
        <table:table-row table:style-name="ro1">
          <table:table-cell office:value-type="float" office:value="715" table:style-name="ce5">
            <text:p>715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16" table:style-name="ce5">
            <text:p>716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17" table:style-name="ce5">
            <text:p>717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18" table:style-name="ce5">
            <text:p>718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19" table:style-name="ce5">
            <text:p>719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20" table:style-name="ce5">
            <text:p>720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21" table:style-name="ce5">
            <text:p>721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22" table:style-name="ce5">
            <text:p>722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23" table:style-name="ce5">
            <text:p>723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24" table:style-name="ce5">
            <text:p>724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725" table:style-name="ce5">
            <text:p>725</text:p>
          </table:table-cell>
          <table:table-cell office:value-type="string" table:style-name="ce1">
            <text:p>/wiki/Table_creation/Postal_addresses</text:p>
          </table:table-cell>
          <table:table-cell table:number-columns-repeated="16382"/>
        </table:table-row>
        <table:table-row table:style-name="ro1">
          <table:table-cell office:value-type="float" office:value="726" table:style-name="ce5">
            <text:p>726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727" table:style-name="ce5">
            <text:p>727</text:p>
          </table:table-cell>
          <table:table-cell office:value-type="string" table:style-name="ce1">
            <text:p>/wiki/Tarjan</text:p>
          </table:table-cell>
          <table:table-cell table:number-columns-repeated="16382"/>
        </table:table-row>
        <table:table-row table:style-name="ro1">
          <table:table-cell office:value-type="float" office:value="728" table:style-name="ce5">
            <text:p>728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29" table:style-name="ce5">
            <text:p>729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30" table:style-name="ce5">
            <text:p>730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31" table:style-name="ce5">
            <text:p>731</text:p>
          </table:table-cell>
          <table:table-cell office:value-type="string" table:style-name="ce1">
            <text:p>/wiki/Terminal_control/Coloured_text</text:p>
          </table:table-cell>
          <table:table-cell table:number-columns-repeated="16382"/>
        </table:table-row>
        <table:table-row table:style-name="ro1">
          <table:table-cell office:value-type="float" office:value="732" table:style-name="ce5">
            <text:p>73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2"/>
        </table:table-row>
        <table:table-row table:style-name="ro1">
          <table:table-cell office:value-type="float" office:value="733" table:style-name="ce5">
            <text:p>73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2"/>
        </table:table-row>
        <table:table-row table:style-name="ro1">
          <table:table-cell office:value-type="float" office:value="734" table:style-name="ce5">
            <text:p>734</text:p>
          </table:table-cell>
          <table:table-cell office:value-type="string" table:style-name="ce1">
            <text:p>/wiki/Terminal_control/Dimensions</text:p>
          </table:table-cell>
          <table:table-cell table:number-columns-repeated="16382"/>
        </table:table-row>
        <table:table-row table:style-name="ro1">
          <table:table-cell office:value-type="float" office:value="735" table:style-name="ce5">
            <text:p>73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36" table:style-name="ce5">
            <text:p>73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2"/>
        </table:table-row>
        <table:table-row table:style-name="ro1">
          <table:table-cell office:value-type="float" office:value="737" table:style-name="ce5">
            <text:p>737</text:p>
          </table:table-cell>
          <table:table-cell office:value-type="string" table:style-name="ce1">
            <text:p>/wiki/Terminal_control/Inverse_video</text:p>
          </table:table-cell>
          <table:table-cell table:number-columns-repeated="16382"/>
        </table:table-row>
        <table:table-row table:style-name="ro1">
          <table:table-cell office:value-type="float" office:value="738" table:style-name="ce5">
            <text:p>738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39" table:style-name="ce5">
            <text:p>739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40" table:style-name="ce5">
            <text:p>740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41" table:style-name="ce5">
            <text:p>741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742" table:style-name="ce5">
            <text:p>742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43" table:style-name="ce5">
            <text:p>743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44" table:style-name="ce5">
            <text:p>744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745" table:style-name="ce5">
            <text:p>745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46" table:style-name="ce5">
            <text:p>746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47" table:style-name="ce5">
            <text:p>747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48" table:style-name="ce5">
            <text:p>748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49" table:style-name="ce5">
            <text:p>749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50" table:style-name="ce5">
            <text:p>750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51" table:style-name="ce5">
            <text:p>751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752" table:style-name="ce5">
            <text:p>752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2"/>
        </table:table-row>
        <table:table-row table:style-name="ro1">
          <table:table-cell office:value-type="float" office:value="753" table:style-name="ce5">
            <text:p>753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54" table:style-name="ce5">
            <text:p>754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755" table:style-name="ce5">
            <text:p>755</text:p>
          </table:table-cell>
          <table:table-cell office:value-type="string" table:style-name="ce1">
            <text:p>/wiki/Tonelli-Shanks_algorithm</text:p>
          </table:table-cell>
          <table:table-cell table:number-columns-repeated="16382"/>
        </table:table-row>
        <table:table-row table:style-name="ro1">
          <table:table-cell office:value-type="float" office:value="756" table:style-name="ce5">
            <text:p>756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57" table:style-name="ce5">
            <text:p>757</text:p>
          </table:table-cell>
          <table:table-cell office:value-type="string" table:style-name="ce1">
            <text:p>/wiki/Topic_variable</text:p>
          </table:table-cell>
          <table:table-cell table:number-columns-repeated="16382"/>
        </table:table-row>
        <table:table-row table:style-name="ro1">
          <table:table-cell office:value-type="float" office:value="758" table:style-name="ce5">
            <text:p>758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759" table:style-name="ce5">
            <text:p>759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760" table:style-name="ce5">
            <text:p>760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761" table:style-name="ce5">
            <text:p>761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762" table:style-name="ce5">
            <text:p>762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763" table:style-name="ce5">
            <text:p>763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764" table:style-name="ce5">
            <text:p>764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765" table:style-name="ce5">
            <text:p>765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766" table:style-name="ce5">
            <text:p>766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767" table:style-name="ce5">
            <text:p>767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768" table:style-name="ce5">
            <text:p>768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769" table:style-name="ce5">
            <text:p>769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770" table:style-name="ce5">
            <text:p>770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771" table:style-name="ce5">
            <text:p>771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772" table:style-name="ce5">
            <text:p>772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773" table:style-name="ce5">
            <text:p>773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774" table:style-name="ce5">
            <text:p>77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775" table:style-name="ce5">
            <text:p>775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776" table:style-name="ce5">
            <text:p>776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777" table:style-name="ce5">
            <text:p>777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778" table:style-name="ce5">
            <text:p>778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779" table:style-name="ce5">
            <text:p>779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780" table:style-name="ce5">
            <text:p>780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781" table:style-name="ce5">
            <text:p>781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782" table:style-name="ce5">
            <text:p>782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2"/>
        </table:table-row>
        <table:table-row table:style-name="ro1">
          <table:table-cell office:value-type="float" office:value="783" table:style-name="ce5">
            <text:p>783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784" table:style-name="ce5">
            <text:p>784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785" table:style-name="ce5">
            <text:p>785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786" table:style-name="ce5">
            <text:p>786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787" table:style-name="ce5">
            <text:p>787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788" table:style-name="ce5">
            <text:p>788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789" table:style-name="ce5">
            <text:p>789</text:p>
          </table:table-cell>
          <table:table-cell office:value-type="string" table:style-name="ce1">
            <text:p>/wiki/Variable_size/Get</text:p>
          </table:table-cell>
          <table:table-cell table:number-columns-repeated="16382"/>
        </table:table-row>
        <table:table-row table:style-name="ro1">
          <table:table-cell office:value-type="float" office:value="790" table:style-name="ce5">
            <text:p>790</text:p>
          </table:table-cell>
          <table:table-cell office:value-type="string" table:style-name="ce1">
            <text:p>/wiki/Variable_size/Set</text:p>
          </table:table-cell>
          <table:table-cell table:number-columns-repeated="16382"/>
        </table:table-row>
        <table:table-row table:style-name="ro1">
          <table:table-cell office:value-type="float" office:value="791" table:style-name="ce5">
            <text:p>791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792" table:style-name="ce5">
            <text:p>792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793" table:style-name="ce5">
            <text:p>793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794" table:style-name="ce5">
            <text:p>794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795" table:style-name="ce5">
            <text:p>795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796" table:style-name="ce5">
            <text:p>796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797" table:style-name="ce5">
            <text:p>797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798" table:style-name="ce5">
            <text:p>798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799" table:style-name="ce5">
            <text:p>799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800" table:style-name="ce5">
            <text:p>800</text:p>
          </table:table-cell>
          <table:table-cell office:value-type="string" table:style-name="ce1">
            <text:p>/wiki/VList</text:p>
          </table:table-cell>
          <table:table-cell table:number-columns-repeated="16382"/>
        </table:table-row>
        <table:table-row table:style-name="ro1">
          <table:table-cell office:value-type="float" office:value="801" table:style-name="ce5">
            <text:p>801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802" table:style-name="ce5">
            <text:p>80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803" table:style-name="ce5">
            <text:p>80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804" table:style-name="ce5">
            <text:p>80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805" table:style-name="ce5">
            <text:p>80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806" table:style-name="ce5">
            <text:p>806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807" table:style-name="ce5">
            <text:p>807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808" table:style-name="ce5">
            <text:p>808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809" table:style-name="ce5">
            <text:p>80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810" table:style-name="ce5">
            <text:p>810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11" table:style-name="ce5">
            <text:p>811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12" table:style-name="ce5">
            <text:p>812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13" table:style-name="ce5">
            <text:p>813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14" table:style-name="ce5">
            <text:p>814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15" table:style-name="ce5">
            <text:p>815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16" table:style-name="ce5">
            <text:p>816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17" table:style-name="ce5">
            <text:p>817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18" table:style-name="ce5">
            <text:p>818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819" table:style-name="ce5">
            <text:p>819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20" table:style-name="ce5">
            <text:p>820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21" table:style-name="ce5">
            <text:p>821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22" table:style-name="ce5">
            <text:p>822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23" table:style-name="ce5">
            <text:p>823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24" table:style-name="ce5">
            <text:p>824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25" table:style-name="ce5">
            <text:p>825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750" table:style-name="ro1">
          <table:table-cell table:number-columns-repeated="16384"/>
        </table:table-row>
      </table:table>
      <table:table table:name="java" table:style-name="ta3">
        <table:table-column table:style-name="co3" table:default-cell-style-name="ce5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formula="of:=[.A2]+1" table:style-name="ce5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formula="of:=[.A3]+1" table:style-name="ce5">
            <text:p>3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4" table:formula="of:=[.A4]+1" table:style-name="ce5">
            <text:p>4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5" table:formula="of:=[.A5]+1" table:style-name="ce5">
            <text:p>5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6" table:formula="of:=[.A6]+1" table:style-name="ce5">
            <text:p>6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7" table:formula="of:=[.A7]+1" table:style-name="ce5">
            <text:p>7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8" table:formula="of:=[.A8]+1" table:style-name="ce5">
            <text:p>8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9" table:formula="of:=[.A9]+1" table:style-name="ce5">
            <text:p>9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0" table:formula="of:=[.A10]+1" table:style-name="ce5">
            <text:p>10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1" table:formula="of:=[.A11]+1" table:style-name="ce5">
            <text:p>11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2" table:formula="of:=[.A12]+1" table:style-name="ce5">
            <text:p>12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3" table:formula="of:=[.A13]+1" table:style-name="ce5">
            <text:p>13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4" table:formula="of:=[.A14]+1" table:style-name="ce5">
            <text:p>14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5" table:formula="of:=[.A15]+1" table:style-name="ce5">
            <text:p>15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16" table:formula="of:=[.A16]+1" table:style-name="ce5">
            <text:p>16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17" table:formula="of:=[.A17]+1" table:style-name="ce5">
            <text:p>17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8" table:formula="of:=[.A18]+1" table:style-name="ce5">
            <text:p>18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19" table:formula="of:=[.A19]+1" table:style-name="ce5">
            <text:p>19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20" table:formula="of:=[.A20]+1" table:style-name="ce5">
            <text:p>20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1" table:formula="of:=[.A21]+1" table:style-name="ce5">
            <text:p>21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22" table:formula="of:=[.A22]+1" table:style-name="ce5">
            <text:p>22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3" table:formula="of:=[.A23]+1" table:style-name="ce5">
            <text:p>23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4" table:formula="of:=[.A24]+1" table:style-name="ce5">
            <text:p>24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5" table:formula="of:=[.A25]+1" table:style-name="ce5">
            <text:p>25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6" table:formula="of:=[.A26]+1" table:style-name="ce5">
            <text:p>26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27" table:formula="of:=[.A27]+1" table:style-name="ce5">
            <text:p>27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28" table:formula="of:=[.A28]+1" table:style-name="ce5">
            <text:p>28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29" table:formula="of:=[.A29]+1" table:style-name="ce5">
            <text:p>29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30" table:formula="of:=[.A30]+1" table:style-name="ce5">
            <text:p>30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1" table:formula="of:=[.A31]+1" table:style-name="ce5">
            <text:p>31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2" table:formula="of:=[.A32]+1" table:style-name="ce5">
            <text:p>32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3" table:formula="of:=[.A33]+1" table:style-name="ce5">
            <text:p>33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4" table:formula="of:=[.A34]+1" table:style-name="ce5">
            <text:p>34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35" table:formula="of:=[.A35]+1" table:style-name="ce5">
            <text:p>35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36" table:formula="of:=[.A36]+1" table:style-name="ce5">
            <text:p>36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37" table:formula="of:=[.A37]+1" table:style-name="ce5">
            <text:p>37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38" table:formula="of:=[.A38]+1" table:style-name="ce5">
            <text:p>38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39" table:formula="of:=[.A39]+1" table:style-name="ce5">
            <text:p>39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40" table:formula="of:=[.A40]+1" table:style-name="ce5">
            <text:p>40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1" table:formula="of:=[.A41]+1" table:style-name="ce5">
            <text:p>41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2" table:formula="of:=[.A42]+1" table:style-name="ce5">
            <text:p>42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43" table:formula="of:=[.A43]+1" table:style-name="ce5">
            <text:p>43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44" table:formula="of:=[.A44]+1" table:style-name="ce5">
            <text:p>44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45" table:formula="of:=[.A45]+1" table:style-name="ce5">
            <text:p>45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46" table:formula="of:=[.A46]+1" table:style-name="ce5">
            <text:p>46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47" table:formula="of:=[.A47]+1" table:style-name="ce5">
            <text:p>47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48" table:formula="of:=[.A48]+1" table:style-name="ce5">
            <text:p>48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49" table:formula="of:=[.A49]+1" table:style-name="ce5">
            <text:p>49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50" table:formula="of:=[.A50]+1" table:style-name="ce5">
            <text:p>50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51" table:formula="of:=[.A51]+1" table:style-name="ce5">
            <text:p>51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2" table:formula="of:=[.A52]+1" table:style-name="ce5">
            <text:p>52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3" table:formula="of:=[.A53]+1" table:style-name="ce5">
            <text:p>53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4" table:formula="of:=[.A54]+1" table:style-name="ce5">
            <text:p>54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5" table:formula="of:=[.A55]+1" table:style-name="ce5">
            <text:p>55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6" table:formula="of:=[.A56]+1" table:style-name="ce5">
            <text:p>56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7" table:formula="of:=[.A57]+1" table:style-name="ce5">
            <text:p>57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58" table:formula="of:=[.A58]+1" table:style-name="ce5">
            <text:p>58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59" table:formula="of:=[.A59]+1" table:style-name="ce5">
            <text:p>59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60" table:formula="of:=[.A60]+1" table:style-name="ce5">
            <text:p>60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61" table:formula="of:=[.A61]+1" table:style-name="ce5">
            <text:p>61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2" table:formula="of:=[.A62]+1" table:style-name="ce5">
            <text:p>62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63" table:formula="of:=[.A63]+1" table:style-name="ce5">
            <text:p>63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64" table:formula="of:=[.A64]+1" table:style-name="ce5">
            <text:p>64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65" table:formula="of:=[.A65]+1" table:style-name="ce5">
            <text:p>65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6" table:formula="of:=[.A66]+1" table:style-name="ce5">
            <text:p>66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7" table:formula="of:=[.A67]+1" table:style-name="ce5">
            <text:p>67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68" table:formula="of:=[.A68]+1" table:style-name="ce5">
            <text:p>68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69" table:formula="of:=[.A69]+1" table:style-name="ce5">
            <text:p>69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0" table:formula="of:=[.A70]+1" table:style-name="ce5">
            <text:p>70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71" table:formula="of:=[.A71]+1" table:style-name="ce5">
            <text:p>71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72" table:formula="of:=[.A72]+1" table:style-name="ce5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formula="of:=[.A73]+1" table:style-name="ce5">
            <text:p>73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4" table:formula="of:=[.A74]+1" table:style-name="ce5">
            <text:p>74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5" table:formula="of:=[.A75]+1" table:style-name="ce5">
            <text:p>75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6" table:formula="of:=[.A76]+1" table:style-name="ce5">
            <text:p>76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77" table:formula="of:=[.A77]+1" table:style-name="ce5">
            <text:p>77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78" table:formula="of:=[.A78]+1" table:style-name="ce5">
            <text:p>78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79" table:formula="of:=[.A79]+1" table:style-name="ce5">
            <text:p>79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80" table:formula="of:=[.A80]+1" table:style-name="ce5">
            <text:p>80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1" table:formula="of:=[.A81]+1" table:style-name="ce5">
            <text:p>81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2" table:formula="of:=[.A82]+1" table:style-name="ce5">
            <text:p>82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83" table:formula="of:=[.A83]+1" table:style-name="ce5">
            <text:p>83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84" table:formula="of:=[.A84]+1" table:style-name="ce5">
            <text:p>84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85" table:formula="of:=[.A85]+1" table:style-name="ce5">
            <text:p>85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86" table:formula="of:=[.A86]+1" table:style-name="ce5">
            <text:p>86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87" table:formula="of:=[.A87]+1" table:style-name="ce5">
            <text:p>87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88" table:formula="of:=[.A88]+1" table:style-name="ce5">
            <text:p>88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89" table:formula="of:=[.A89]+1" table:style-name="ce5">
            <text:p>89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0" table:formula="of:=[.A90]+1" table:style-name="ce5">
            <text:p>90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91" table:formula="of:=[.A91]+1" table:style-name="ce5">
            <text:p>91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92" table:formula="of:=[.A92]+1" table:style-name="ce5">
            <text:p>92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93" table:formula="of:=[.A93]+1" table:style-name="ce5">
            <text:p>93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94" table:formula="of:=[.A94]+1" table:style-name="ce5">
            <text:p>94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95" table:formula="of:=[.A95]+1" table:style-name="ce5">
            <text:p>95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96" table:formula="of:=[.A96]+1" table:style-name="ce5">
            <text:p>96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97" table:formula="of:=[.A97]+1" table:style-name="ce5">
            <text:p>9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98" table:formula="of:=[.A98]+1" table:style-name="ce5">
            <text:p>98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99" table:formula="of:=[.A99]+1" table:style-name="ce5">
            <text:p>99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00]+1" table:style-name="ce5">
            <text:p>100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01" table:formula="of:=[.A101]+1" table:style-name="ce5">
            <text:p>101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02" table:formula="of:=[.A102]+1" table:style-name="ce5">
            <text:p>102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103" table:formula="of:=[.A103]+1" table:style-name="ce5">
            <text:p>103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04" table:formula="of:=[.A104]+1" table:style-name="ce5">
            <text:p>104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05]+1" table:style-name="ce5">
            <text:p>105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06" table:formula="of:=[.A106]+1" table:style-name="ce5">
            <text:p>106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07" table:formula="of:=[.A107]+1" table:style-name="ce5">
            <text:p>107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08" table:formula="of:=[.A108]+1" table:style-name="ce5">
            <text:p>108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09" table:formula="of:=[.A109]+1" table:style-name="ce5">
            <text:p>109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10]+1" table:style-name="ce5">
            <text:p>110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11" table:formula="of:=[.A111]+1" table:style-name="ce5">
            <text:p>111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12" table:formula="of:=[.A112]+1" table:style-name="ce5">
            <text:p>112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113" table:formula="of:=[.A113]+1" table:style-name="ce5">
            <text:p>113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114" table:formula="of:=[.A114]+1" table:style-name="ce5">
            <text:p>114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15]+1" table:style-name="ce5">
            <text:p>115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16" table:formula="of:=[.A116]+1" table:style-name="ce5">
            <text:p>116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17" table:formula="of:=[.A117]+1" table:style-name="ce5">
            <text:p>117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18" table:formula="of:=[.A118]+1" table:style-name="ce5">
            <text:p>118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19" table:formula="of:=[.A119]+1" table:style-name="ce5">
            <text:p>119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20]+1" table:style-name="ce5">
            <text:p>120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21" table:formula="of:=[.A121]+1" table:style-name="ce5">
            <text:p>121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22" table:formula="of:=[.A122]+1" table:style-name="ce5">
            <text:p>122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23" table:formula="of:=[.A123]+1" table:style-name="ce5">
            <text:p>123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24" table:formula="of:=[.A124]+1" table:style-name="ce5">
            <text:p>124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25]+1" table:style-name="ce5">
            <text:p>125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26" table:formula="of:=[.A126]+1" table:style-name="ce5">
            <text:p>126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27" table:formula="of:=[.A127]+1" table:style-name="ce5">
            <text:p>127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28" table:formula="of:=[.A128]+1" table:style-name="ce5">
            <text:p>128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129" table:formula="of:=[.A129]+1" table:style-name="ce5">
            <text:p>129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30]+1" table:style-name="ce5">
            <text:p>130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31" table:formula="of:=[.A131]+1" table:style-name="ce5">
            <text:p>131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32" table:formula="of:=[.A132]+1" table:style-name="ce5">
            <text:p>132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33" table:formula="of:=[.A133]+1" table:style-name="ce5">
            <text:p>133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34" table:formula="of:=[.A134]+1" table:style-name="ce5">
            <text:p>134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35]+1" table:style-name="ce5">
            <text:p>135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36" table:formula="of:=[.A136]+1" table:style-name="ce5">
            <text:p>136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37" table:formula="of:=[.A137]+1" table:style-name="ce5">
            <text:p>137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38" table:formula="of:=[.A138]+1" table:style-name="ce5">
            <text:p>138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39" table:formula="of:=[.A139]+1" table:style-name="ce5">
            <text:p>139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40]+1" table:style-name="ce5">
            <text:p>140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41" table:formula="of:=[.A141]+1" table:style-name="ce5">
            <text:p>141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42" table:formula="of:=[.A142]+1" table:style-name="ce5">
            <text:p>142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43" table:formula="of:=[.A143]+1" table:style-name="ce5">
            <text:p>143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44]+1" table:style-name="ce5">
            <text:p>144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45]+1" table:style-name="ce5">
            <text:p>145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46" table:formula="of:=[.A146]+1" table:style-name="ce5">
            <text:p>146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47" table:formula="of:=[.A147]+1" table:style-name="ce5">
            <text:p>147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48" table:formula="of:=[.A148]+1" table:style-name="ce5">
            <text:p>148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149" table:formula="of:=[.A149]+1" table:style-name="ce5">
            <text:p>149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50]+1" table:style-name="ce5">
            <text:p>150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51" table:formula="of:=[.A151]+1" table:style-name="ce5">
            <text:p>151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52" table:formula="of:=[.A152]+1" table:style-name="ce5">
            <text:p>152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53" table:formula="of:=[.A153]+1" table:style-name="ce5">
            <text:p>153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54" table:formula="of:=[.A154]+1" table:style-name="ce5">
            <text:p>154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55]+1" table:style-name="ce5">
            <text:p>155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156" table:formula="of:=[.A156]+1" table:style-name="ce5">
            <text:p>156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57" table:formula="of:=[.A157]+1" table:style-name="ce5">
            <text:p>157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58" table:formula="of:=[.A158]+1" table:style-name="ce5">
            <text:p>158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159" table:formula="of:=[.A159]+1" table:style-name="ce5">
            <text:p>159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60]+1" table:style-name="ce5">
            <text:p>160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61" table:formula="of:=[.A161]+1" table:style-name="ce5">
            <text:p>161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62" table:formula="of:=[.A162]+1" table:style-name="ce5">
            <text:p>162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163" table:formula="of:=[.A163]+1" table:style-name="ce5">
            <text:p>163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64" table:formula="of:=[.A164]+1" table:style-name="ce5">
            <text:p>164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65]+1" table:style-name="ce5">
            <text:p>165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166" table:formula="of:=[.A166]+1" table:style-name="ce5">
            <text:p>166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67" table:formula="of:=[.A167]+1" table:style-name="ce5">
            <text:p>167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68" table:formula="of:=[.A168]+1" table:style-name="ce5">
            <text:p>168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69" table:formula="of:=[.A169]+1" table:style-name="ce5">
            <text:p>169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70]+1" table:style-name="ce5">
            <text:p>170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71" table:formula="of:=[.A171]+1" table:style-name="ce5">
            <text:p>171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72" table:formula="of:=[.A172]+1" table:style-name="ce5">
            <text:p>172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73" table:formula="of:=[.A173]+1" table:style-name="ce5">
            <text:p>173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174" table:formula="of:=[.A174]+1" table:style-name="ce5">
            <text:p>174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175" table:formula="of:=[.A175]+1" table:style-name="ce5">
            <text:p>175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176" table:formula="of:=[.A176]+1" table:style-name="ce5">
            <text:p>176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177" table:formula="of:=[.A177]+1" table:style-name="ce5">
            <text:p>177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178" table:formula="of:=[.A178]+1" table:style-name="ce5">
            <text:p>178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179" table:formula="of:=[.A179]+1" table:style-name="ce5">
            <text:p>179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180" table:formula="of:=[.A180]+1" table:style-name="ce5">
            <text:p>180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181" table:formula="of:=[.A181]+1" table:style-name="ce5">
            <text:p>181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182" table:formula="of:=[.A182]+1" table:style-name="ce5">
            <text:p>182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183" table:formula="of:=[.A183]+1" table:style-name="ce5">
            <text:p>183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184" table:formula="of:=[.A184]+1" table:style-name="ce5">
            <text:p>184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185" table:formula="of:=[.A185]+1" table:style-name="ce5">
            <text:p>185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186" table:formula="of:=[.A186]+1" table:style-name="ce5">
            <text:p>186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187" table:formula="of:=[.A187]+1" table:style-name="ce5">
            <text:p>187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188" table:formula="of:=[.A188]+1" table:style-name="ce5">
            <text:p>188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189" table:formula="of:=[.A189]+1" table:style-name="ce5">
            <text:p>189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190" table:formula="of:=[.A190]+1" table:style-name="ce5">
            <text:p>190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191" table:formula="of:=[.A191]+1" table:style-name="ce5">
            <text:p>191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192" table:formula="of:=[.A192]+1" table:style-name="ce5">
            <text:p>192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193" table:formula="of:=[.A193]+1" table:style-name="ce5">
            <text:p>193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194" table:formula="of:=[.A194]+1" table:style-name="ce5">
            <text:p>194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195" table:formula="of:=[.A195]+1" table:style-name="ce5">
            <text:p>195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196" table:formula="of:=[.A196]+1" table:style-name="ce5">
            <text:p>196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197" table:formula="of:=[.A197]+1" table:style-name="ce5">
            <text:p>197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198" table:formula="of:=[.A198]+1" table:style-name="ce5">
            <text:p>198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199" table:formula="of:=[.A199]+1" table:style-name="ce5">
            <text:p>199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00" table:formula="of:=[.A200]+1" table:style-name="ce5">
            <text:p>200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01" table:formula="of:=[.A201]+1" table:style-name="ce5">
            <text:p>201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02" table:formula="of:=[.A202]+1" table:style-name="ce5">
            <text:p>202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03" table:formula="of:=[.A203]+1" table:style-name="ce5">
            <text:p>203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04" table:formula="of:=[.A204]+1" table:style-name="ce5">
            <text:p>204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05" table:formula="of:=[.A205]+1" table:style-name="ce5">
            <text:p>205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06" table:formula="of:=[.A206]+1" table:style-name="ce5">
            <text:p>206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07" table:formula="of:=[.A207]+1" table:style-name="ce5">
            <text:p>207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08" table:formula="of:=[.A208]+1" table:style-name="ce5">
            <text:p>208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09" table:formula="of:=[.A209]+1" table:style-name="ce5">
            <text:p>209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210" table:formula="of:=[.A210]+1" table:style-name="ce5">
            <text:p>210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11" table:formula="of:=[.A211]+1" table:style-name="ce5">
            <text:p>211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12" table:formula="of:=[.A212]+1" table:style-name="ce5">
            <text:p>212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13" table:formula="of:=[.A213]+1" table:style-name="ce5">
            <text:p>213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14" table:formula="of:=[.A214]+1" table:style-name="ce5">
            <text:p>214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15" table:formula="of:=[.A215]+1" table:style-name="ce5">
            <text:p>215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16" table:formula="of:=[.A216]+1" table:style-name="ce5">
            <text:p>216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217" table:formula="of:=[.A217]+1" table:style-name="ce5">
            <text:p>217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18" table:formula="of:=[.A218]+1" table:style-name="ce5">
            <text:p>218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19" table:formula="of:=[.A219]+1" table:style-name="ce5">
            <text:p>219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20" table:formula="of:=[.A220]+1" table:style-name="ce5">
            <text:p>220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221" table:formula="of:=[.A221]+1" table:style-name="ce5">
            <text:p>221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222" table:formula="of:=[.A222]+1" table:style-name="ce5">
            <text:p>222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23" table:formula="of:=[.A223]+1" table:style-name="ce5">
            <text:p>223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24" table:formula="of:=[.A224]+1" table:style-name="ce5">
            <text:p>224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225" table:formula="of:=[.A225]+1" table:style-name="ce5">
            <text:p>225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26" table:formula="of:=[.A226]+1" table:style-name="ce5">
            <text:p>226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227" table:formula="of:=[.A227]+1" table:style-name="ce5">
            <text:p>227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228" table:formula="of:=[.A228]+1" table:style-name="ce5">
            <text:p>22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229" table:formula="of:=[.A229]+1" table:style-name="ce5">
            <text:p>229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30" table:formula="of:=[.A230]+1" table:style-name="ce5">
            <text:p>23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231" table:formula="of:=[.A231]+1" table:style-name="ce5">
            <text:p>23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232" table:formula="of:=[.A232]+1" table:style-name="ce5">
            <text:p>23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233" table:formula="of:=[.A233]+1" table:style-name="ce5">
            <text:p>233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34" table:formula="of:=[.A234]+1" table:style-name="ce5">
            <text:p>234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235" table:formula="of:=[.A235]+1" table:style-name="ce5">
            <text:p>235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236" table:formula="of:=[.A236]+1" table:style-name="ce5">
            <text:p>236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37" table:formula="of:=[.A237]+1" table:style-name="ce5">
            <text:p>237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38" table:formula="of:=[.A238]+1" table:style-name="ce5">
            <text:p>238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39" table:formula="of:=[.A239]+1" table:style-name="ce5">
            <text:p>239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40" table:formula="of:=[.A240]+1" table:style-name="ce5">
            <text:p>240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41" table:formula="of:=[.A241]+1" table:style-name="ce5">
            <text:p>241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42" table:formula="of:=[.A242]+1" table:style-name="ce5">
            <text:p>242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43" table:formula="of:=[.A243]+1" table:style-name="ce5">
            <text:p>243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44" table:formula="of:=[.A244]+1" table:style-name="ce5">
            <text:p>244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45" table:formula="of:=[.A245]+1" table:style-name="ce5">
            <text:p>245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46" table:formula="of:=[.A246]+1" table:style-name="ce5">
            <text:p>246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47" table:formula="of:=[.A247]+1" table:style-name="ce5">
            <text:p>247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48" table:formula="of:=[.A248]+1" table:style-name="ce5">
            <text:p>248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49" table:formula="of:=[.A249]+1" table:style-name="ce5">
            <text:p>249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250" table:formula="of:=[.A250]+1" table:style-name="ce5">
            <text:p>250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51" table:formula="of:=[.A251]+1" table:style-name="ce5">
            <text:p>251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252" table:formula="of:=[.A252]+1" table:style-name="ce5">
            <text:p>252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253" table:formula="of:=[.A253]+1" table:style-name="ce5">
            <text:p>253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54" table:formula="of:=[.A254]+1" table:style-name="ce5">
            <text:p>254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55" table:formula="of:=[.A255]+1" table:style-name="ce5">
            <text:p>255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56" table:formula="of:=[.A256]+1" table:style-name="ce5">
            <text:p>256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257" table:formula="of:=[.A257]+1" table:style-name="ce5">
            <text:p>257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58" table:formula="of:=[.A258]+1" table:style-name="ce5">
            <text:p>258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259" table:formula="of:=[.A259]+1" table:style-name="ce5">
            <text:p>259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60" table:formula="of:=[.A260]+1" table:style-name="ce5">
            <text:p>260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261" table:formula="of:=[.A261]+1" table:style-name="ce5">
            <text:p>261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262" table:formula="of:=[.A262]+1" table:style-name="ce5">
            <text:p>262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63" table:formula="of:=[.A263]+1" table:style-name="ce5">
            <text:p>263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264" table:formula="of:=[.A264]+1" table:style-name="ce5">
            <text:p>264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65" table:formula="of:=[.A265]+1" table:style-name="ce5">
            <text:p>265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66" table:formula="of:=[.A266]+1" table:style-name="ce5">
            <text:p>266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67" table:formula="of:=[.A267]+1" table:style-name="ce5">
            <text:p>267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268" table:formula="of:=[.A268]+1" table:style-name="ce5">
            <text:p>268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269" table:formula="of:=[.A269]+1" table:style-name="ce5">
            <text:p>269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270" table:formula="of:=[.A270]+1" table:style-name="ce5">
            <text:p>270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271" table:formula="of:=[.A271]+1" table:style-name="ce5">
            <text:p>271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272" table:formula="of:=[.A272]+1" table:style-name="ce5">
            <text:p>272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273" table:formula="of:=[.A273]+1" table:style-name="ce5">
            <text:p>273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274" table:formula="of:=[.A274]+1" table:style-name="ce5">
            <text:p>274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275" table:formula="of:=[.A275]+1" table:style-name="ce5">
            <text:p>275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276" table:formula="of:=[.A276]+1" table:style-name="ce5">
            <text:p>276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277" table:formula="of:=[.A277]+1" table:style-name="ce5">
            <text:p>277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278" table:formula="of:=[.A278]+1" table:style-name="ce5">
            <text:p>278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279" table:formula="of:=[.A279]+1" table:style-name="ce5">
            <text:p>279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280" table:formula="of:=[.A280]+1" table:style-name="ce5">
            <text:p>280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281" table:formula="of:=[.A281]+1" table:style-name="ce5">
            <text:p>281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282" table:formula="of:=[.A282]+1" table:style-name="ce5">
            <text:p>282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283" table:formula="of:=[.A283]+1" table:style-name="ce5">
            <text:p>283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284" table:formula="of:=[.A284]+1" table:style-name="ce5">
            <text:p>284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285" table:formula="of:=[.A285]+1" table:style-name="ce5">
            <text:p>285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286" table:formula="of:=[.A286]+1" table:style-name="ce5">
            <text:p>286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287" table:formula="of:=[.A287]+1" table:style-name="ce5">
            <text:p>287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288" table:formula="of:=[.A288]+1" table:style-name="ce5">
            <text:p>288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289" table:formula="of:=[.A289]+1" table:style-name="ce5">
            <text:p>289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290" table:formula="of:=[.A290]+1" table:style-name="ce5">
            <text:p>290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291" table:formula="of:=[.A291]+1" table:style-name="ce5">
            <text:p>291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292" table:formula="of:=[.A292]+1" table:style-name="ce5">
            <text:p>292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293" table:formula="of:=[.A293]+1" table:style-name="ce5">
            <text:p>293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294" table:formula="of:=[.A294]+1" table:style-name="ce5">
            <text:p>294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295" table:formula="of:=[.A295]+1" table:style-name="ce5">
            <text:p>295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296" table:formula="of:=[.A296]+1" table:style-name="ce5">
            <text:p>296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297" table:formula="of:=[.A297]+1" table:style-name="ce5">
            <text:p>297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298" table:formula="of:=[.A298]+1" table:style-name="ce5">
            <text:p>298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299" table:formula="of:=[.A299]+1" table:style-name="ce5">
            <text:p>299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00" table:formula="of:=[.A300]+1" table:style-name="ce5">
            <text:p>300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01" table:formula="of:=[.A301]+1" table:style-name="ce5">
            <text:p>301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02" table:formula="of:=[.A302]+1" table:style-name="ce5">
            <text:p>302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03" table:formula="of:=[.A303]+1" table:style-name="ce5">
            <text:p>303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304" table:formula="of:=[.A304]+1" table:style-name="ce5">
            <text:p>304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05" table:formula="of:=[.A305]+1" table:style-name="ce5">
            <text:p>305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06" table:formula="of:=[.A306]+1" table:style-name="ce5">
            <text:p>306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07" table:formula="of:=[.A307]+1" table:style-name="ce5">
            <text:p>307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08" table:formula="of:=[.A308]+1" table:style-name="ce5">
            <text:p>308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09" table:formula="of:=[.A309]+1" table:style-name="ce5">
            <text:p>309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10" table:formula="of:=[.A310]+1" table:style-name="ce5">
            <text:p>310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11" table:formula="of:=[.A311]+1" table:style-name="ce5">
            <text:p>311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12" table:formula="of:=[.A312]+1" table:style-name="ce5">
            <text:p>312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313" table:formula="of:=[.A313]+1" table:style-name="ce5">
            <text:p>313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14" table:formula="of:=[.A314]+1" table:style-name="ce5">
            <text:p>314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15" table:formula="of:=[.A315]+1" table:style-name="ce5">
            <text:p>315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316" table:formula="of:=[.A316]+1" table:style-name="ce5">
            <text:p>316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317" table:formula="of:=[.A317]+1" table:style-name="ce5">
            <text:p>317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318" table:formula="of:=[.A318]+1" table:style-name="ce5">
            <text:p>318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19" table:formula="of:=[.A319]+1" table:style-name="ce5">
            <text:p>319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320" table:formula="of:=[.A320]+1" table:style-name="ce5">
            <text:p>320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321" table:formula="of:=[.A321]+1" table:style-name="ce5">
            <text:p>321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322" table:formula="of:=[.A322]+1" table:style-name="ce5">
            <text:p>322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323" table:formula="of:=[.A323]+1" table:style-name="ce5">
            <text:p>323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324" table:formula="of:=[.A324]+1" table:style-name="ce5">
            <text:p>324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25" table:formula="of:=[.A325]+1" table:style-name="ce5">
            <text:p>325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26" table:formula="of:=[.A326]+1" table:style-name="ce5">
            <text:p>326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327" table:formula="of:=[.A327]+1" table:style-name="ce5">
            <text:p>327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28" table:formula="of:=[.A328]+1" table:style-name="ce5">
            <text:p>328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329" table:formula="of:=[.A329]+1" table:style-name="ce5">
            <text:p>329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330" table:formula="of:=[.A330]+1" table:style-name="ce5">
            <text:p>330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31" table:formula="of:=[.A331]+1" table:style-name="ce5">
            <text:p>331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332" table:formula="of:=[.A332]+1" table:style-name="ce5">
            <text:p>332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33" table:formula="of:=[.A333]+1" table:style-name="ce5">
            <text:p>333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34" table:formula="of:=[.A334]+1" table:style-name="ce5">
            <text:p>334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35" table:formula="of:=[.A335]+1" table:style-name="ce5">
            <text:p>335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36" table:formula="of:=[.A336]+1" table:style-name="ce5">
            <text:p>336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337" table:formula="of:=[.A337]+1" table:style-name="ce5">
            <text:p>337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38" table:formula="of:=[.A338]+1" table:style-name="ce5">
            <text:p>338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39" table:formula="of:=[.A339]+1" table:style-name="ce5">
            <text:p>339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340" table:formula="of:=[.A340]+1" table:style-name="ce5">
            <text:p>340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41" table:formula="of:=[.A341]+1" table:style-name="ce5">
            <text:p>341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42" table:formula="of:=[.A342]+1" table:style-name="ce5">
            <text:p>342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43" table:formula="of:=[.A343]+1" table:style-name="ce5">
            <text:p>343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44" table:formula="of:=[.A344]+1" table:style-name="ce5">
            <text:p>344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345" table:formula="of:=[.A345]+1" table:style-name="ce5">
            <text:p>345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46" table:formula="of:=[.A346]+1" table:style-name="ce5">
            <text:p>346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47" table:formula="of:=[.A347]+1" table:style-name="ce5">
            <text:p>347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348" table:formula="of:=[.A348]+1" table:style-name="ce5">
            <text:p>348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49" table:formula="of:=[.A349]+1" table:style-name="ce5">
            <text:p>349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50" table:formula="of:=[.A350]+1" table:style-name="ce5">
            <text:p>350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51" table:formula="of:=[.A351]+1" table:style-name="ce5">
            <text:p>351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52" table:formula="of:=[.A352]+1" table:style-name="ce5">
            <text:p>352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53" table:formula="of:=[.A353]+1" table:style-name="ce5">
            <text:p>353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354" table:formula="of:=[.A354]+1" table:style-name="ce5">
            <text:p>354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355" table:formula="of:=[.A355]+1" table:style-name="ce5">
            <text:p>355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56" table:formula="of:=[.A356]+1" table:style-name="ce5">
            <text:p>356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357" table:formula="of:=[.A357]+1" table:style-name="ce5">
            <text:p>357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58" table:formula="of:=[.A358]+1" table:style-name="ce5">
            <text:p>358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59" table:formula="of:=[.A359]+1" table:style-name="ce5">
            <text:p>359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60" table:formula="of:=[.A360]+1" table:style-name="ce5">
            <text:p>360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61" table:formula="of:=[.A361]+1" table:style-name="ce5">
            <text:p>361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62" table:formula="of:=[.A362]+1" table:style-name="ce5">
            <text:p>362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63" table:formula="of:=[.A363]+1" table:style-name="ce5">
            <text:p>363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64" table:formula="of:=[.A364]+1" table:style-name="ce5">
            <text:p>364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365" table:formula="of:=[.A365]+1" table:style-name="ce5">
            <text:p>365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366" table:formula="of:=[.A366]+1" table:style-name="ce5">
            <text:p>366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367" table:formula="of:=[.A367]+1" table:style-name="ce5">
            <text:p>367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368" table:formula="of:=[.A368]+1" table:style-name="ce5">
            <text:p>368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369" table:formula="of:=[.A369]+1" table:style-name="ce5">
            <text:p>369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370" table:formula="of:=[.A370]+1" table:style-name="ce5">
            <text:p>370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371" table:formula="of:=[.A371]+1" table:style-name="ce5">
            <text:p>371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372" table:formula="of:=[.A372]+1" table:style-name="ce5">
            <text:p>372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373" table:formula="of:=[.A373]+1" table:style-name="ce5">
            <text:p>373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374" table:formula="of:=[.A374]+1" table:style-name="ce5">
            <text:p>374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375" table:formula="of:=[.A375]+1" table:style-name="ce5">
            <text:p>375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376" table:formula="of:=[.A376]+1" table:style-name="ce5">
            <text:p>376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377" table:formula="of:=[.A377]+1" table:style-name="ce5">
            <text:p>377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378" table:formula="of:=[.A378]+1" table:style-name="ce5">
            <text:p>378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379" table:formula="of:=[.A379]+1" table:style-name="ce5">
            <text:p>379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380" table:formula="of:=[.A380]+1" table:style-name="ce5">
            <text:p>380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381" table:formula="of:=[.A381]+1" table:style-name="ce5">
            <text:p>381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382" table:formula="of:=[.A382]+1" table:style-name="ce5">
            <text:p>382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383" table:formula="of:=[.A383]+1" table:style-name="ce5">
            <text:p>383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384" table:formula="of:=[.A384]+1" table:style-name="ce5">
            <text:p>384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385" table:formula="of:=[.A385]+1" table:style-name="ce5">
            <text:p>385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386" table:formula="of:=[.A386]+1" table:style-name="ce5">
            <text:p>386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387" table:formula="of:=[.A387]+1" table:style-name="ce5">
            <text:p>387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388" table:formula="of:=[.A388]+1" table:style-name="ce5">
            <text:p>388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389" table:formula="of:=[.A389]+1" table:style-name="ce5">
            <text:p>389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390" table:formula="of:=[.A390]+1" table:style-name="ce5">
            <text:p>390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391" table:formula="of:=[.A391]+1" table:style-name="ce5">
            <text:p>391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392" table:formula="of:=[.A392]+1" table:style-name="ce5">
            <text:p>392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393" table:formula="of:=[.A393]+1" table:style-name="ce5">
            <text:p>393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394" table:formula="of:=[.A394]+1" table:style-name="ce5">
            <text:p>394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395" table:formula="of:=[.A395]+1" table:style-name="ce5">
            <text:p>395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396" table:formula="of:=[.A396]+1" table:style-name="ce5">
            <text:p>396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397" table:formula="of:=[.A397]+1" table:style-name="ce5">
            <text:p>397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398" table:formula="of:=[.A398]+1" table:style-name="ce5">
            <text:p>398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399" table:formula="of:=[.A399]+1" table:style-name="ce5">
            <text:p>399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00" table:formula="of:=[.A400]+1" table:style-name="ce5">
            <text:p>400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01" table:formula="of:=[.A401]+1" table:style-name="ce5">
            <text:p>401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402" table:formula="of:=[.A402]+1" table:style-name="ce5">
            <text:p>402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403" table:formula="of:=[.A403]+1" table:style-name="ce5">
            <text:p>403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04" table:formula="of:=[.A404]+1" table:style-name="ce5">
            <text:p>404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05" table:formula="of:=[.A405]+1" table:style-name="ce5">
            <text:p>405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06" table:formula="of:=[.A406]+1" table:style-name="ce5">
            <text:p>406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407" table:formula="of:=[.A407]+1" table:style-name="ce5">
            <text:p>407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08" table:formula="of:=[.A408]+1" table:style-name="ce5">
            <text:p>408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09" table:formula="of:=[.A409]+1" table:style-name="ce5">
            <text:p>409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10" table:formula="of:=[.A410]+1" table:style-name="ce5">
            <text:p>410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11" table:formula="of:=[.A411]+1" table:style-name="ce5">
            <text:p>411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12" table:formula="of:=[.A412]+1" table:style-name="ce5">
            <text:p>412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13" table:formula="of:=[.A413]+1" table:style-name="ce5">
            <text:p>413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14" table:formula="of:=[.A414]+1" table:style-name="ce5">
            <text:p>414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15" table:formula="of:=[.A415]+1" table:style-name="ce5">
            <text:p>415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16" table:formula="of:=[.A416]+1" table:style-name="ce5">
            <text:p>416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17" table:formula="of:=[.A417]+1" table:style-name="ce5">
            <text:p>417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418" table:formula="of:=[.A418]+1" table:style-name="ce5">
            <text:p>418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19" table:formula="of:=[.A419]+1" table:style-name="ce5">
            <text:p>419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20" table:formula="of:=[.A420]+1" table:style-name="ce5">
            <text:p>420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21" table:formula="of:=[.A421]+1" table:style-name="ce5">
            <text:p>421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22" table:formula="of:=[.A422]+1" table:style-name="ce5">
            <text:p>422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423" table:formula="of:=[.A423]+1" table:style-name="ce5">
            <text:p>423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24" table:formula="of:=[.A424]+1" table:style-name="ce5">
            <text:p>424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425" table:formula="of:=[.A425]+1" table:style-name="ce5">
            <text:p>425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426" table:formula="of:=[.A426]+1" table:style-name="ce5">
            <text:p>426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427" table:formula="of:=[.A427]+1" table:style-name="ce5">
            <text:p>427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428" table:formula="of:=[.A428]+1" table:style-name="ce5">
            <text:p>428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429" table:formula="of:=[.A429]+1" table:style-name="ce5">
            <text:p>429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430" table:formula="of:=[.A430]+1" table:style-name="ce5">
            <text:p>430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431" table:formula="of:=[.A431]+1" table:style-name="ce5">
            <text:p>431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432" table:formula="of:=[.A432]+1" table:style-name="ce5">
            <text:p>432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433" table:formula="of:=[.A433]+1" table:style-name="ce5">
            <text:p>433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434" table:formula="of:=[.A434]+1" table:style-name="ce5">
            <text:p>434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35" table:formula="of:=[.A435]+1" table:style-name="ce5">
            <text:p>435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36" table:formula="of:=[.A436]+1" table:style-name="ce5">
            <text:p>436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37" table:formula="of:=[.A437]+1" table:style-name="ce5">
            <text:p>437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38" table:formula="of:=[.A438]+1" table:style-name="ce5">
            <text:p>438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439" table:formula="of:=[.A439]+1" table:style-name="ce5">
            <text:p>439</text:p>
          </table:table-cell>
          <table:table-cell office:value-type="string" table:style-name="ce1">
            <text:p>/wiki/Mutex</text:p>
          </table:table-cell>
          <table:table-cell table:number-columns-repeated="16382"/>
        </table:table-row>
        <table:table-row table:style-name="ro1">
          <table:table-cell office:value-type="float" office:value="440" table:formula="of:=[.A440]+1" table:style-name="ce5">
            <text:p>440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41" table:formula="of:=[.A441]+1" table:style-name="ce5">
            <text:p>441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42" table:formula="of:=[.A442]+1" table:style-name="ce5">
            <text:p>442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43" table:formula="of:=[.A443]+1" table:style-name="ce5">
            <text:p>443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444" table:formula="of:=[.A444]+1" table:style-name="ce5">
            <text:p>444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445" table:formula="of:=[.A445]+1" table:style-name="ce5">
            <text:p>445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446" table:formula="of:=[.A446]+1" table:style-name="ce5">
            <text:p>446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447" table:formula="of:=[.A447]+1" table:style-name="ce5">
            <text:p>447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48" table:formula="of:=[.A448]+1" table:style-name="ce5">
            <text:p>448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49" table:formula="of:=[.A449]+1" table:style-name="ce5">
            <text:p>449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50" table:formula="of:=[.A450]+1" table:style-name="ce5">
            <text:p>450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51" table:formula="of:=[.A451]+1" table:style-name="ce5">
            <text:p>451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52" table:formula="of:=[.A452]+1" table:style-name="ce5">
            <text:p>452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453" table:formula="of:=[.A453]+1" table:style-name="ce5">
            <text:p>453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454" table:formula="of:=[.A454]+1" table:style-name="ce5">
            <text:p>454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55" table:formula="of:=[.A455]+1" table:style-name="ce5">
            <text:p>455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56" table:formula="of:=[.A456]+1" table:style-name="ce5">
            <text:p>456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57" table:formula="of:=[.A457]+1" table:style-name="ce5">
            <text:p>457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58" table:formula="of:=[.A458]+1" table:style-name="ce5">
            <text:p>458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59" table:formula="of:=[.A459]+1" table:style-name="ce5">
            <text:p>459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60" table:formula="of:=[.A460]+1" table:style-name="ce5">
            <text:p>460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461" table:formula="of:=[.A461]+1" table:style-name="ce5">
            <text:p>461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462" table:formula="of:=[.A462]+1" table:style-name="ce5">
            <text:p>462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463" table:formula="of:=[.A463]+1" table:style-name="ce5">
            <text:p>463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464" table:formula="of:=[.A464]+1" table:style-name="ce5">
            <text:p>464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465" table:formula="of:=[.A465]+1" table:style-name="ce5">
            <text:p>465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466" table:formula="of:=[.A466]+1" table:style-name="ce5">
            <text:p>466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467" table:formula="of:=[.A467]+1" table:style-name="ce5">
            <text:p>467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468" table:formula="of:=[.A468]+1" table:style-name="ce5">
            <text:p>468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469" table:formula="of:=[.A469]+1" table:style-name="ce5">
            <text:p>469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470" table:formula="of:=[.A470]+1" table:style-name="ce5">
            <text:p>470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471" table:formula="of:=[.A471]+1" table:style-name="ce5">
            <text:p>471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472" table:formula="of:=[.A472]+1" table:style-name="ce5">
            <text:p>472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473" table:formula="of:=[.A473]+1" table:style-name="ce5">
            <text:p>473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474" table:formula="of:=[.A474]+1" table:style-name="ce5">
            <text:p>474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475" table:formula="of:=[.A475]+1" table:style-name="ce5">
            <text:p>475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476" table:formula="of:=[.A476]+1" table:style-name="ce5">
            <text:p>476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477" table:formula="of:=[.A477]+1" table:style-name="ce5">
            <text:p>477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478" table:formula="of:=[.A478]+1" table:style-name="ce5">
            <text:p>478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479" table:formula="of:=[.A479]+1" table:style-name="ce5">
            <text:p>479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480" table:formula="of:=[.A480]+1" table:style-name="ce5">
            <text:p>480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481" table:formula="of:=[.A481]+1" table:style-name="ce5">
            <text:p>481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482" table:formula="of:=[.A482]+1" table:style-name="ce5">
            <text:p>482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483" table:formula="of:=[.A483]+1" table:style-name="ce5">
            <text:p>483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484" table:formula="of:=[.A484]+1" table:style-name="ce5">
            <text:p>484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485" table:formula="of:=[.A485]+1" table:style-name="ce5">
            <text:p>485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486" table:formula="of:=[.A486]+1" table:style-name="ce5">
            <text:p>48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487" table:formula="of:=[.A487]+1" table:style-name="ce5">
            <text:p>48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488" table:formula="of:=[.A488]+1" table:style-name="ce5">
            <text:p>488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489" table:formula="of:=[.A489]+1" table:style-name="ce5">
            <text:p>489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490" table:formula="of:=[.A490]+1" table:style-name="ce5">
            <text:p>490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491" table:formula="of:=[.A491]+1" table:style-name="ce5">
            <text:p>491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492" table:formula="of:=[.A492]+1" table:style-name="ce5">
            <text:p>492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493" table:formula="of:=[.A493]+1" table:style-name="ce5">
            <text:p>493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494" table:formula="of:=[.A494]+1" table:style-name="ce5">
            <text:p>494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495" table:formula="of:=[.A495]+1" table:style-name="ce5">
            <text:p>495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496" table:formula="of:=[.A496]+1" table:style-name="ce5">
            <text:p>496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497" table:formula="of:=[.A497]+1" table:style-name="ce5">
            <text:p>497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498" table:formula="of:=[.A498]+1" table:style-name="ce5">
            <text:p>498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499" table:formula="of:=[.A499]+1" table:style-name="ce5">
            <text:p>499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500" table:formula="of:=[.A500]+1" table:style-name="ce5">
            <text:p>500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501" table:formula="of:=[.A501]+1" table:style-name="ce5">
            <text:p>501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02" table:formula="of:=[.A502]+1" table:style-name="ce5">
            <text:p>502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03" table:formula="of:=[.A503]+1" table:style-name="ce5">
            <text:p>503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04" table:formula="of:=[.A504]+1" table:style-name="ce5">
            <text:p>504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05" table:formula="of:=[.A505]+1" table:style-name="ce5">
            <text:p>505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06" table:formula="of:=[.A506]+1" table:style-name="ce5">
            <text:p>506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07" table:formula="of:=[.A507]+1" table:style-name="ce5">
            <text:p>507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08" table:formula="of:=[.A508]+1" table:style-name="ce5">
            <text:p>508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09" table:formula="of:=[.A509]+1" table:style-name="ce5">
            <text:p>509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510" table:formula="of:=[.A510]+1" table:style-name="ce5">
            <text:p>510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511" table:formula="of:=[.A511]+1" table:style-name="ce5">
            <text:p>511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512" table:formula="of:=[.A512]+1" table:style-name="ce5">
            <text:p>512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13" table:formula="of:=[.A513]+1" table:style-name="ce5">
            <text:p>513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14" table:formula="of:=[.A514]+1" table:style-name="ce5">
            <text:p>514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15" table:formula="of:=[.A515]+1" table:style-name="ce5">
            <text:p>515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516" table:formula="of:=[.A516]+1" table:style-name="ce5">
            <text:p>516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17" table:formula="of:=[.A517]+1" table:style-name="ce5">
            <text:p>517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18" table:formula="of:=[.A518]+1" table:style-name="ce5">
            <text:p>518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519" table:formula="of:=[.A519]+1" table:style-name="ce5">
            <text:p>519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520" table:formula="of:=[.A520]+1" table:style-name="ce5">
            <text:p>520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21" table:formula="of:=[.A521]+1" table:style-name="ce5">
            <text:p>521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22" table:formula="of:=[.A522]+1" table:style-name="ce5">
            <text:p>522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23" table:formula="of:=[.A523]+1" table:style-name="ce5">
            <text:p>523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524" table:formula="of:=[.A524]+1" table:style-name="ce5">
            <text:p>524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525" table:formula="of:=[.A525]+1" table:style-name="ce5">
            <text:p>525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26" table:formula="of:=[.A526]+1" table:style-name="ce5">
            <text:p>526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27" table:formula="of:=[.A527]+1" table:style-name="ce5">
            <text:p>527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28" table:formula="of:=[.A528]+1" table:style-name="ce5">
            <text:p>528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29" table:formula="of:=[.A529]+1" table:style-name="ce5">
            <text:p>529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530" table:formula="of:=[.A530]+1" table:style-name="ce5">
            <text:p>530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31" table:formula="of:=[.A531]+1" table:style-name="ce5">
            <text:p>531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532" table:formula="of:=[.A532]+1" table:style-name="ce5">
            <text:p>532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533" table:formula="of:=[.A533]+1" table:style-name="ce5">
            <text:p>533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34" table:formula="of:=[.A534]+1" table:style-name="ce5">
            <text:p>534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35" table:formula="of:=[.A535]+1" table:style-name="ce5">
            <text:p>535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36" table:formula="of:=[.A536]+1" table:style-name="ce5">
            <text:p>536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37" table:formula="of:=[.A537]+1" table:style-name="ce5">
            <text:p>537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38" table:formula="of:=[.A538]+1" table:style-name="ce5">
            <text:p>538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39" table:formula="of:=[.A539]+1" table:style-name="ce5">
            <text:p>539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40" table:formula="of:=[.A540]+1" table:style-name="ce5">
            <text:p>540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541" table:formula="of:=[.A541]+1" table:style-name="ce5">
            <text:p>541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542" table:formula="of:=[.A542]+1" table:style-name="ce5">
            <text:p>542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543" table:formula="of:=[.A543]+1" table:style-name="ce5">
            <text:p>543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544" table:formula="of:=[.A544]+1" table:style-name="ce5">
            <text:p>544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45" table:formula="of:=[.A545]+1" table:style-name="ce5">
            <text:p>545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46" table:formula="of:=[.A546]+1" table:style-name="ce5">
            <text:p>546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47" table:formula="of:=[.A547]+1" table:style-name="ce5">
            <text:p>547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48" table:formula="of:=[.A548]+1" table:style-name="ce5">
            <text:p>548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49" table:formula="of:=[.A549]+1" table:style-name="ce5">
            <text:p>549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50" table:formula="of:=[.A550]+1" table:style-name="ce5">
            <text:p>550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51" table:formula="of:=[.A551]+1" table:style-name="ce5">
            <text:p>551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52" table:formula="of:=[.A552]+1" table:style-name="ce5">
            <text:p>552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53" table:formula="of:=[.A553]+1" table:style-name="ce5">
            <text:p>553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554" table:formula="of:=[.A554]+1" table:style-name="ce5">
            <text:p>554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555" table:formula="of:=[.A555]+1" table:style-name="ce5">
            <text:p>555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56" table:formula="of:=[.A556]+1" table:style-name="ce5">
            <text:p>556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557" table:formula="of:=[.A557]+1" table:style-name="ce5">
            <text:p>557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558" table:formula="of:=[.A558]+1" table:style-name="ce5">
            <text:p>558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559" table:formula="of:=[.A559]+1" table:style-name="ce5">
            <text:p>559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560" table:formula="of:=[.A560]+1" table:style-name="ce5">
            <text:p>560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561" table:formula="of:=[.A561]+1" table:style-name="ce5">
            <text:p>561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562" table:formula="of:=[.A562]+1" table:style-name="ce5">
            <text:p>562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563" table:formula="of:=[.A563]+1" table:style-name="ce5">
            <text:p>563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564" table:formula="of:=[.A564]+1" table:style-name="ce5">
            <text:p>564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565" table:formula="of:=[.A565]+1" table:style-name="ce5">
            <text:p>565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566" table:formula="of:=[.A566]+1" table:style-name="ce5">
            <text:p>566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567" table:formula="of:=[.A567]+1" table:style-name="ce5">
            <text:p>567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568" table:formula="of:=[.A568]+1" table:style-name="ce5">
            <text:p>568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569" table:formula="of:=[.A569]+1" table:style-name="ce5">
            <text:p>569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570" table:formula="of:=[.A570]+1" table:style-name="ce5">
            <text:p>570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571" table:formula="of:=[.A571]+1" table:style-name="ce5">
            <text:p>571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572" table:formula="of:=[.A572]+1" table:style-name="ce5">
            <text:p>572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573" table:formula="of:=[.A573]+1" table:style-name="ce5">
            <text:p>573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574" table:formula="of:=[.A574]+1" table:style-name="ce5">
            <text:p>574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575" table:formula="of:=[.A575]+1" table:style-name="ce5">
            <text:p>575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576" table:formula="of:=[.A576]+1" table:style-name="ce5">
            <text:p>576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577" table:formula="of:=[.A577]+1" table:style-name="ce5">
            <text:p>577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578" table:formula="of:=[.A578]+1" table:style-name="ce5">
            <text:p>578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579" table:formula="of:=[.A579]+1" table:style-name="ce5">
            <text:p>579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580" table:formula="of:=[.A580]+1" table:style-name="ce5">
            <text:p>580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581" table:formula="of:=[.A581]+1" table:style-name="ce5">
            <text:p>581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582" table:formula="of:=[.A582]+1" table:style-name="ce5">
            <text:p>582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583" table:formula="of:=[.A583]+1" table:style-name="ce5">
            <text:p>583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584" table:formula="of:=[.A584]+1" table:style-name="ce5">
            <text:p>584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585" table:formula="of:=[.A585]+1" table:style-name="ce5">
            <text:p>585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586" table:formula="of:=[.A586]+1" table:style-name="ce5">
            <text:p>586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587" table:formula="of:=[.A587]+1" table:style-name="ce5">
            <text:p>587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588" table:formula="of:=[.A588]+1" table:style-name="ce5">
            <text:p>588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589" table:formula="of:=[.A589]+1" table:style-name="ce5">
            <text:p>589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590" table:formula="of:=[.A590]+1" table:style-name="ce5">
            <text:p>590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591" table:formula="of:=[.A591]+1" table:style-name="ce5">
            <text:p>591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592" table:formula="of:=[.A592]+1" table:style-name="ce5">
            <text:p>592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593" table:formula="of:=[.A593]+1" table:style-name="ce5">
            <text:p>593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594" table:formula="of:=[.A594]+1" table:style-name="ce5">
            <text:p>594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595" table:formula="of:=[.A595]+1" table:style-name="ce5">
            <text:p>595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596" table:formula="of:=[.A596]+1" table:style-name="ce5">
            <text:p>596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597" table:formula="of:=[.A597]+1" table:style-name="ce5">
            <text:p>597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598" table:formula="of:=[.A598]+1" table:style-name="ce5">
            <text:p>598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599" table:formula="of:=[.A599]+1" table:style-name="ce5">
            <text:p>599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600" table:formula="of:=[.A600]+1" table:style-name="ce5">
            <text:p>600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601" table:formula="of:=[.A601]+1" table:style-name="ce5">
            <text:p>601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602" table:formula="of:=[.A602]+1" table:style-name="ce5">
            <text:p>602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03" table:formula="of:=[.A603]+1" table:style-name="ce5">
            <text:p>603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04" table:formula="of:=[.A604]+1" table:style-name="ce5">
            <text:p>604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05" table:formula="of:=[.A605]+1" table:style-name="ce5">
            <text:p>605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06" table:formula="of:=[.A606]+1" table:style-name="ce5">
            <text:p>606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607" table:formula="of:=[.A607]+1" table:style-name="ce5">
            <text:p>607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08" table:formula="of:=[.A608]+1" table:style-name="ce5">
            <text:p>608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609" table:formula="of:=[.A609]+1" table:style-name="ce5">
            <text:p>609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610" table:formula="of:=[.A610]+1" table:style-name="ce5">
            <text:p>610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11" table:formula="of:=[.A611]+1" table:style-name="ce5">
            <text:p>611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12" table:formula="of:=[.A612]+1" table:style-name="ce5">
            <text:p>612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13" table:formula="of:=[.A613]+1" table:style-name="ce5">
            <text:p>613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14" table:formula="of:=[.A614]+1" table:style-name="ce5">
            <text:p>614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15" table:formula="of:=[.A615]+1" table:style-name="ce5">
            <text:p>615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16" table:formula="of:=[.A616]+1" table:style-name="ce5">
            <text:p>616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17" table:formula="of:=[.A617]+1" table:style-name="ce5">
            <text:p>617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618" table:formula="of:=[.A618]+1" table:style-name="ce5">
            <text:p>618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619" table:formula="of:=[.A619]+1" table:style-name="ce5">
            <text:p>619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20" table:formula="of:=[.A620]+1" table:style-name="ce5">
            <text:p>620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21" table:formula="of:=[.A621]+1" table:style-name="ce5">
            <text:p>621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622" table:formula="of:=[.A622]+1" table:style-name="ce5">
            <text:p>622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23" table:formula="of:=[.A623]+1" table:style-name="ce5">
            <text:p>623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24" table:formula="of:=[.A624]+1" table:style-name="ce5">
            <text:p>624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25" table:formula="of:=[.A625]+1" table:style-name="ce5">
            <text:p>625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26" table:formula="of:=[.A626]+1" table:style-name="ce5">
            <text:p>626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27" table:formula="of:=[.A627]+1" table:style-name="ce5">
            <text:p>627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628" table:formula="of:=[.A628]+1" table:style-name="ce5">
            <text:p>628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629" table:formula="of:=[.A629]+1" table:style-name="ce5">
            <text:p>629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30" table:formula="of:=[.A630]+1" table:style-name="ce5">
            <text:p>630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31" table:formula="of:=[.A631]+1" table:style-name="ce5">
            <text:p>631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632" table:formula="of:=[.A632]+1" table:style-name="ce5">
            <text:p>632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33" table:formula="of:=[.A633]+1" table:style-name="ce5">
            <text:p>633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34" table:formula="of:=[.A634]+1" table:style-name="ce5">
            <text:p>634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635" table:formula="of:=[.A635]+1" table:style-name="ce5">
            <text:p>635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636" table:formula="of:=[.A636]+1" table:style-name="ce5">
            <text:p>636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37" table:formula="of:=[.A637]+1" table:style-name="ce5">
            <text:p>637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38" table:formula="of:=[.A638]+1" table:style-name="ce5">
            <text:p>638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639" table:formula="of:=[.A639]+1" table:style-name="ce5">
            <text:p>639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640" table:formula="of:=[.A640]+1" table:style-name="ce5">
            <text:p>640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641" table:formula="of:=[.A641]+1" table:style-name="ce5">
            <text:p>641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642" table:formula="of:=[.A642]+1" table:style-name="ce5">
            <text:p>642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643" table:formula="of:=[.A643]+1" table:style-name="ce5">
            <text:p>643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44" table:formula="of:=[.A644]+1" table:style-name="ce5">
            <text:p>644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45" table:formula="of:=[.A645]+1" table:style-name="ce5">
            <text:p>645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46" table:formula="of:=[.A646]+1" table:style-name="ce5">
            <text:p>646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47" table:formula="of:=[.A647]+1" table:style-name="ce5">
            <text:p>647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48" table:formula="of:=[.A648]+1" table:style-name="ce5">
            <text:p>648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49" table:formula="of:=[.A649]+1" table:style-name="ce5">
            <text:p>649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50" table:formula="of:=[.A650]+1" table:style-name="ce5">
            <text:p>650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51" table:formula="of:=[.A651]+1" table:style-name="ce5">
            <text:p>651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652" table:formula="of:=[.A652]+1" table:style-name="ce5">
            <text:p>652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653" table:formula="of:=[.A653]+1" table:style-name="ce5">
            <text:p>653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654" table:formula="of:=[.A654]+1" table:style-name="ce5">
            <text:p>654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655" table:formula="of:=[.A655]+1" table:style-name="ce5">
            <text:p>655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656" table:formula="of:=[.A656]+1" table:style-name="ce5">
            <text:p>656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657" table:formula="of:=[.A657]+1" table:style-name="ce5">
            <text:p>657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658" table:formula="of:=[.A658]+1" table:style-name="ce5">
            <text:p>658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659" table:formula="of:=[.A659]+1" table:style-name="ce5">
            <text:p>659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660" table:formula="of:=[.A660]+1" table:style-name="ce5">
            <text:p>660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661" table:formula="of:=[.A661]+1" table:style-name="ce5">
            <text:p>661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662" table:formula="of:=[.A662]+1" table:style-name="ce5">
            <text:p>662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663" table:formula="of:=[.A663]+1" table:style-name="ce5">
            <text:p>663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664" table:formula="of:=[.A664]+1" table:style-name="ce5">
            <text:p>664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665" table:formula="of:=[.A665]+1" table:style-name="ce5">
            <text:p>665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666" table:formula="of:=[.A666]+1" table:style-name="ce5">
            <text:p>666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667" table:formula="of:=[.A667]+1" table:style-name="ce5">
            <text:p>667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668" table:formula="of:=[.A668]+1" table:style-name="ce5">
            <text:p>668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669" table:formula="of:=[.A669]+1" table:style-name="ce5">
            <text:p>669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670" table:formula="of:=[.A670]+1" table:style-name="ce5">
            <text:p>670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671" table:formula="of:=[.A671]+1" table:style-name="ce5">
            <text:p>671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672" table:formula="of:=[.A672]+1" table:style-name="ce5">
            <text:p>672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673" table:formula="of:=[.A673]+1" table:style-name="ce5">
            <text:p>673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674" table:formula="of:=[.A674]+1" table:style-name="ce5">
            <text:p>674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675" table:formula="of:=[.A675]+1" table:style-name="ce5">
            <text:p>675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676" table:formula="of:=[.A676]+1" table:style-name="ce5">
            <text:p>676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677" table:formula="of:=[.A677]+1" table:style-name="ce5">
            <text:p>677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678" table:formula="of:=[.A678]+1" table:style-name="ce5">
            <text:p>678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679" table:formula="of:=[.A679]+1" table:style-name="ce5">
            <text:p>679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680" table:formula="of:=[.A680]+1" table:style-name="ce5">
            <text:p>680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681" table:formula="of:=[.A681]+1" table:style-name="ce5">
            <text:p>681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682" table:formula="of:=[.A682]+1" table:style-name="ce5">
            <text:p>682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683" table:formula="of:=[.A683]+1" table:style-name="ce5">
            <text:p>683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684" table:formula="of:=[.A684]+1" table:style-name="ce5">
            <text:p>684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685" table:formula="of:=[.A685]+1" table:style-name="ce5">
            <text:p>685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686" table:formula="of:=[.A686]+1" table:style-name="ce5">
            <text:p>686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687" table:formula="of:=[.A687]+1" table:style-name="ce5">
            <text:p>687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688" table:formula="of:=[.A688]+1" table:style-name="ce5">
            <text:p>688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689" table:formula="of:=[.A689]+1" table:style-name="ce5">
            <text:p>689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690" table:formula="of:=[.A690]+1" table:style-name="ce5">
            <text:p>690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691" table:formula="of:=[.A691]+1" table:style-name="ce5">
            <text:p>691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692" table:formula="of:=[.A692]+1" table:style-name="ce5">
            <text:p>692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693" table:formula="of:=[.A693]+1" table:style-name="ce5">
            <text:p>693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694" table:formula="of:=[.A694]+1" table:style-name="ce5">
            <text:p>694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695" table:formula="of:=[.A695]+1" table:style-name="ce5">
            <text:p>695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696" table:formula="of:=[.A696]+1" table:style-name="ce5">
            <text:p>696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697" table:formula="of:=[.A697]+1" table:style-name="ce5">
            <text:p>697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698" table:formula="of:=[.A698]+1" table:style-name="ce5">
            <text:p>698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699" table:formula="of:=[.A699]+1" table:style-name="ce5">
            <text:p>699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00" table:formula="of:=[.A700]+1" table:style-name="ce5">
            <text:p>700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01" table:formula="of:=[.A701]+1" table:style-name="ce5">
            <text:p>701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02" table:formula="of:=[.A702]+1" table:style-name="ce5">
            <text:p>702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703" table:formula="of:=[.A703]+1" table:style-name="ce5">
            <text:p>703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704" table:formula="of:=[.A704]+1" table:style-name="ce5">
            <text:p>704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05" table:formula="of:=[.A705]+1" table:style-name="ce5">
            <text:p>705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06" table:formula="of:=[.A706]+1" table:style-name="ce5">
            <text:p>706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07" table:formula="of:=[.A707]+1" table:style-name="ce5">
            <text:p>707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708" table:formula="of:=[.A708]+1" table:style-name="ce5">
            <text:p>708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09" table:formula="of:=[.A709]+1" table:style-name="ce5">
            <text:p>709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10" table:formula="of:=[.A710]+1" table:style-name="ce5">
            <text:p>710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11" table:formula="of:=[.A711]+1" table:style-name="ce5">
            <text:p>711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12" table:formula="of:=[.A712]+1" table:style-name="ce5">
            <text:p>712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13" table:formula="of:=[.A713]+1" table:style-name="ce5">
            <text:p>713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14" table:formula="of:=[.A714]+1" table:style-name="ce5">
            <text:p>714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715" table:formula="of:=[.A715]+1" table:style-name="ce5">
            <text:p>715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716" table:formula="of:=[.A716]+1" table:style-name="ce5">
            <text:p>716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717" table:formula="of:=[.A717]+1" table:style-name="ce5">
            <text:p>717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18" table:formula="of:=[.A718]+1" table:style-name="ce5">
            <text:p>718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19" table:formula="of:=[.A719]+1" table:style-name="ce5">
            <text:p>719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20" table:formula="of:=[.A720]+1" table:style-name="ce5">
            <text:p>720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721" table:formula="of:=[.A721]+1" table:style-name="ce5">
            <text:p>721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722" table:formula="of:=[.A722]+1" table:style-name="ce5">
            <text:p>722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23" table:formula="of:=[.A723]+1" table:style-name="ce5">
            <text:p>723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24" table:formula="of:=[.A724]+1" table:style-name="ce5">
            <text:p>724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25" table:formula="of:=[.A725]+1" table:style-name="ce5">
            <text:p>72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26" table:formula="of:=[.A726]+1" table:style-name="ce5">
            <text:p>726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27" table:formula="of:=[.A727]+1" table:style-name="ce5">
            <text:p>727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28" table:formula="of:=[.A728]+1" table:style-name="ce5">
            <text:p>728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29" table:formula="of:=[.A729]+1" table:style-name="ce5">
            <text:p>729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730" table:formula="of:=[.A730]+1" table:style-name="ce5">
            <text:p>730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731" table:formula="of:=[.A731]+1" table:style-name="ce5">
            <text:p>731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732" table:formula="of:=[.A732]+1" table:style-name="ce5">
            <text:p>732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33" table:formula="of:=[.A733]+1" table:style-name="ce5">
            <text:p>733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34" table:formula="of:=[.A734]+1" table:style-name="ce5">
            <text:p>734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735" table:formula="of:=[.A735]+1" table:style-name="ce5">
            <text:p>735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36" table:formula="of:=[.A736]+1" table:style-name="ce5">
            <text:p>736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37" table:formula="of:=[.A737]+1" table:style-name="ce5">
            <text:p>737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38" table:formula="of:=[.A738]+1" table:style-name="ce5">
            <text:p>738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39" table:formula="of:=[.A739]+1" table:style-name="ce5">
            <text:p>739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40" table:formula="of:=[.A740]+1" table:style-name="ce5">
            <text:p>740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41" table:formula="of:=[.A741]+1" table:style-name="ce5">
            <text:p>741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742" table:formula="of:=[.A742]+1" table:style-name="ce5">
            <text:p>742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43" table:formula="of:=[.A743]+1" table:style-name="ce5">
            <text:p>743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744" table:formula="of:=[.A744]+1" table:style-name="ce5">
            <text:p>744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45" table:formula="of:=[.A745]+1" table:style-name="ce5">
            <text:p>745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746" table:formula="of:=[.A746]+1" table:style-name="ce5">
            <text:p>746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747" table:formula="of:=[.A747]+1" table:style-name="ce5">
            <text:p>747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748" table:formula="of:=[.A748]+1" table:style-name="ce5">
            <text:p>748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749" table:formula="of:=[.A749]+1" table:style-name="ce5">
            <text:p>749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750" table:formula="of:=[.A750]+1" table:style-name="ce5">
            <text:p>750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751" table:formula="of:=[.A751]+1" table:style-name="ce5">
            <text:p>751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752" table:formula="of:=[.A752]+1" table:style-name="ce5">
            <text:p>752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753" table:formula="of:=[.A753]+1" table:style-name="ce5">
            <text:p>753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754" table:formula="of:=[.A754]+1" table:style-name="ce5">
            <text:p>754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755" table:formula="of:=[.A755]+1" table:style-name="ce5">
            <text:p>755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756" table:formula="of:=[.A756]+1" table:style-name="ce5">
            <text:p>756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757" table:formula="of:=[.A757]+1" table:style-name="ce5">
            <text:p>757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758" table:formula="of:=[.A758]+1" table:style-name="ce5">
            <text:p>758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759" table:formula="of:=[.A759]+1" table:style-name="ce5">
            <text:p>759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760" table:formula="of:=[.A760]+1" table:style-name="ce5">
            <text:p>760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761" table:formula="of:=[.A761]+1" table:style-name="ce5">
            <text:p>761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762" table:formula="of:=[.A762]+1" table:style-name="ce5">
            <text:p>762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763" table:formula="of:=[.A763]+1" table:style-name="ce5">
            <text:p>763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764" table:formula="of:=[.A764]+1" table:style-name="ce5">
            <text:p>764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765" table:formula="of:=[.A765]+1" table:style-name="ce5">
            <text:p>765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766" table:formula="of:=[.A766]+1" table:style-name="ce5">
            <text:p>766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767" table:formula="of:=[.A767]+1" table:style-name="ce5">
            <text:p>767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768" table:formula="of:=[.A768]+1" table:style-name="ce5">
            <text:p>768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769" table:formula="of:=[.A769]+1" table:style-name="ce5">
            <text:p>769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770" table:formula="of:=[.A770]+1" table:style-name="ce5">
            <text:p>770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771" table:formula="of:=[.A771]+1" table:style-name="ce5">
            <text:p>771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772" table:formula="of:=[.A772]+1" table:style-name="ce5">
            <text:p>772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773" table:formula="of:=[.A773]+1" table:style-name="ce5">
            <text:p>773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774" table:formula="of:=[.A774]+1" table:style-name="ce5">
            <text:p>774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775" table:formula="of:=[.A775]+1" table:style-name="ce5">
            <text:p>775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776" table:formula="of:=[.A776]+1" table:style-name="ce5">
            <text:p>77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777" table:formula="of:=[.A777]+1" table:style-name="ce5">
            <text:p>77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778" table:formula="of:=[.A778]+1" table:style-name="ce5">
            <text:p>778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779" table:formula="of:=[.A779]+1" table:style-name="ce5">
            <text:p>779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780" table:formula="of:=[.A780]+1" table:style-name="ce5">
            <text:p>780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781" table:formula="of:=[.A781]+1" table:style-name="ce5">
            <text:p>781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782" table:formula="of:=[.A782]+1" table:style-name="ce5">
            <text:p>782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783" table:formula="of:=[.A783]+1" table:style-name="ce5">
            <text:p>783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784" table:formula="of:=[.A784]+1" table:style-name="ce5">
            <text:p>784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785" table:formula="of:=[.A785]+1" table:style-name="ce5">
            <text:p>785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786" table:formula="of:=[.A786]+1" table:style-name="ce5">
            <text:p>786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787" table:formula="of:=[.A787]+1" table:style-name="ce5">
            <text:p>787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788" table:formula="of:=[.A788]+1" table:style-name="ce5">
            <text:p>788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789" table:formula="of:=[.A789]+1" table:style-name="ce5">
            <text:p>789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790" table:formula="of:=[.A790]+1" table:style-name="ce5">
            <text:p>790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791" table:formula="of:=[.A791]+1" table:style-name="ce5">
            <text:p>791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792" table:formula="of:=[.A792]+1" table:style-name="ce5">
            <text:p>792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793" table:formula="of:=[.A793]+1" table:style-name="ce5">
            <text:p>793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794" table:formula="of:=[.A794]+1" table:style-name="ce5">
            <text:p>794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795" table:formula="of:=[.A795]+1" table:style-name="ce5">
            <text:p>795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796" table:formula="of:=[.A796]+1" table:style-name="ce5">
            <text:p>796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797" table:formula="of:=[.A797]+1" table:style-name="ce5">
            <text:p>797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798" table:formula="of:=[.A798]+1" table:style-name="ce5">
            <text:p>798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799" table:formula="of:=[.A799]+1" table:style-name="ce5">
            <text:p>799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800" table:formula="of:=[.A800]+1" table:style-name="ce5">
            <text:p>800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01" table:formula="of:=[.A801]+1" table:style-name="ce5">
            <text:p>801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802" table:formula="of:=[.A802]+1" table:style-name="ce5">
            <text:p>802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03" table:formula="of:=[.A803]+1" table:style-name="ce5">
            <text:p>803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04" table:formula="of:=[.A804]+1" table:style-name="ce5">
            <text:p>804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05" table:formula="of:=[.A805]+1" table:style-name="ce5">
            <text:p>805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06" table:formula="of:=[.A806]+1" table:style-name="ce5">
            <text:p>806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style-name="ro1">
          <table:table-cell office:value-type="float" office:value="807" table:formula="of:=[.A807]+1" table:style-name="ce5">
            <text:p>807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08" table:formula="of:=[.A808]+1" table:style-name="ce5">
            <text:p>808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09" table:formula="of:=[.A809]+1" table:style-name="ce5">
            <text:p>809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10" table:formula="of:=[.A810]+1" table:style-name="ce5">
            <text:p>810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811" table:formula="of:=[.A811]+1" table:style-name="ce5">
            <text:p>811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12" table:formula="of:=[.A812]+1" table:style-name="ce5">
            <text:p>812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813" table:formula="of:=[.A813]+1" table:style-name="ce5">
            <text:p>813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14" table:formula="of:=[.A814]+1" table:style-name="ce5">
            <text:p>814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15" table:formula="of:=[.A815]+1" table:style-name="ce5">
            <text:p>815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816" table:formula="of:=[.A816]+1" table:style-name="ce5">
            <text:p>816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17" table:formula="of:=[.A817]+1" table:style-name="ce5">
            <text:p>817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18" table:formula="of:=[.A818]+1" table:style-name="ce5">
            <text:p>818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19" table:formula="of:=[.A819]+1" table:style-name="ce5">
            <text:p>819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756" table:style-name="ro1">
          <table:table-cell table:number-columns-repeated="16384"/>
        </table:table-row>
      </table:table>
      <table:table table:name="java-not-in-groovy" table:style-name="ta3">
        <table:table-column table:style-name="co8" table:default-cell-style-name="ce5"/>
        <table:table-column table:style-name="co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1">
            <text:p>/wiki/Mutex</text:p>
          </table:table-cell>
          <table:table-cell table:number-columns-repeated="16382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258" table:style-name="ce5">
            <text:p>258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259" table:style-name="ce5">
            <text:p>259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260" table:style-name="ce5">
            <text:p>260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261" table:style-name="ce5">
            <text:p>261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262" table:style-name="ce5">
            <text:p>262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263" table:style-name="ce5">
            <text:p>263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264" table:style-name="ce5">
            <text:p>264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265" table:style-name="ce5">
            <text:p>265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266" table:style-name="ce5">
            <text:p>26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267" table:style-name="ce5">
            <text:p>267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272" table:style-name="ce5">
            <text:p>272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273" table:style-name="ce5">
            <text:p>273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274" table:style-name="ce5">
            <text:p>274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275" table:style-name="ce5">
            <text:p>275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276" table:style-name="ce5">
            <text:p>276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277" table:style-name="ce5">
            <text:p>277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278" table:style-name="ce5">
            <text:p>278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279" table:style-name="ce5">
            <text:p>279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281" table:style-name="ce5">
            <text:p>281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282" table:style-name="ce5">
            <text:p>282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283" table:style-name="ce5">
            <text:p>283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284" table:style-name="ce5">
            <text:p>284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286" table:style-name="ce5">
            <text:p>286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287" table:style-name="ce5">
            <text:p>287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288" table:style-name="ce5">
            <text:p>288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289" table:style-name="ce5">
            <text:p>289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291" table:style-name="ce5">
            <text:p>291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292" table:style-name="ce5">
            <text:p>292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293" table:style-name="ce5">
            <text:p>293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294" table:style-name="ce5">
            <text:p>294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295" table:style-name="ce5">
            <text:p>295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296" table:style-name="ce5">
            <text:p>296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298" table:style-name="ce5">
            <text:p>298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299" table:style-name="ce5">
            <text:p>299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302" table:style-name="ce5">
            <text:p>302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304" table:style-name="ce5">
            <text:p>304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306" table:style-name="ce5">
            <text:p>306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308" table:style-name="ce5">
            <text:p>308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312" table:style-name="ce5">
            <text:p>312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315" table:style-name="ce5">
            <text:p>315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323" table:style-name="ce5">
            <text:p>323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324" table:style-name="ce5">
            <text:p>324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325" table:style-name="ce5">
            <text:p>325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326" table:style-name="ce5">
            <text:p>326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327" table:style-name="ce5">
            <text:p>327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328" table:style-name="ce5">
            <text:p>328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329" table:style-name="ce5">
            <text:p>329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331" table:style-name="ce5">
            <text:p>331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334" table:style-name="ce5">
            <text:p>33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335" table:style-name="ce5">
            <text:p>335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336" table:style-name="ce5">
            <text:p>336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337" table:style-name="ce5">
            <text:p>337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338" table:style-name="ce5">
            <text:p>338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339" table:style-name="ce5">
            <text:p>339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340" table:style-name="ce5">
            <text:p>340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341" table:style-name="ce5">
            <text:p>341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342" table:style-name="ce5">
            <text:p>342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343" table:style-name="ce5">
            <text:p>343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344" table:style-name="ce5">
            <text:p>344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345" table:style-name="ce5">
            <text:p>345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346" table:style-name="ce5">
            <text:p>346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347" table:style-name="ce5">
            <text:p>347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348" table:style-name="ce5">
            <text:p>348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349" table:style-name="ce5">
            <text:p>349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351" table:style-name="ce5">
            <text:p>351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352" table:style-name="ce5">
            <text:p>352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353" table:style-name="ce5">
            <text:p>353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354" table:style-name="ce5">
            <text:p>354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355" table:style-name="ce5">
            <text:p>355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356" table:style-name="ce5">
            <text:p>356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357" table:style-name="ce5">
            <text:p>357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358" table:style-name="ce5">
            <text:p>35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359" table:style-name="ce5">
            <text:p>35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361" table:style-name="ce5">
            <text:p>361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362" table:style-name="ce5">
            <text:p>362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363" table:style-name="ce5">
            <text:p>363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364" table:style-name="ce5">
            <text:p>364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365" table:style-name="ce5">
            <text:p>365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366" table:style-name="ce5">
            <text:p>366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367" table:style-name="ce5">
            <text:p>367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368" table:style-name="ce5">
            <text:p>368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369" table:style-name="ce5">
            <text:p>369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371" table:style-name="ce5">
            <text:p>371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372" table:style-name="ce5">
            <text:p>372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373" table:style-name="ce5">
            <text:p>373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374" table:style-name="ce5">
            <text:p>374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375" table:style-name="ce5">
            <text:p>375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376" table:style-name="ce5">
            <text:p>376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377" table:style-name="ce5">
            <text:p>377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378" table:style-name="ce5">
            <text:p>378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379" table:style-name="ce5">
            <text:p>379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381" table:style-name="ce5">
            <text:p>381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382" table:style-name="ce5">
            <text:p>382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383" table:style-name="ce5">
            <text:p>383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384" table:style-name="ce5">
            <text:p>384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385" table:style-name="ce5">
            <text:p>385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386" table:style-name="ce5">
            <text:p>386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387" table:style-name="ce5">
            <text:p>387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388" table:style-name="ce5">
            <text:p>388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389" table:style-name="ce5">
            <text:p>389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391" table:style-name="ce5">
            <text:p>391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392" table:style-name="ce5">
            <text:p>392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393" table:style-name="ce5">
            <text:p>393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394" table:style-name="ce5">
            <text:p>394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395" table:style-name="ce5">
            <text:p>395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396" table:style-name="ce5">
            <text:p>396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398" table:style-name="ce5">
            <text:p>398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399" table:style-name="ce5">
            <text:p>399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401" table:style-name="ce5">
            <text:p>401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402" table:style-name="ce5">
            <text:p>402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403" table:style-name="ce5">
            <text:p>403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404" table:style-name="ce5">
            <text:p>404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405" table:style-name="ce5">
            <text:p>405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406" table:style-name="ce5">
            <text:p>406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407" table:style-name="ce5">
            <text:p>407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408" table:style-name="ce5">
            <text:p>408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409" table:style-name="ce5">
            <text:p>409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411" table:style-name="ce5">
            <text:p>411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412" table:style-name="ce5">
            <text:p>412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413" table:style-name="ce5">
            <text:p>413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414" table:style-name="ce5">
            <text:p>414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415" table:style-name="ce5">
            <text:p>415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416" table:style-name="ce5">
            <text:p>41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417" table:style-name="ce5">
            <text:p>41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418" table:style-name="ce5">
            <text:p>418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419" table:style-name="ce5">
            <text:p>419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421" table:style-name="ce5">
            <text:p>421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422" table:style-name="ce5">
            <text:p>422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423" table:style-name="ce5">
            <text:p>423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424" table:style-name="ce5">
            <text:p>424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425" table:style-name="ce5">
            <text:p>425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426" table:style-name="ce5">
            <text:p>426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427" table:style-name="ce5">
            <text:p>427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428" table:style-name="ce5">
            <text:p>428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429" table:style-name="ce5">
            <text:p>42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430" table:style-name="ce5">
            <text:p>430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431" table:style-name="ce5">
            <text:p>431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432" table:style-name="ce5">
            <text:p>432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433" table:style-name="ce5">
            <text:p>433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434" table:style-name="ce5">
            <text:p>434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style-name="ro1">
          <table:table-cell office:value-type="float" office:value="435" table:style-name="ce5">
            <text:p>435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436" table:style-name="ce5">
            <text:p>436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437" table:style-name="ce5">
            <text:p>437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438" table:style-name="ce5">
            <text:p>438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439" table:style-name="ce5">
            <text:p>439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number-rows-repeated="1048136" table:style-name="ro1">
          <table:table-cell table:number-columns-repeated="16384"/>
        </table:table-row>
      </table:table>
      <table:table table:name="groovy" table:style-name="ta1">
        <table:table-column table:style-name="co3" table:default-cell-style-name="ce5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formula="of:=[.A2]+1" table:style-name="ce8">
            <text:p>2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3" table:formula="of:=[.A3]+1" table:style-name="ce8">
            <text:p>3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4" table:formula="of:=[.A4]+1" table:style-name="ce8">
            <text:p>4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5" table:formula="of:=[.A5]+1" table:style-name="ce8">
            <text:p>5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6" table:formula="of:=[.A6]+1" table:style-name="ce8">
            <text:p>6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7" table:formula="of:=[.A7]+1" table:style-name="ce8">
            <text:p>7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8" table:formula="of:=[.A8]+1" table:style-name="ce8">
            <text:p>8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9" table:formula="of:=[.A9]+1" table:style-name="ce8">
            <text:p>9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0" table:formula="of:=[.A10]+1" table:style-name="ce8">
            <text:p>10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1" table:formula="of:=[.A11]+1" table:style-name="ce8">
            <text:p>11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12" table:formula="of:=[.A12]+1" table:style-name="ce8">
            <text:p>12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13" table:formula="of:=[.A13]+1" table:style-name="ce8">
            <text:p>13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14" table:formula="of:=[.A14]+1" table:style-name="ce8">
            <text:p>14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15" table:formula="of:=[.A15]+1" table:style-name="ce8">
            <text:p>15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16" table:formula="of:=[.A16]+1" table:style-name="ce8">
            <text:p>16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17" table:formula="of:=[.A17]+1" table:style-name="ce8">
            <text:p>17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18" table:formula="of:=[.A18]+1" table:style-name="ce8">
            <text:p>18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19" table:formula="of:=[.A19]+1" table:style-name="ce8">
            <text:p>19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20" table:formula="of:=[.A20]+1" table:style-name="ce8">
            <text:p>20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21" table:formula="of:=[.A21]+1" table:style-name="ce8">
            <text:p>21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22" table:formula="of:=[.A22]+1" table:style-name="ce8">
            <text:p>22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23" table:formula="of:=[.A23]+1" table:style-name="ce8">
            <text:p>23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24" table:formula="of:=[.A24]+1" table:style-name="ce8">
            <text:p>24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25" table:formula="of:=[.A25]+1" table:style-name="ce8">
            <text:p>25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26" table:formula="of:=[.A26]+1" table:style-name="ce8">
            <text:p>26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27" table:formula="of:=[.A27]+1" table:style-name="ce8">
            <text:p>27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28" table:formula="of:=[.A28]+1" table:style-name="ce8">
            <text:p>28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29" table:formula="of:=[.A29]+1" table:style-name="ce8">
            <text:p>29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30" table:formula="of:=[.A30]+1" table:style-name="ce8">
            <text:p>30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31" table:formula="of:=[.A31]+1" table:style-name="ce8">
            <text:p>31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32" table:formula="of:=[.A32]+1" table:style-name="ce8">
            <text:p>32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33" table:formula="of:=[.A33]+1" table:style-name="ce8">
            <text:p>33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34" table:formula="of:=[.A34]+1" table:style-name="ce8">
            <text:p>34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35" table:formula="of:=[.A35]+1" table:style-name="ce8">
            <text:p>35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36" table:formula="of:=[.A36]+1" table:style-name="ce8">
            <text:p>36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37" table:formula="of:=[.A37]+1" table:style-name="ce8">
            <text:p>37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38" table:formula="of:=[.A38]+1" table:style-name="ce8">
            <text:p>38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39" table:formula="of:=[.A39]+1" table:style-name="ce8">
            <text:p>39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40" table:formula="of:=[.A40]+1" table:style-name="ce8">
            <text:p>40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41" table:formula="of:=[.A41]+1" table:style-name="ce8">
            <text:p>41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42" table:formula="of:=[.A42]+1" table:style-name="ce8">
            <text:p>42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43" table:formula="of:=[.A43]+1" table:style-name="ce8">
            <text:p>43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44" table:formula="of:=[.A44]+1" table:style-name="ce8">
            <text:p>44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45" table:formula="of:=[.A45]+1" table:style-name="ce8">
            <text:p>45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46" table:formula="of:=[.A46]+1" table:style-name="ce8">
            <text:p>46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47" table:formula="of:=[.A47]+1" table:style-name="ce8">
            <text:p>47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48" table:formula="of:=[.A48]+1" table:style-name="ce8">
            <text:p>48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49" table:formula="of:=[.A49]+1" table:style-name="ce8">
            <text:p>49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50" table:formula="of:=[.A50]+1" table:style-name="ce8">
            <text:p>50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51" table:formula="of:=[.A51]+1" table:style-name="ce8">
            <text:p>51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52" table:formula="of:=[.A52]+1" table:style-name="ce8">
            <text:p>52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53" table:formula="of:=[.A53]+1" table:style-name="ce8">
            <text:p>53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54" table:formula="of:=[.A54]+1" table:style-name="ce8">
            <text:p>54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55" table:formula="of:=[.A55]+1" table:style-name="ce8">
            <text:p>55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56" table:formula="of:=[.A56]+1" table:style-name="ce8">
            <text:p>56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57" table:formula="of:=[.A57]+1" table:style-name="ce8">
            <text:p>57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58" table:formula="of:=[.A58]+1" table:style-name="ce8">
            <text:p>58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59" table:formula="of:=[.A59]+1" table:style-name="ce8">
            <text:p>59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60" table:formula="of:=[.A60]+1" table:style-name="ce8">
            <text:p>60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61" table:formula="of:=[.A61]+1" table:style-name="ce8">
            <text:p>61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62" table:formula="of:=[.A62]+1" table:style-name="ce8">
            <text:p>62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63" table:formula="of:=[.A63]+1" table:style-name="ce8">
            <text:p>63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64" table:formula="of:=[.A64]+1" table:style-name="ce8">
            <text:p>64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65" table:formula="of:=[.A65]+1" table:style-name="ce8">
            <text:p>65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66" table:formula="of:=[.A66]+1" table:style-name="ce8">
            <text:p>66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67" table:formula="of:=[.A67]+1" table:style-name="ce8">
            <text:p>67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68" table:formula="of:=[.A68]+1" table:style-name="ce8">
            <text:p>68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69" table:formula="of:=[.A69]+1" table:style-name="ce8">
            <text:p>69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70" table:formula="of:=[.A70]+1" table:style-name="ce8">
            <text:p>70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71" table:formula="of:=[.A71]+1" table:style-name="ce8">
            <text:p>71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72" table:formula="of:=[.A72]+1" table:style-name="ce8">
            <text:p>72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73" table:formula="of:=[.A73]+1" table:style-name="ce8">
            <text:p>73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74" table:formula="of:=[.A74]+1" table:style-name="ce8">
            <text:p>74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75" table:formula="of:=[.A75]+1" table:style-name="ce8">
            <text:p>75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76" table:formula="of:=[.A76]+1" table:style-name="ce8">
            <text:p>76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77" table:formula="of:=[.A77]+1" table:style-name="ce8">
            <text:p>77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78" table:formula="of:=[.A78]+1" table:style-name="ce8">
            <text:p>78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79" table:formula="of:=[.A79]+1" table:style-name="ce8">
            <text:p>79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80" table:formula="of:=[.A80]+1" table:style-name="ce8">
            <text:p>80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81" table:formula="of:=[.A81]+1" table:style-name="ce8">
            <text:p>81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82" table:formula="of:=[.A82]+1" table:style-name="ce8">
            <text:p>82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83" table:formula="of:=[.A83]+1" table:style-name="ce8">
            <text:p>83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84" table:formula="of:=[.A84]+1" table:style-name="ce8">
            <text:p>84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85" table:formula="of:=[.A85]+1" table:style-name="ce8">
            <text:p>85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86" table:formula="of:=[.A86]+1" table:style-name="ce8">
            <text:p>86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87" table:formula="of:=[.A87]+1" table:style-name="ce8">
            <text:p>87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88" table:formula="of:=[.A88]+1" table:style-name="ce8">
            <text:p>88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89" table:formula="of:=[.A89]+1" table:style-name="ce8">
            <text:p>89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90" table:formula="of:=[.A90]+1" table:style-name="ce8">
            <text:p>90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91" table:formula="of:=[.A91]+1" table:style-name="ce8">
            <text:p>91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92" table:formula="of:=[.A92]+1" table:style-name="ce8">
            <text:p>92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93" table:formula="of:=[.A93]+1" table:style-name="ce8">
            <text:p>93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94" table:formula="of:=[.A94]+1" table:style-name="ce8">
            <text:p>94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95" table:formula="of:=[.A95]+1" table:style-name="ce8">
            <text:p>95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96" table:formula="of:=[.A96]+1" table:style-name="ce8">
            <text:p>96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97" table:formula="of:=[.A97]+1" table:style-name="ce8">
            <text:p>97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98" table:formula="of:=[.A98]+1" table:style-name="ce8">
            <text:p>98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99" table:formula="of:=[.A99]+1" table:style-name="ce8">
            <text:p>99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00]+1" table:style-name="ce8">
            <text:p>100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101" table:formula="of:=[.A101]+1" table:style-name="ce8">
            <text:p>101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102" table:formula="of:=[.A102]+1" table:style-name="ce8">
            <text:p>102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103" table:formula="of:=[.A103]+1" table:style-name="ce8">
            <text:p>103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104" table:formula="of:=[.A104]+1" table:style-name="ce8">
            <text:p>104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05]+1" table:style-name="ce8">
            <text:p>105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106" table:formula="of:=[.A106]+1" table:style-name="ce8">
            <text:p>106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107" table:formula="of:=[.A107]+1" table:style-name="ce8">
            <text:p>107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108" table:formula="of:=[.A108]+1" table:style-name="ce8">
            <text:p>108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109" table:formula="of:=[.A109]+1" table:style-name="ce8">
            <text:p>109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10]+1" table:style-name="ce8">
            <text:p>110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111" table:formula="of:=[.A111]+1" table:style-name="ce8">
            <text:p>111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112" table:formula="of:=[.A112]+1" table:style-name="ce8">
            <text:p>112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113" table:formula="of:=[.A113]+1" table:style-name="ce8">
            <text:p>113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114" table:formula="of:=[.A114]+1" table:style-name="ce8">
            <text:p>114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15]+1" table:style-name="ce8">
            <text:p>115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116" table:formula="of:=[.A116]+1" table:style-name="ce8">
            <text:p>116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117" table:formula="of:=[.A117]+1" table:style-name="ce8">
            <text:p>117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118" table:formula="of:=[.A118]+1" table:style-name="ce8">
            <text:p>118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119" table:formula="of:=[.A119]+1" table:style-name="ce8">
            <text:p>119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20]+1" table:style-name="ce8">
            <text:p>120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121" table:formula="of:=[.A121]+1" table:style-name="ce8">
            <text:p>121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122" table:formula="of:=[.A122]+1" table:style-name="ce8">
            <text:p>122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123" table:formula="of:=[.A123]+1" table:style-name="ce8">
            <text:p>123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124" table:formula="of:=[.A124]+1" table:style-name="ce8">
            <text:p>124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25]+1" table:style-name="ce8">
            <text:p>125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126" table:formula="of:=[.A126]+1" table:style-name="ce8">
            <text:p>126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127" table:formula="of:=[.A127]+1" table:style-name="ce8">
            <text:p>127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128" table:formula="of:=[.A128]+1" table:style-name="ce8">
            <text:p>128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129" table:formula="of:=[.A129]+1" table:style-name="ce8">
            <text:p>129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30]+1" table:style-name="ce8">
            <text:p>130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131" table:formula="of:=[.A131]+1" table:style-name="ce8">
            <text:p>131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132" table:formula="of:=[.A132]+1" table:style-name="ce8">
            <text:p>132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133" table:formula="of:=[.A133]+1" table:style-name="ce8">
            <text:p>133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134" table:formula="of:=[.A134]+1" table:style-name="ce8">
            <text:p>134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35]+1" table:style-name="ce8">
            <text:p>135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136" table:formula="of:=[.A136]+1" table:style-name="ce8">
            <text:p>136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137" table:formula="of:=[.A137]+1" table:style-name="ce8">
            <text:p>137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138" table:formula="of:=[.A138]+1" table:style-name="ce8">
            <text:p>138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139" table:formula="of:=[.A139]+1" table:style-name="ce8">
            <text:p>139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40]+1" table:style-name="ce8">
            <text:p>140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141" table:formula="of:=[.A141]+1" table:style-name="ce8">
            <text:p>141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142" table:formula="of:=[.A142]+1" table:style-name="ce8">
            <text:p>142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143" table:formula="of:=[.A143]+1" table:style-name="ce8">
            <text:p>143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44]+1" table:style-name="ce8">
            <text:p>144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45]+1" table:style-name="ce8">
            <text:p>145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146" table:formula="of:=[.A146]+1" table:style-name="ce8">
            <text:p>146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147" table:formula="of:=[.A147]+1" table:style-name="ce8">
            <text:p>147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148" table:formula="of:=[.A148]+1" table:style-name="ce8">
            <text:p>148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149" table:formula="of:=[.A149]+1" table:style-name="ce8">
            <text:p>149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50]+1" table:style-name="ce8">
            <text:p>150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151" table:formula="of:=[.A151]+1" table:style-name="ce8">
            <text:p>151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152" table:formula="of:=[.A152]+1" table:style-name="ce8">
            <text:p>152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153" table:formula="of:=[.A153]+1" table:style-name="ce8">
            <text:p>153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154" table:formula="of:=[.A154]+1" table:style-name="ce8">
            <text:p>154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55]+1" table:style-name="ce8">
            <text:p>155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156" table:formula="of:=[.A156]+1" table:style-name="ce8">
            <text:p>156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157" table:formula="of:=[.A157]+1" table:style-name="ce8">
            <text:p>157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158" table:formula="of:=[.A158]+1" table:style-name="ce8">
            <text:p>158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159" table:formula="of:=[.A159]+1" table:style-name="ce8">
            <text:p>159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60]+1" table:style-name="ce8">
            <text:p>160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161" table:formula="of:=[.A161]+1" table:style-name="ce8">
            <text:p>161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162" table:formula="of:=[.A162]+1" table:style-name="ce8">
            <text:p>162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163" table:formula="of:=[.A163]+1" table:style-name="ce8">
            <text:p>163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164" table:formula="of:=[.A164]+1" table:style-name="ce8">
            <text:p>164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65]+1" table:style-name="ce8">
            <text:p>165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166" table:formula="of:=[.A166]+1" table:style-name="ce8">
            <text:p>166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167" table:formula="of:=[.A167]+1" table:style-name="ce8">
            <text:p>167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168" table:formula="of:=[.A168]+1" table:style-name="ce8">
            <text:p>168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169" table:formula="of:=[.A169]+1" table:style-name="ce8">
            <text:p>169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70]+1" table:style-name="ce8">
            <text:p>170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171" table:formula="of:=[.A171]+1" table:style-name="ce8">
            <text:p>171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172" table:formula="of:=[.A172]+1" table:style-name="ce8">
            <text:p>172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173" table:formula="of:=[.A173]+1" table:style-name="ce8">
            <text:p>173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174" table:formula="of:=[.A174]+1" table:style-name="ce8">
            <text:p>174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175" table:formula="of:=[.A175]+1" table:style-name="ce8">
            <text:p>175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176" table:formula="of:=[.A176]+1" table:style-name="ce8">
            <text:p>176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177" table:formula="of:=[.A177]+1" table:style-name="ce8">
            <text:p>177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178" table:formula="of:=[.A178]+1" table:style-name="ce8">
            <text:p>178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179" table:formula="of:=[.A179]+1" table:style-name="ce8">
            <text:p>179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180" table:formula="of:=[.A180]+1" table:style-name="ce8">
            <text:p>180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181" table:formula="of:=[.A181]+1" table:style-name="ce8">
            <text:p>181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182" table:formula="of:=[.A182]+1" table:style-name="ce8">
            <text:p>182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183" table:formula="of:=[.A183]+1" table:style-name="ce8">
            <text:p>183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184" table:formula="of:=[.A184]+1" table:style-name="ce8">
            <text:p>184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185" table:formula="of:=[.A185]+1" table:style-name="ce8">
            <text:p>185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186" table:formula="of:=[.A186]+1" table:style-name="ce8">
            <text:p>186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187" table:formula="of:=[.A187]+1" table:style-name="ce8">
            <text:p>187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188" table:formula="of:=[.A188]+1" table:style-name="ce8">
            <text:p>188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189" table:formula="of:=[.A189]+1" table:style-name="ce8">
            <text:p>189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190" table:formula="of:=[.A190]+1" table:style-name="ce8">
            <text:p>190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191" table:formula="of:=[.A191]+1" table:style-name="ce8">
            <text:p>191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192" table:formula="of:=[.A192]+1" table:style-name="ce8">
            <text:p>192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193" table:formula="of:=[.A193]+1" table:style-name="ce8">
            <text:p>193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194" table:formula="of:=[.A194]+1" table:style-name="ce8">
            <text:p>194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195" table:formula="of:=[.A195]+1" table:style-name="ce8">
            <text:p>195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196" table:formula="of:=[.A196]+1" table:style-name="ce8">
            <text:p>196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197" table:formula="of:=[.A197]+1" table:style-name="ce8">
            <text:p>197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198" table:formula="of:=[.A198]+1" table:style-name="ce8">
            <text:p>198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199" table:formula="of:=[.A199]+1" table:style-name="ce8">
            <text:p>199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200" table:formula="of:=[.A200]+1" table:style-name="ce8">
            <text:p>200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201" table:formula="of:=[.A201]+1" table:style-name="ce8">
            <text:p>201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202" table:formula="of:=[.A202]+1" table:style-name="ce8">
            <text:p>202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203" table:formula="of:=[.A203]+1" table:style-name="ce8">
            <text:p>203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204" table:formula="of:=[.A204]+1" table:style-name="ce8">
            <text:p>204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205" table:formula="of:=[.A205]+1" table:style-name="ce8">
            <text:p>205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206" table:formula="of:=[.A206]+1" table:style-name="ce8">
            <text:p>206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207" table:formula="of:=[.A207]+1" table:style-name="ce8">
            <text:p>207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208" table:formula="of:=[.A208]+1" table:style-name="ce8">
            <text:p>208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209" table:formula="of:=[.A209]+1" table:style-name="ce8">
            <text:p>209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210" table:formula="of:=[.A210]+1" table:style-name="ce8">
            <text:p>210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211" table:formula="of:=[.A211]+1" table:style-name="ce8">
            <text:p>211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212" table:formula="of:=[.A212]+1" table:style-name="ce8">
            <text:p>212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213" table:formula="of:=[.A213]+1" table:style-name="ce8">
            <text:p>213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214" table:formula="of:=[.A214]+1" table:style-name="ce8">
            <text:p>214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215" table:formula="of:=[.A215]+1" table:style-name="ce8">
            <text:p>215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216" table:formula="of:=[.A216]+1" table:style-name="ce8">
            <text:p>216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217" table:formula="of:=[.A217]+1" table:style-name="ce8">
            <text:p>217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218" table:formula="of:=[.A218]+1" table:style-name="ce8">
            <text:p>218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219" table:formula="of:=[.A219]+1" table:style-name="ce8">
            <text:p>219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220" table:formula="of:=[.A220]+1" table:style-name="ce8">
            <text:p>220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221" table:formula="of:=[.A221]+1" table:style-name="ce8">
            <text:p>221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222" table:formula="of:=[.A222]+1" table:style-name="ce8">
            <text:p>222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223" table:formula="of:=[.A223]+1" table:style-name="ce8">
            <text:p>223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224" table:formula="of:=[.A224]+1" table:style-name="ce8">
            <text:p>224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225" table:formula="of:=[.A225]+1" table:style-name="ce8">
            <text:p>225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226" table:formula="of:=[.A226]+1" table:style-name="ce8">
            <text:p>226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227" table:formula="of:=[.A227]+1" table:style-name="ce8">
            <text:p>22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228" table:formula="of:=[.A228]+1" table:style-name="ce8">
            <text:p>228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229" table:formula="of:=[.A229]+1" table:style-name="ce8">
            <text:p>229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230" table:formula="of:=[.A230]+1" table:style-name="ce8">
            <text:p>230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231" table:formula="of:=[.A231]+1" table:style-name="ce8">
            <text:p>231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232" table:formula="of:=[.A232]+1" table:style-name="ce8">
            <text:p>232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233" table:formula="of:=[.A233]+1" table:style-name="ce8">
            <text:p>233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234" table:formula="of:=[.A234]+1" table:style-name="ce8">
            <text:p>234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235" table:formula="of:=[.A235]+1" table:style-name="ce8">
            <text:p>235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236" table:formula="of:=[.A236]+1" table:style-name="ce8">
            <text:p>236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237" table:formula="of:=[.A237]+1" table:style-name="ce8">
            <text:p>237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238" table:formula="of:=[.A238]+1" table:style-name="ce8">
            <text:p>238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239" table:formula="of:=[.A239]+1" table:style-name="ce8">
            <text:p>239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240" table:formula="of:=[.A240]+1" table:style-name="ce8">
            <text:p>240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241" table:formula="of:=[.A241]+1" table:style-name="ce8">
            <text:p>241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242" table:formula="of:=[.A242]+1" table:style-name="ce8">
            <text:p>242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243" table:formula="of:=[.A243]+1" table:style-name="ce8">
            <text:p>243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244" table:formula="of:=[.A244]+1" table:style-name="ce8">
            <text:p>244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245" table:formula="of:=[.A245]+1" table:style-name="ce8">
            <text:p>245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246" table:formula="of:=[.A246]+1" table:style-name="ce8">
            <text:p>246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247" table:formula="of:=[.A247]+1" table:style-name="ce8">
            <text:p>247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248" table:formula="of:=[.A248]+1" table:style-name="ce8">
            <text:p>248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249" table:formula="of:=[.A249]+1" table:style-name="ce8">
            <text:p>249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250" table:formula="of:=[.A250]+1" table:style-name="ce8">
            <text:p>250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251" table:formula="of:=[.A251]+1" table:style-name="ce8">
            <text:p>251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252" table:formula="of:=[.A252]+1" table:style-name="ce8">
            <text:p>252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253" table:formula="of:=[.A253]+1" table:style-name="ce8">
            <text:p>253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254" table:formula="of:=[.A254]+1" table:style-name="ce8">
            <text:p>254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255" table:formula="of:=[.A255]+1" table:style-name="ce8">
            <text:p>255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256" table:formula="of:=[.A256]+1" table:style-name="ce8">
            <text:p>256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257" table:formula="of:=[.A257]+1" table:style-name="ce8">
            <text:p>257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258" table:formula="of:=[.A258]+1" table:style-name="ce8">
            <text:p>258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259" table:formula="of:=[.A259]+1" table:style-name="ce8">
            <text:p>259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260" table:formula="of:=[.A260]+1" table:style-name="ce8">
            <text:p>260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261" table:formula="of:=[.A261]+1" table:style-name="ce8">
            <text:p>261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262" table:formula="of:=[.A262]+1" table:style-name="ce8">
            <text:p>262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263" table:formula="of:=[.A263]+1" table:style-name="ce8">
            <text:p>263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264" table:formula="of:=[.A264]+1" table:style-name="ce8">
            <text:p>264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265" table:formula="of:=[.A265]+1" table:style-name="ce8">
            <text:p>265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266" table:formula="of:=[.A266]+1" table:style-name="ce8">
            <text:p>266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267" table:formula="of:=[.A267]+1" table:style-name="ce8">
            <text:p>267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268" table:formula="of:=[.A268]+1" table:style-name="ce8">
            <text:p>268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269" table:formula="of:=[.A269]+1" table:style-name="ce8">
            <text:p>269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270" table:formula="of:=[.A270]+1" table:style-name="ce8">
            <text:p>270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271" table:formula="of:=[.A271]+1" table:style-name="ce8">
            <text:p>271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272" table:formula="of:=[.A272]+1" table:style-name="ce8">
            <text:p>272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273" table:formula="of:=[.A273]+1" table:style-name="ce8">
            <text:p>273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274" table:formula="of:=[.A274]+1" table:style-name="ce8">
            <text:p>274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275" table:formula="of:=[.A275]+1" table:style-name="ce8">
            <text:p>275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276" table:formula="of:=[.A276]+1" table:style-name="ce8">
            <text:p>276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277" table:formula="of:=[.A277]+1" table:style-name="ce8">
            <text:p>277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278" table:formula="of:=[.A278]+1" table:style-name="ce8">
            <text:p>278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279" table:formula="of:=[.A279]+1" table:style-name="ce8">
            <text:p>279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280" table:formula="of:=[.A280]+1" table:style-name="ce8">
            <text:p>280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281" table:formula="of:=[.A281]+1" table:style-name="ce8">
            <text:p>281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282" table:formula="of:=[.A282]+1" table:style-name="ce8">
            <text:p>282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283" table:formula="of:=[.A283]+1" table:style-name="ce8">
            <text:p>283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284" table:formula="of:=[.A284]+1" table:style-name="ce8">
            <text:p>284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285" table:formula="of:=[.A285]+1" table:style-name="ce8">
            <text:p>285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286" table:formula="of:=[.A286]+1" table:style-name="ce8">
            <text:p>286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287" table:formula="of:=[.A287]+1" table:style-name="ce8">
            <text:p>287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288" table:formula="of:=[.A288]+1" table:style-name="ce8">
            <text:p>288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289" table:formula="of:=[.A289]+1" table:style-name="ce8">
            <text:p>289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290" table:formula="of:=[.A290]+1" table:style-name="ce8">
            <text:p>290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291" table:formula="of:=[.A291]+1" table:style-name="ce8">
            <text:p>291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292" table:formula="of:=[.A292]+1" table:style-name="ce8">
            <text:p>292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293" table:formula="of:=[.A293]+1" table:style-name="ce8">
            <text:p>293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294" table:formula="of:=[.A294]+1" table:style-name="ce8">
            <text:p>294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295" table:formula="of:=[.A295]+1" table:style-name="ce8">
            <text:p>295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296" table:formula="of:=[.A296]+1" table:style-name="ce8">
            <text:p>296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297" table:formula="of:=[.A297]+1" table:style-name="ce8">
            <text:p>297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298" table:formula="of:=[.A298]+1" table:style-name="ce8">
            <text:p>298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299" table:formula="of:=[.A299]+1" table:style-name="ce8">
            <text:p>299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300" table:formula="of:=[.A300]+1" table:style-name="ce8">
            <text:p>300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301" table:formula="of:=[.A301]+1" table:style-name="ce8">
            <text:p>301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302" table:formula="of:=[.A302]+1" table:style-name="ce8">
            <text:p>302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303" table:formula="of:=[.A303]+1" table:style-name="ce8">
            <text:p>303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304" table:formula="of:=[.A304]+1" table:style-name="ce8">
            <text:p>304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305" table:formula="of:=[.A305]+1" table:style-name="ce8">
            <text:p>305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306" table:formula="of:=[.A306]+1" table:style-name="ce8">
            <text:p>306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307" table:formula="of:=[.A307]+1" table:style-name="ce8">
            <text:p>307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308" table:formula="of:=[.A308]+1" table:style-name="ce8">
            <text:p>308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309" table:formula="of:=[.A309]+1" table:style-name="ce8">
            <text:p>309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310" table:formula="of:=[.A310]+1" table:style-name="ce8">
            <text:p>310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311" table:formula="of:=[.A311]+1" table:style-name="ce8">
            <text:p>311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312" table:formula="of:=[.A312]+1" table:style-name="ce8">
            <text:p>312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313" table:formula="of:=[.A313]+1" table:style-name="ce8">
            <text:p>313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314" table:formula="of:=[.A314]+1" table:style-name="ce8">
            <text:p>314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315" table:formula="of:=[.A315]+1" table:style-name="ce8">
            <text:p>315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316" table:formula="of:=[.A316]+1" table:style-name="ce8">
            <text:p>316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317" table:formula="of:=[.A317]+1" table:style-name="ce8">
            <text:p>317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318" table:formula="of:=[.A318]+1" table:style-name="ce8">
            <text:p>31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319" table:formula="of:=[.A319]+1" table:style-name="ce8">
            <text:p>319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320" table:formula="of:=[.A320]+1" table:style-name="ce8">
            <text:p>320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321" table:formula="of:=[.A321]+1" table:style-name="ce8">
            <text:p>321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322" table:formula="of:=[.A322]+1" table:style-name="ce8">
            <text:p>322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323" table:formula="of:=[.A323]+1" table:style-name="ce8">
            <text:p>323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324" table:formula="of:=[.A324]+1" table:style-name="ce8">
            <text:p>324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325" table:formula="of:=[.A325]+1" table:style-name="ce8">
            <text:p>325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326" table:formula="of:=[.A326]+1" table:style-name="ce8">
            <text:p>326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327" table:formula="of:=[.A327]+1" table:style-name="ce8">
            <text:p>327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328" table:formula="of:=[.A328]+1" table:style-name="ce8">
            <text:p>328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329" table:formula="of:=[.A329]+1" table:style-name="ce8">
            <text:p>329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330" table:formula="of:=[.A330]+1" table:style-name="ce8">
            <text:p>330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331" table:formula="of:=[.A331]+1" table:style-name="ce8">
            <text:p>331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332" table:formula="of:=[.A332]+1" table:style-name="ce8">
            <text:p>332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333" table:formula="of:=[.A333]+1" table:style-name="ce8">
            <text:p>333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334" table:formula="of:=[.A334]+1" table:style-name="ce8">
            <text:p>334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335" table:formula="of:=[.A335]+1" table:style-name="ce8">
            <text:p>335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336" table:formula="of:=[.A336]+1" table:style-name="ce8">
            <text:p>336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337" table:formula="of:=[.A337]+1" table:style-name="ce8">
            <text:p>337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338" table:formula="of:=[.A338]+1" table:style-name="ce8">
            <text:p>338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339" table:formula="of:=[.A339]+1" table:style-name="ce8">
            <text:p>339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340" table:formula="of:=[.A340]+1" table:style-name="ce8">
            <text:p>34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341" table:formula="of:=[.A341]+1" table:style-name="ce8">
            <text:p>34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342" table:formula="of:=[.A342]+1" table:style-name="ce8">
            <text:p>342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343" table:formula="of:=[.A343]+1" table:style-name="ce8">
            <text:p>343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344" table:formula="of:=[.A344]+1" table:style-name="ce8">
            <text:p>344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345" table:formula="of:=[.A345]+1" table:style-name="ce8">
            <text:p>345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346" table:formula="of:=[.A346]+1" table:style-name="ce8">
            <text:p>346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347" table:formula="of:=[.A347]+1" table:style-name="ce8">
            <text:p>347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348" table:formula="of:=[.A348]+1" table:style-name="ce8">
            <text:p>348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349" table:formula="of:=[.A349]+1" table:style-name="ce8">
            <text:p>349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350" table:formula="of:=[.A350]+1" table:style-name="ce8">
            <text:p>350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351" table:formula="of:=[.A351]+1" table:style-name="ce8">
            <text:p>351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352" table:formula="of:=[.A352]+1" table:style-name="ce8">
            <text:p>352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353" table:formula="of:=[.A353]+1" table:style-name="ce8">
            <text:p>353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354" table:formula="of:=[.A354]+1" table:style-name="ce8">
            <text:p>354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355" table:formula="of:=[.A355]+1" table:style-name="ce8">
            <text:p>355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356" table:formula="of:=[.A356]+1" table:style-name="ce8">
            <text:p>356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357" table:formula="of:=[.A357]+1" table:style-name="ce8">
            <text:p>357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358" table:formula="of:=[.A358]+1" table:style-name="ce8">
            <text:p>358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359" table:formula="of:=[.A359]+1" table:style-name="ce8">
            <text:p>359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360" table:formula="of:=[.A360]+1" table:style-name="ce8">
            <text:p>360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361" table:formula="of:=[.A361]+1" table:style-name="ce8">
            <text:p>361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362" table:formula="of:=[.A362]+1" table:style-name="ce8">
            <text:p>362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363" table:formula="of:=[.A363]+1" table:style-name="ce8">
            <text:p>363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364" table:formula="of:=[.A364]+1" table:style-name="ce8">
            <text:p>36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365" table:formula="of:=[.A365]+1" table:style-name="ce8">
            <text:p>365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366" table:formula="of:=[.A366]+1" table:style-name="ce8">
            <text:p>366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367" table:formula="of:=[.A367]+1" table:style-name="ce8">
            <text:p>367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368" table:formula="of:=[.A368]+1" table:style-name="ce8">
            <text:p>368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369" table:formula="of:=[.A369]+1" table:style-name="ce8">
            <text:p>369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370" table:formula="of:=[.A370]+1" table:style-name="ce8">
            <text:p>370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371" table:formula="of:=[.A371]+1" table:style-name="ce8">
            <text:p>371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372" table:formula="of:=[.A372]+1" table:style-name="ce8">
            <text:p>37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373" table:formula="of:=[.A373]+1" table:style-name="ce8">
            <text:p>37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374" table:formula="of:=[.A374]+1" table:style-name="ce8">
            <text:p>37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375" table:formula="of:=[.A375]+1" table:style-name="ce8">
            <text:p>37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376" table:formula="of:=[.A376]+1" table:style-name="ce8">
            <text:p>376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377" table:formula="of:=[.A377]+1" table:style-name="ce8">
            <text:p>377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378" table:formula="of:=[.A378]+1" table:style-name="ce8">
            <text:p>378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379" table:formula="of:=[.A379]+1" table:style-name="ce8">
            <text:p>379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380" table:formula="of:=[.A380]+1" table:style-name="ce8">
            <text:p>380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381" table:formula="of:=[.A381]+1" table:style-name="ce8">
            <text:p>381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382" table:formula="of:=[.A382]+1" table:style-name="ce8">
            <text:p>382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383" table:formula="of:=[.A383]+1" table:style-name="ce8">
            <text:p>383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384" table:formula="of:=[.A384]+1" table:style-name="ce8">
            <text:p>384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385" table:formula="of:=[.A385]+1" table:style-name="ce8">
            <text:p>385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386" table:formula="of:=[.A386]+1" table:style-name="ce8">
            <text:p>386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387" table:formula="of:=[.A387]+1" table:style-name="ce8">
            <text:p>387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388" table:formula="of:=[.A388]+1" table:style-name="ce8">
            <text:p>388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8187" table:style-name="ro1">
          <table:table-cell table:number-columns-repeated="16384"/>
        </table:table-row>
      </table:table>
      <table:table table:name="groovy-not-in-java" table:style-name="ta1">
        <table:table-column table:style-name="co3" table:default-cell-style-name="ce5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2" table:formula="of:=[.A2]+1" table:style-name="ce5">
            <text:p>2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3" table:formula="of:=[.A3]+1" table:style-name="ce5">
            <text:p>3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4" table:formula="of:=[.A4]+1" table:style-name="ce5">
            <text:p>4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5" table:formula="of:=[.A5]+1" table:style-name="ce5">
            <text:p>5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6" table:formula="of:=[.A6]+1" table:style-name="ce5">
            <text:p>6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7" table:formula="of:=[.A7]+1" table:style-name="ce5">
            <text:p>7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8" table:formula="of:=[.A8]+1" table:style-name="ce5">
            <text:p>8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all-not-in-java" table:style-name="ta4">
        <table:table-column table:style-name="co12" table:number-columns-repeated="2" table:default-cell-style-name="ce5"/>
        <table:table-column table:style-name="co13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All-ID*</text:p>
          </table:table-cell>
          <table:table-cell office:value-type="string" table:style-name="ce3">
            <text:p>example</text:p>
          </table:table-cell>
          <table:table-cell office:value-type="string" table:style-name="ce9">
            <text:p>* All-ID values &gt; 1000 are draft tasks</text:p>
          </table:table-cell>
          <table:table-cell table:number-columns-repeated="1638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01" table:style-name="ce5">
            <text:p>1001</text:p>
          </table:table-cell>
          <table:table-cell office:value-type="string" table:style-name="ce1">
            <text:p>/wiki/A*_search_algorithm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02" table:style-name="ce5">
            <text:p>1002</text:p>
          </table:table-cell>
          <table:table-cell office:value-type="string" table:style-name="ce1">
            <text:p>/wiki/Abbreviations,_automatic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003" table:style-name="ce5">
            <text:p>1003</text:p>
          </table:table-cell>
          <table:table-cell office:value-type="string" table:style-name="ce1">
            <text:p>/wiki/Abbreviations,_easy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004" table:style-name="ce5">
            <text:p>1004</text:p>
          </table:table-cell>
          <table:table-cell office:value-type="string" table:style-name="ce1">
            <text:p>/wiki/Abbreviations,_simple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005" table:style-name="ce5">
            <text:p>1005</text:p>
          </table:table-cell>
          <table:table-cell office:value-type="string" table:style-name="ce1">
            <text:p>/wiki/Addition_chains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006" table:style-name="ce5">
            <text:p>1006</text:p>
          </table:table-cell>
          <table:table-cell office:value-type="string" table:style-name="ce1">
            <text:p>/wiki/Addition-chain_exponentiation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/wiki/Amb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/wiki/Arena_storage_pool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007" table:style-name="ce5">
            <text:p>1007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008" table:style-name="ce5">
            <text:p>1008</text:p>
          </table:table-cell>
          <table:table-cell office:value-type="string" table:style-name="ce1">
            <text:p>/wiki/ASCII_art_diagram_converter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011" table:style-name="ce5">
            <text:p>1011</text:p>
          </table:table-cell>
          <table:table-cell office:value-type="string" table:style-name="ce1">
            <text:p>/wiki/Audio_frequency_generator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012" table:style-name="ce5">
            <text:p>1012</text:p>
          </table:table-cell>
          <table:table-cell office:value-type="string" table:style-name="ce1">
            <text:p>/wiki/Audio_Overlap_Loop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014" table:style-name="ce5">
            <text:p>1014</text:p>
          </table:table-cell>
          <table:table-cell office:value-type="string" table:style-name="ce1">
            <text:p>/wiki/Bacon_cipher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015" table:style-name="ce5">
            <text:p>1015</text:p>
          </table:table-cell>
          <table:table-cell office:value-type="string" table:style-name="ce1">
            <text:p>/wiki/Banker%27s_algorithm</text:p>
          </table:table-cell>
          <table:table-cell table:number-columns-repeated="1638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016" table:style-name="ce5">
            <text:p>1016</text:p>
          </table:table-cell>
          <table:table-cell office:value-type="string" table:style-name="ce1">
            <text:p>/wiki/Base58Check_encoding</text:p>
          </table:table-cell>
          <table:table-cell table:number-columns-repeated="1638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018" table:style-name="ce5">
            <text:p>1018</text:p>
          </table:table-cell>
          <table:table-cell office:value-type="string" table:style-name="ce1">
            <text:p>/wiki/Bilinear_interpolation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020" table:style-name="ce5">
            <text:p>1020</text:p>
          </table:table-cell>
          <table:table-cell office:value-type="string" table:style-name="ce1">
            <text:p>/wiki/Black_Box</text:p>
          </table:table-cell>
          <table:table-cell table:number-columns-repeated="1638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021" table:style-name="ce5">
            <text:p>1021</text:p>
          </table:table-cell>
          <table:table-cell office:value-type="string" table:style-name="ce1">
            <text:p>/wiki/Blackjack_strategy</text:p>
          </table:table-cell>
          <table:table-cell table:number-columns-repeated="1638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/wiki/Bulls_and_cows/Player</text:p>
          </table:table-cell>
          <table:table-cell table:number-columns-repeated="1638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103" table:style-name="ce5">
            <text:p>103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109" table:style-name="ce5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1025" table:style-name="ce5">
            <text:p>1025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113" table:style-name="ce5">
            <text:p>113</text:p>
          </table:table-cell>
          <table:table-cell office:value-type="string" table:style-name="ce1">
            <text:p>/wiki/Check_Machin-like_formulas</text:p>
          </table:table-cell>
          <table:table-cell table:number-columns-repeated="1638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1026" table:style-name="ce5">
            <text:p>1026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1027" table:style-name="ce5">
            <text:p>1027</text:p>
          </table:table-cell>
          <table:table-cell office:value-type="string" table:style-name="ce1">
            <text:p>/wiki/Chess_player</text:p>
          </table:table-cell>
          <table:table-cell table:number-columns-repeated="1638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1028" table:style-name="ce5">
            <text:p>1028</text:p>
          </table:table-cell>
          <table:table-cell office:value-type="string" table:style-name="ce1">
            <text:p>/wiki/Chess_player/Move_generation</text:p>
          </table:table-cell>
          <table:table-cell table:number-columns-repeated="1638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1029" table:style-name="ce5">
            <text:p>10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1030" table:style-name="ce5">
            <text:p>10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1031" table:style-name="ce5">
            <text:p>1031</text:p>
          </table:table-cell>
          <table:table-cell office:value-type="string" table:style-name="ce1">
            <text:p>/wiki/Cipolla%27s_algorithm</text:p>
          </table:table-cell>
          <table:table-cell table:number-columns-repeated="1638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119" table:style-name="ce5">
            <text:p>119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1032" table:style-name="ce5">
            <text:p>1032</text:p>
          </table:table-cell>
          <table:table-cell office:value-type="string" table:style-name="ce1">
            <text:p>/wiki/Code_segment_unload</text:p>
          </table:table-cell>
          <table:table-cell table:number-columns-repeated="1638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125" table:style-name="ce5">
            <text:p>125</text:p>
          </table:table-cell>
          <table:table-cell office:value-type="string" table:style-name="ce1">
            <text:p>/wiki/Color_quantization</text:p>
          </table:table-cell>
          <table:table-cell table:number-columns-repeated="1638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1033" table:style-name="ce5">
            <text:p>1033</text:p>
          </table:table-cell>
          <table:table-cell office:value-type="string" table:style-name="ce1">
            <text:p>/wiki/Color_wheel</text:p>
          </table:table-cell>
          <table:table-cell table:number-columns-repeated="1638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128" table:style-name="ce5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130" table:style-name="ce5">
            <text:p>130</text:p>
          </table:table-cell>
          <table:table-cell office:value-type="string" table:style-name="ce1">
            <text:p>/wiki/Combinations_and_permutations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1034" table:style-name="ce5">
            <text:p>10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137" table:style-name="ce5">
            <text:p>137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139" table:style-name="ce5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140" table:style-name="ce5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141" table:style-name="ce5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142" table:style-name="ce5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143" table:style-name="ce5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138" table:style-name="ce5">
            <text:p>138</text:p>
          </table:table-cell>
          <table:table-cell office:value-type="string" table:style-name="ce1">
            <text:p>/wiki/Compile-time_calculation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147" table:style-name="ce5">
            <text:p>147</text:p>
          </table:table-cell>
          <table:table-cell office:value-type="string" table:style-name="ce1">
            <text:p>/wiki/Conjugate_transpose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1035" table:style-name="ce5">
            <text:p>10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1036" table:style-name="ce5">
            <text:p>10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1037" table:style-name="ce5">
            <text:p>1037</text:p>
          </table:table-cell>
          <table:table-cell office:value-type="string" table:style-name="ce1">
            <text:p>/wiki/Convex_hull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160" table:style-name="ce5">
            <text:p>160</text:p>
          </table:table-cell>
          <table:table-cell office:value-type="string" table:style-name="ce1">
            <text:p>/wiki/Cramer%27s_rule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163" table:style-name="ce5">
            <text:p>163</text:p>
          </table:table-cell>
          <table:table-cell office:value-type="string" table:style-name="ce1">
            <text:p>/wiki/Create_a_file_on_magnetic_tape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1038" table:style-name="ce5">
            <text:p>10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1041" table:style-name="ce5">
            <text:p>1041</text:p>
          </table:table-cell>
          <table:table-cell office:value-type="string" table:style-name="ce1">
            <text:p>/wiki/Damm_algorithm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1042" table:style-name="ce5">
            <text:p>1042</text:p>
          </table:table-cell>
          <table:table-cell office:value-type="string" table:style-name="ce1">
            <text:p>/wiki/Data_Encryption_Standard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1043" table:style-name="ce5">
            <text:p>10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1044" table:style-name="ce5">
            <text:p>1044</text:p>
          </table:table-cell>
          <table:table-cell office:value-type="string" table:style-name="ce1">
            <text:p>/wiki/Decision_tables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179" table:style-name="ce5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180" table:style-name="ce5">
            <text:p>180</text:p>
          </table:table-cell>
          <table:table-cell office:value-type="string" table:style-name="ce1">
            <text:p>/wiki/Deepcopy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184" table:style-name="ce5">
            <text:p>184</text:p>
          </table:table-cell>
          <table:table-cell office:value-type="string" table:style-name="ce1">
            <text:p>/wiki/Department_Numbers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1046" table:style-name="ce5">
            <text:p>10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1049" table:style-name="ce5">
            <text:p>1049</text:p>
          </table:table-cell>
          <table:table-cell office:value-type="string" table:style-name="ce1">
            <text:p>/wiki/Display_a_linear_combination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193" table:style-name="ce5">
            <text:p>193</text:p>
          </table:table-cell>
          <table:table-cell office:value-type="string" table:style-name="ce1">
            <text:p>/wiki/Distributed_programming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1050" table:style-name="ce5">
            <text:p>1050</text:p>
          </table:table-cell>
          <table:table-cell office:value-type="string" table:style-name="ce1">
            <text:p>/wiki/Diversity_prediction_theorem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197" table:style-name="ce5">
            <text:p>197</text:p>
          </table:table-cell>
          <table:table-cell office:value-type="string" table:style-name="ce1">
            <text:p>/wiki/Doubly-linked_list/Definition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199" table:style-name="ce5">
            <text:p>199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207" table:style-name="ce5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1051" table:style-name="ce5">
            <text:p>1051</text:p>
          </table:table-cell>
          <table:table-cell office:value-type="string" table:style-name="ce1">
            <text:p>/wiki/Eertree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210" table:style-name="ce5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1052" table:style-name="ce5">
            <text:p>10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1053" table:style-name="ce5">
            <text:p>10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219" table:style-name="ce5">
            <text:p>219</text:p>
          </table:table-cell>
          <table:table-cell office:value-type="string" table:style-name="ce1">
            <text:p>/wiki/Entropy/Narcissist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228" table:style-name="ce5">
            <text:p>228</text:p>
          </table:table-cell>
          <table:table-cell office:value-type="string" table:style-name="ce1">
            <text:p>/wiki/Events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232" table:style-name="ce5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240" table:style-name="ce5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241" table:style-name="ce5">
            <text:p>241</text:p>
          </table:table-cell>
          <table:table-cell office:value-type="string" table:style-name="ce1">
            <text:p>/wiki/Extensible_prime_generator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1055" table:style-name="ce5">
            <text:p>1055</text:p>
          </table:table-cell>
          <table:table-cell office:value-type="string" table:style-name="ce1">
            <text:p>/wiki/External_sort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1057" table:style-name="ce5">
            <text:p>1057</text:p>
          </table:table-cell>
          <table:table-cell office:value-type="string" table:style-name="ce1">
            <text:p>/wiki/Faulhaber%27s_formula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1058" table:style-name="ce5">
            <text:p>1058</text:p>
          </table:table-cell>
          <table:table-cell office:value-type="string" table:style-name="ce1">
            <text:p>/wiki/Faulhaber%27s_triangle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1059" table:style-name="ce5">
            <text:p>1059</text:p>
          </table:table-cell>
          <table:table-cell office:value-type="string" table:style-name="ce1">
            <text:p>/wiki/Fibonacci_heap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1061" table:style-name="ce5">
            <text:p>1061</text:p>
          </table:table-cell>
          <table:table-cell office:value-type="string" table:style-name="ce1">
            <text:p>/wiki/File_size_distribution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1062" table:style-name="ce5">
            <text:p>1062</text:p>
          </table:table-cell>
          <table:table-cell office:value-type="string" table:style-name="ce1">
            <text:p>/wiki/Find_duplicate_files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1064" table:style-name="ce5">
            <text:p>1064</text:p>
          </table:table-cell>
          <table:table-cell office:value-type="string" table:style-name="ce1">
            <text:p>/wiki/Find_URI_in_text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265" table:style-name="ce5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267" table:style-name="ce5">
            <text:p>267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1066" table:style-name="ce5">
            <text:p>1066</text:p>
          </table:table-cell>
          <table:table-cell office:value-type="string" table:style-name="ce1">
            <text:p>/wiki/Four_is_magic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1067" table:style-name="ce5">
            <text:p>10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1069" table:style-name="ce5">
            <text:p>1069</text:p>
          </table:table-cell>
          <table:table-cell office:value-type="string" table:style-name="ce1">
            <text:p>/wiki/French_Republican_calendar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286" table:style-name="ce5">
            <text:p>286</text:p>
          </table:table-cell>
          <table:table-cell office:value-type="string" table:style-name="ce1">
            <text:p>/wiki/Function_frequency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287" table:style-name="ce5">
            <text:p>287</text:p>
          </table:table-cell>
          <table:table-cell office:value-type="string" table:style-name="ce1">
            <text:p>/wiki/Function_prototype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1070" table:style-name="ce5">
            <text:p>1070</text:p>
          </table:table-cell>
          <table:table-cell office:value-type="string" table:style-name="ce1">
            <text:p>/wiki/Functional_coverage_tree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290" table:style-name="ce5">
            <text:p>290</text:p>
          </table:table-cell>
          <table:table-cell office:value-type="string" table:style-name="ce1">
            <text:p>/wiki/Gaussian_elimination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1071" table:style-name="ce5">
            <text:p>10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1072" table:style-name="ce5">
            <text:p>10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1074" table:style-name="ce5">
            <text:p>1074</text:p>
          </table:table-cell>
          <table:table-cell office:value-type="string" table:style-name="ce1">
            <text:p>/wiki/Geometric_algebra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326" table:style-name="ce5">
            <text:p>326</text:p>
          </table:table-cell>
          <table:table-cell office:value-type="string" table:style-name="ce1">
            <text:p>/wiki/Here_document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1076" table:style-name="ce5">
            <text:p>1076</text:p>
          </table:table-cell>
          <table:table-cell office:value-type="string" table:style-name="ce1">
            <text:p>/wiki/Hexapawn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343" table:style-name="ce5">
            <text:p>343</text:p>
          </table:table-cell>
          <table:table-cell office:value-type="string" table:style-name="ce1">
            <text:p>/wiki/HTTPS/Authenticated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344" table:style-name="ce5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1077" table:style-name="ce5">
            <text:p>1077</text:p>
          </table:table-cell>
          <table:table-cell office:value-type="string" table:style-name="ce1">
            <text:p>/wiki/I.Q._Puzzle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1080" table:style-name="ce5">
            <text:p>1080</text:p>
          </table:table-cell>
          <table:table-cell office:value-type="string" table:style-name="ce1">
            <text:p>/wiki/Imaginary_base_numbers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1085" table:style-name="ce5">
            <text:p>1085</text:p>
          </table:table-cell>
          <table:table-cell office:value-type="string" table:style-name="ce1">
            <text:p>/wiki/Integer_roots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1086" table:style-name="ce5">
            <text:p>1086</text:p>
          </table:table-cell>
          <table:table-cell office:value-type="string" table:style-name="ce1">
            <text:p>/wiki/IPC_via_named_pipe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1087" table:style-name="ce5">
            <text:p>1087</text:p>
          </table:table-cell>
          <table:table-cell office:value-type="string" table:style-name="ce1">
            <text:p>/wiki/IRC_gateway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370" table:style-name="ce5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1088" table:style-name="ce5">
            <text:p>10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1089" table:style-name="ce5">
            <text:p>1089</text:p>
          </table:table-cell>
          <table:table-cell office:value-type="string" table:style-name="ce1">
            <text:p>/wiki/Kahan_summation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374" table:style-name="ce5">
            <text:p>374</text:p>
          </table:table-cell>
          <table:table-cell office:value-type="string" table:style-name="ce1">
            <text:p>/wiki/K-d_tree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377" table:style-name="ce5">
            <text:p>37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379" table:style-name="ce5">
            <text:p>37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375" table:style-name="ce5">
            <text:p>375</text:p>
          </table:table-cell>
          <table:table-cell office:value-type="string" table:style-name="ce1">
            <text:p>/wiki/K-means%2B%2B_clustering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1090" table:style-name="ce5">
            <text:p>1090</text:p>
          </table:table-cell>
          <table:table-cell office:value-type="string" table:style-name="ce1">
            <text:p>/wiki/Knuth%27s_power_tree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1091" table:style-name="ce5">
            <text:p>1091</text:p>
          </table:table-cell>
          <table:table-cell office:value-type="string" table:style-name="ce1">
            <text:p>/wiki/Kosaraju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388" table:style-name="ce5">
            <text:p>388</text:p>
          </table:table-cell>
          <table:table-cell office:value-type="string" table:style-name="ce1">
            <text:p>/wiki/Kronecker_product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389" table:style-name="ce5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1092" table:style-name="ce5">
            <text:p>10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1094" table:style-name="ce5">
            <text:p>1094</text:p>
          </table:table-cell>
          <table:table-cell office:value-type="string" table:style-name="ce1">
            <text:p>/wiki/Linux_CPU_utilization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1095" table:style-name="ce5">
            <text:p>1095</text:p>
          </table:table-cell>
          <table:table-cell office:value-type="string" table:style-name="ce1">
            <text:p>/wiki/List_rooted_trees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425" table:style-name="ce5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431" table:style-name="ce5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436" table:style-name="ce5">
            <text:p>436</text:p>
          </table:table-cell>
          <table:table-cell office:value-type="string" table:style-name="ce1">
            <text:p>/wiki/Main_step_of_GOST_28147-89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1099" table:style-name="ce5">
            <text:p>1099</text:p>
          </table:table-cell>
          <table:table-cell office:value-type="string" table:style-name="ce1">
            <text:p>/wiki/Markov_chain_text_generator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1100" table:style-name="ce5">
            <text:p>1100</text:p>
          </table:table-cell>
          <table:table-cell office:value-type="string" table:style-name="ce1">
            <text:p>/wiki/Mastermind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444" table:style-name="ce5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451" table:style-name="ce5">
            <text:p>451</text:p>
          </table:table-cell>
          <table:table-cell office:value-type="string" table:style-name="ce1">
            <text:p>/wiki/Median_filter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453" table:style-name="ce5">
            <text:p>453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1101" table:style-name="ce5">
            <text:p>1101</text:p>
          </table:table-cell>
          <table:table-cell office:value-type="string" table:style-name="ce1">
            <text:p>/wiki/Mersenne_primes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455" table:style-name="ce5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1102" table:style-name="ce5">
            <text:p>1102</text:p>
          </table:table-cell>
          <table:table-cell office:value-type="string" table:style-name="ce1">
            <text:p>/wiki/Modular_arithmetic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1104" table:style-name="ce5">
            <text:p>1104</text:p>
          </table:table-cell>
          <table:table-cell office:value-type="string" table:style-name="ce1">
            <text:p>/wiki/Monads/List_monad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1105" table:style-name="ce5">
            <text:p>1105</text:p>
          </table:table-cell>
          <table:table-cell office:value-type="string" table:style-name="ce1">
            <text:p>/wiki/Monads/Maybe_monad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1106" table:style-name="ce5">
            <text:p>1106</text:p>
          </table:table-cell>
          <table:table-cell office:value-type="string" table:style-name="ce1">
            <text:p>/wiki/Monads/Writer_monad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1107" table:style-name="ce5">
            <text:p>1107</text:p>
          </table:table-cell>
          <table:table-cell office:value-type="string" table:style-name="ce1">
            <text:p>/wiki/Montgomery_reduction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1110" table:style-name="ce5">
            <text:p>1110</text:p>
          </table:table-cell>
          <table:table-cell office:value-type="string" table:style-name="ce1">
            <text:p>/wiki/Multi-dimensional_array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1111" table:style-name="ce5">
            <text:p>1111</text:p>
          </table:table-cell>
          <table:table-cell office:value-type="string" table:style-name="ce1">
            <text:p>/wiki/Multiline_shebang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470" table:style-name="ce5">
            <text:p>470</text:p>
          </table:table-cell>
          <table:table-cell office:value-type="string" table:style-name="ce1">
            <text:p>/wiki/Multiple_regression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472" table:style-name="ce5">
            <text:p>472</text:p>
          </table:table-cell>
          <table:table-cell office:value-type="string" table:style-name="ce1">
            <text:p>/wiki/Multiplicative_order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1112" table:style-name="ce5">
            <text:p>1112</text:p>
          </table:table-cell>
          <table:table-cell office:value-type="string" table:style-name="ce1">
            <text:p>/wiki/Musical_scale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1114" table:style-name="ce5">
            <text:p>1114</text:p>
          </table:table-cell>
          <table:table-cell office:value-type="string" table:style-name="ce1">
            <text:p>/wiki/Names_to_numbers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480" table:style-name="ce5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481" table:style-name="ce5">
            <text:p>481</text:p>
          </table:table-cell>
          <table:table-cell office:value-type="string" table:style-name="ce1">
            <text:p>/wiki/Narcissist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1115" table:style-name="ce5">
            <text:p>1115</text:p>
          </table:table-cell>
          <table:table-cell office:value-type="string" table:style-name="ce1">
            <text:p>/wiki/Native_shebang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483" table:style-name="ce5">
            <text:p>483</text:p>
          </table:table-cell>
          <table:table-cell office:value-type="string" table:style-name="ce1">
            <text:p>/wiki/Natural_sorting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1113" table:style-name="ce5">
            <text:p>1113</text:p>
          </table:table-cell>
          <table:table-cell office:value-type="string" table:style-name="ce1">
            <text:p>/wiki/N-body_problem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503" table:style-name="ce5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1118" table:style-name="ce5">
            <text:p>1118</text:p>
          </table:table-cell>
          <table:table-cell office:value-type="string" table:style-name="ce1">
            <text:p>/wiki/One-time_pad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1120" table:style-name="ce5">
            <text:p>1120</text:p>
          </table:table-cell>
          <table:table-cell office:value-type="string" table:style-name="ce1">
            <text:p>/wiki/OpenGL/Utah_Teapot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1119" table:style-name="ce5">
            <text:p>1119</text:p>
          </table:table-cell>
          <table:table-cell office:value-type="string" table:style-name="ce1">
            <text:p>/wiki/OpenGL_Pixel_Shader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1121" table:style-name="ce5">
            <text:p>1121</text:p>
          </table:table-cell>
          <table:table-cell office:value-type="string" table:style-name="ce1">
            <text:p>/wiki/OpenWebNet_Password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1122" table:style-name="ce5">
            <text:p>1122</text:p>
          </table:table-cell>
          <table:table-cell office:value-type="string" table:style-name="ce1">
            <text:p>/wiki/Orbital_elements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511" table:style-name="ce5">
            <text:p>511</text:p>
          </table:table-cell>
          <table:table-cell office:value-type="string" table:style-name="ce1">
            <text:p>/wiki/Ordered_Partitions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1124" table:style-name="ce5">
            <text:p>1124</text:p>
          </table:table-cell>
          <table:table-cell office:value-type="string" table:style-name="ce1">
            <text:p>/wiki/Parse_command-line_arguments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1125" table:style-name="ce5">
            <text:p>1125</text:p>
          </table:table-cell>
          <table:table-cell office:value-type="string" table:style-name="ce1">
            <text:p>/wiki/Parse_EBNF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1126" table:style-name="ce5">
            <text:p>1126</text:p>
          </table:table-cell>
          <table:table-cell office:value-type="string" table:style-name="ce1">
            <text:p>/wiki/Particle_Swarm_Optimization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525" table:style-name="ce5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528" table:style-name="ce5">
            <text:p>528</text:p>
          </table:table-cell>
          <table:table-cell office:value-type="string" table:style-name="ce1">
            <text:p>/wiki/Pascal%27s_triangle/Puzzle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530" table:style-name="ce5">
            <text:p>530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531" table:style-name="ce5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535" table:style-name="ce5">
            <text:p>535</text:p>
          </table:table-cell>
          <table:table-cell office:value-type="string" table:style-name="ce1">
            <text:p>/wiki/Percolation/Bond_percolation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536" table:style-name="ce5">
            <text:p>53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537" table:style-name="ce5">
            <text:p>537</text:p>
          </table:table-cell>
          <table:table-cell office:value-type="string" table:style-name="ce1">
            <text:p>/wiki/Percolation/Mean_run_density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538" table:style-name="ce5">
            <text:p>538</text:p>
          </table:table-cell>
          <table:table-cell office:value-type="string" table:style-name="ce1">
            <text:p>/wiki/Percolation/Site_percolation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541" table:style-name="ce5">
            <text:p>541</text:p>
          </table:table-cell>
          <table:table-cell office:value-type="string" table:style-name="ce1">
            <text:p>/wiki/Permutation_test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553" table:style-name="ce5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555" table:style-name="ce5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562" table:style-name="ce5">
            <text:p>562</text:p>
          </table:table-cell>
          <table:table-cell office:value-type="string" table:style-name="ce1">
            <text:p>/wiki/Polynomial_long_division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563" table:style-name="ce5">
            <text:p>563</text:p>
          </table:table-cell>
          <table:table-cell office:value-type="string" table:style-name="ce1">
            <text:p>/wiki/Polynomial_regression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567" table:style-name="ce5">
            <text:p>567</text:p>
          </table:table-cell>
          <table:table-cell office:value-type="string" table:style-name="ce1">
            <text:p>/wiki/Pragmatic_directives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571" table:style-name="ce5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135" table:style-name="ce5">
            <text:p>1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136" table:style-name="ce5">
            <text:p>1136</text:p>
          </table:table-cell>
          <table:table-cell office:value-type="string" table:style-name="ce1">
            <text:p>/wiki/Proof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123" table:style-name="ce5">
            <text:p>1123</text:p>
          </table:table-cell>
          <table:table-cell office:value-type="string" table:style-name="ce1">
            <text:p>/wiki/P-value_correction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581" table:style-name="ce5">
            <text:p>581</text:p>
          </table:table-cell>
          <table:table-cell office:value-type="string" table:style-name="ce1">
            <text:p>/wiki/QR_decomposition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141" table:style-name="ce5">
            <text:p>1141</text:p>
          </table:table-cell>
          <table:table-cell office:value-type="string" table:style-name="ce1">
            <text:p>/wiki/Readline_interface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602" table:style-name="ce5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142" table:style-name="ce5">
            <text:p>1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604" table:style-name="ce5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1144" table:style-name="ce5">
            <text:p>1144</text:p>
          </table:table-cell>
          <table:table-cell office:value-type="string" table:style-name="ce1">
            <text:p>/wiki/Remote_agent/Agent_interface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1145" table:style-name="ce5">
            <text:p>1145</text:p>
          </table:table-cell>
          <table:table-cell office:value-type="string" table:style-name="ce1">
            <text:p>/wiki/Remote_agent/Agent_logic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1146" table:style-name="ce5">
            <text:p>1146</text:p>
          </table:table-cell>
          <table:table-cell office:value-type="string" table:style-name="ce1">
            <text:p>/wiki/Remote_agent/Simulation</text:p>
          </table:table-cell>
          <table:table-cell table:number-columns-repeated="1638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611" table:style-name="ce5">
            <text:p>611</text:p>
          </table:table-cell>
          <table:table-cell office:value-type="string" table:style-name="ce1">
            <text:p>/wiki/Rendezvous</text:p>
          </table:table-cell>
          <table:table-cell table:number-columns-repeated="1638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615" table:style-name="ce5">
            <text:p>615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616" table:style-name="ce5">
            <text:p>616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628" table:style-name="ce5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629" table:style-name="ce5">
            <text:p>629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1150" table:style-name="ce5">
            <text:p>1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1151" table:style-name="ce5">
            <text:p>1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1152" table:style-name="ce5">
            <text:p>1152</text:p>
          </table:table-cell>
          <table:table-cell office:value-type="string" table:style-name="ce1">
            <text:p>/wiki/Rosetta_Code/Run_examples</text:p>
          </table:table-cell>
          <table:table-cell table:number-columns-repeated="1638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1153" table:style-name="ce5">
            <text:p>1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1154" table:style-name="ce5">
            <text:p>1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1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1155" table:style-name="ce5">
            <text:p>1155</text:p>
          </table:table-cell>
          <table:table-cell office:value-type="string" table:style-name="ce1">
            <text:p>/wiki/Run_as_a_daemon_or_service</text:p>
          </table:table-cell>
          <table:table-cell table:number-columns-repeated="1638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639" table:style-name="ce5">
            <text:p>639</text:p>
          </table:table-cell>
          <table:table-cell office:value-type="string" table:style-name="ce1">
            <text:p>/wiki/Safe_addition</text:p>
          </table:table-cell>
          <table:table-cell table:number-columns-repeated="1638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643" table:style-name="ce5">
            <text:p>643</text:p>
          </table:table-cell>
          <table:table-cell office:value-type="string" table:style-name="ce1">
            <text:p>/wiki/Scope/Function_names_and_labels</text:p>
          </table:table-cell>
          <table:table-cell table:number-columns-repeated="1638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1158" table:style-name="ce5">
            <text:p>1158</text:p>
          </table:table-cell>
          <table:table-cell office:value-type="string" table:style-name="ce1">
            <text:p>/wiki/Self-hosting_compiler</text:p>
          </table:table-cell>
          <table:table-cell table:number-columns-repeated="1638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1159" table:style-name="ce5">
            <text:p>1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658" table:style-name="ce5">
            <text:p>658</text:p>
          </table:table-cell>
          <table:table-cell office:value-type="string" table:style-name="ce1">
            <text:p>/wiki/Set_of_real_numbers</text:p>
          </table:table-cell>
          <table:table-cell table:number-columns-repeated="1638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1161" table:style-name="ce5">
            <text:p>1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1162" table:style-name="ce5">
            <text:p>1162</text:p>
          </table:table-cell>
          <table:table-cell office:value-type="string" table:style-name="ce1">
            <text:p>/wiki/Simulated_annealing</text:p>
          </table:table-cell>
          <table:table-cell table:number-columns-repeated="1638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1163" table:style-name="ce5">
            <text:p>1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1165" table:style-name="ce5">
            <text:p>1165</text:p>
          </table:table-cell>
          <table:table-cell office:value-type="string" table:style-name="ce1">
            <text:p>/wiki/Snake_And_Ladder</text:p>
          </table:table-cell>
          <table:table-cell table:number-columns-repeated="1638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682" table:style-name="ce5">
            <text:p>682</text:p>
          </table:table-cell>
          <table:table-cell office:value-type="string" table:style-name="ce1">
            <text:p>/wiki/SOAP</text:p>
          </table:table-cell>
          <table:table-cell table:number-columns-repeated="1638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1166" table:style-name="ce5">
            <text:p>1166</text:p>
          </table:table-cell>
          <table:table-cell office:value-type="string" table:style-name="ce1">
            <text:p>/wiki/Solve_a_Rubik%27s_Cube</text:p>
          </table:table-cell>
          <table:table-cell table:number-columns-repeated="1638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1167" table:style-name="ce5">
            <text:p>1167</text:p>
          </table:table-cell>
          <table:table-cell office:value-type="string" table:style-name="ce1">
            <text:p>/wiki/Solving_coin_problems</text:p>
          </table:table-cell>
          <table:table-cell table:number-columns-repeated="1638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690" table:style-name="ce5">
            <text:p>690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1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float" office:value="1171" table:style-name="ce5">
            <text:p>1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1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float" office:value="720" table:style-name="ce5">
            <text:p>720</text:p>
          </table:table-cell>
          <table:table-cell office:value-type="string" table:style-name="ce1">
            <text:p>/wiki/Speech_synthesis</text:p>
          </table:table-cell>
          <table:table-cell table:number-columns-repeated="16381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float" office:value="1172" table:style-name="ce5">
            <text:p>1172</text:p>
          </table:table-cell>
          <table:table-cell office:value-type="string" table:style-name="ce1">
            <text:p>/wiki/Spelling_of_ordinal_numbers</text:p>
          </table:table-cell>
          <table:table-cell table:number-columns-repeated="16381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float" office:value="728" table:style-name="ce5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1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float" office:value="1173" table:style-name="ce5">
            <text:p>1173</text:p>
          </table:table-cell>
          <table:table-cell office:value-type="string" table:style-name="ce1">
            <text:p>/wiki/Starting_a_web_browser</text:p>
          </table:table-cell>
          <table:table-cell table:number-columns-repeated="16381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float" office:value="1174" table:style-name="ce5">
            <text:p>1174</text:p>
          </table:table-cell>
          <table:table-cell office:value-type="string" table:style-name="ce1">
            <text:p>/wiki/Subset_sum_problem</text:p>
          </table:table-cell>
          <table:table-cell table:number-columns-repeated="16381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float" office:value="1176" table:style-name="ce5">
            <text:p>1176</text:p>
          </table:table-cell>
          <table:table-cell office:value-type="string" table:style-name="ce1">
            <text:p>/wiki/Suffix_tree</text:p>
          </table:table-cell>
          <table:table-cell table:number-columns-repeated="16381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float" office:value="1178" table:style-name="ce5">
            <text:p>1178</text:p>
          </table:table-cell>
          <table:table-cell office:value-type="string" table:style-name="ce1">
            <text:p>/wiki/Table_creation</text:p>
          </table:table-cell>
          <table:table-cell table:number-columns-repeated="16381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float" office:value="766" table:style-name="ce5">
            <text:p>766</text:p>
          </table:table-cell>
          <table:table-cell office:value-type="string" table:style-name="ce1">
            <text:p>/wiki/Table_creation/Postal_addresses</text:p>
          </table:table-cell>
          <table:table-cell table:number-columns-repeated="16381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float" office:value="1179" table:style-name="ce5">
            <text:p>1179</text:p>
          </table:table-cell>
          <table:table-cell office:value-type="string" table:style-name="ce1">
            <text:p>/wiki/Tamagotchi_emulator</text:p>
          </table:table-cell>
          <table:table-cell table:number-columns-repeated="16381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float" office:value="1180" table:style-name="ce5">
            <text:p>1180</text:p>
          </table:table-cell>
          <table:table-cell office:value-type="string" table:style-name="ce1">
            <text:p>/wiki/Tarjan</text:p>
          </table:table-cell>
          <table:table-cell table:number-columns-repeated="16381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float" office:value="771" table:style-name="ce5">
            <text:p>771</text:p>
          </table:table-cell>
          <table:table-cell office:value-type="string" table:style-name="ce1">
            <text:p>/wiki/Terminal_control/Coloured_text</text:p>
          </table:table-cell>
          <table:table-cell table:number-columns-repeated="16381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float" office:value="772" table:style-name="ce5">
            <text:p>77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1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float" office:value="773" table:style-name="ce5">
            <text:p>77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1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float" office:value="774" table:style-name="ce5">
            <text:p>774</text:p>
          </table:table-cell>
          <table:table-cell office:value-type="string" table:style-name="ce1">
            <text:p>/wiki/Terminal_control/Dimensions</text:p>
          </table:table-cell>
          <table:table-cell table:number-columns-repeated="16381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float" office:value="776" table:style-name="ce5">
            <text:p>77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1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float" office:value="777" table:style-name="ce5">
            <text:p>777</text:p>
          </table:table-cell>
          <table:table-cell office:value-type="string" table:style-name="ce1">
            <text:p>/wiki/Terminal_control/Inverse_video</text:p>
          </table:table-cell>
          <table:table-cell table:number-columns-repeated="16381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float" office:value="778" table:style-name="ce5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1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float" office:value="779" table:style-name="ce5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1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float" office:value="1181" table:style-name="ce5">
            <text:p>1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1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float" office:value="1182" table:style-name="ce5">
            <text:p>1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1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float" office:value="781" table:style-name="ce5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1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float" office:value="1185" table:style-name="ce5">
            <text:p>1185</text:p>
          </table:table-cell>
          <table:table-cell office:value-type="string" table:style-name="ce1">
            <text:p>/wiki/Text_to_HTML</text:p>
          </table:table-cell>
          <table:table-cell table:number-columns-repeated="16381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float" office:value="1186" table:style-name="ce5">
            <text:p>1186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1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float" office:value="1187" table:style-name="ce5">
            <text:p>1187</text:p>
          </table:table-cell>
          <table:table-cell office:value-type="string" table:style-name="ce1">
            <text:p>/wiki/Tonelli-Shanks_algorithm</text:p>
          </table:table-cell>
          <table:table-cell table:number-columns-repeated="16381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float" office:value="798" table:style-name="ce5">
            <text:p>798</text:p>
          </table:table-cell>
          <table:table-cell office:value-type="string" table:style-name="ce1">
            <text:p>/wiki/Topic_variable</text:p>
          </table:table-cell>
          <table:table-cell table:number-columns-repeated="16381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float" office:value="1191" table:style-name="ce5">
            <text:p>1191</text:p>
          </table:table-cell>
          <table:table-cell office:value-type="string" table:style-name="ce1">
            <text:p>/wiki/Type_detection</text:p>
          </table:table-cell>
          <table:table-cell table:number-columns-repeated="16381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float" office:value="1192" table:style-name="ce5">
            <text:p>1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1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float" office:value="1193" table:style-name="ce5">
            <text:p>1193</text:p>
          </table:table-cell>
          <table:table-cell office:value-type="string" table:style-name="ce1">
            <text:p>/wiki/Unicode_polynomial_equation</text:p>
          </table:table-cell>
          <table:table-cell table:number-columns-repeated="16381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float" office:value="1194" table:style-name="ce5">
            <text:p>1194</text:p>
          </table:table-cell>
          <table:table-cell office:value-type="string" table:style-name="ce1">
            <text:p>/wiki/Untrusted_environment</text:p>
          </table:table-cell>
          <table:table-cell table:number-columns-repeated="16381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float" office:value="1195" table:style-name="ce5">
            <text:p>1195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1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float" office:value="1196" table:style-name="ce5">
            <text:p>1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1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float" office:value="828" table:style-name="ce5">
            <text:p>828</text:p>
          </table:table-cell>
          <table:table-cell office:value-type="string" table:style-name="ce1">
            <text:p>/wiki/Variable_size/Get</text:p>
          </table:table-cell>
          <table:table-cell table:number-columns-repeated="16381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float" office:value="829" table:style-name="ce5">
            <text:p>829</text:p>
          </table:table-cell>
          <table:table-cell office:value-type="string" table:style-name="ce1">
            <text:p>/wiki/Variable_size/Set</text:p>
          </table:table-cell>
          <table:table-cell table:number-columns-repeated="16381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float" office:value="836" table:style-name="ce5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1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float" office:value="1199" table:style-name="ce5">
            <text:p>1199</text:p>
          </table:table-cell>
          <table:table-cell office:value-type="string" table:style-name="ce1">
            <text:p>/wiki/VList</text:p>
          </table:table-cell>
          <table:table-cell table:number-columns-repeated="16381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float" office:value="1200" table:style-name="ce5">
            <text:p>1200</text:p>
          </table:table-cell>
          <table:table-cell office:value-type="string" table:style-name="ce1">
            <text:p>/wiki/Waveform_analysis/Doh_ray_me</text:p>
          </table:table-cell>
          <table:table-cell table:number-columns-repeated="16381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float" office:value="1201" table:style-name="ce5">
            <text:p>1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1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float" office:value="1202" table:style-name="ce5">
            <text:p>1202</text:p>
          </table:table-cell>
          <table:table-cell office:value-type="string" table:style-name="ce1">
            <text:p>/wiki/Weather_Routing</text:p>
          </table:table-cell>
          <table:table-cell table:number-columns-repeated="16381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float" office:value="1204" table:style-name="ce5">
            <text:p>1204</text:p>
          </table:table-cell>
          <table:table-cell office:value-type="string" table:style-name="ce1">
            <text:p>/wiki/Word_break_problem</text:p>
          </table:table-cell>
          <table:table-cell table:number-columns-repeated="16381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float" office:value="1205" table:style-name="ce5">
            <text:p>1205</text:p>
          </table:table-cell>
          <table:table-cell office:value-type="string" table:style-name="ce1">
            <text:p>/wiki/Word_count</text:p>
          </table:table-cell>
          <table:table-cell table:number-columns-repeated="16381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float" office:value="856" table:style-name="ce5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1"/>
        </table:table-row>
        <table:table-row table:number-rows-repeated="1048318" table:style-name="ro1">
          <table:table-cell table:number-columns-repeated="16384"/>
        </table:table-row>
      </table:table>
      <table:database-ranges>
        <table:database-range table:target-range-address="all.A1:all.B1077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Detlef Burkhardt</meta:initial-creator>
    <dc:creator>Detlef Burkhardt</dc:creator>
    <meta:creation-date>2018-02-11T11:11:49Z</meta:creation-date>
    <dc:date>2018-02-11T13:19:45Z</dc:date>
    <meta:editing-duration>PT0S</meta:editing-duration>
  </office:meta>
</office:document-meta>
</file>